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1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2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97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7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512"/>
        </table:table-row>
        <table:table-row table:style-name="ro1">
          <table:table-cell/>
          <table:table-cell office:value-type="string">
            <text:p>2050, techno scenario</text:p>
          </table:table-cell>
          <table:table-cell/>
          <table:table-cell table:style-name="Default" table:number-columns-repeated="3"/>
          <table:table-cell table:number-columns-repeated="51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512"/>
        </table:table-row>
        <table:table-row table:style-name="ro1">
          <table:table-cell office:value-type="string">
            <text:p>No</text:p>
          </table:table-cell>
          <table:table-cell office:value-type="string">
            <text:p>Regions</text:p>
          </table:table-cell>
          <table:table-cell office:value-type="string">
            <text:p>Category</text:p>
          </table:table-cell>
          <table:table-cell table:style-name="Default" office:value-type="string">
            <text:p>CO2</text:p>
          </table:table-cell>
          <table:table-cell table:style-name="Default" office:value-type="string">
            <text:p>CH4</text:p>
          </table:table-cell>
          <table:table-cell table:style-name="Default" office:value-type="string">
            <text:p>N2O</text:p>
          </table:table-cell>
          <table:table-cell office:value-type="string">
            <text:p>Elec indicator</text:p>
          </table:table-cell>
          <table:table-cell office:value-type="string">
            <text:p>Elec CO2 emissions</text:p>
          </table:table-cell>
          <table:table-cell table:number-columns-repeated="510"/>
        </table:table-row>
        <table:table-row table:style-name="ro1">
          <table:table-cell table:number-columns-repeated="3"/>
          <table:table-cell table:number-columns-repeated="3" table:style-name="Default" office:value-type="string">
            <text:p>kg</text:p>
          </table:table-cell>
          <table:table-cell table:number-columns-repeated="5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</text:p>
          </table:table-cell>
          <table:table-cell office:value-type="string">
            <text:p>Paddy rice</text:p>
          </table:table-cell>
          <table:table-cell office:value-type="float" office:value="440357943.841128">
            <text:p>4.40E+08</text:p>
          </table:table-cell>
          <table:table-cell office:value-type="float" office:value="63083.7750199795">
            <text:p>6.31E+04</text:p>
          </table:table-cell>
          <table:table-cell office:value-type="float" office:value="4621669.58758497">
            <text:p>4.62E+06</text:p>
          </table:table-cell>
          <table:table-cell office:value-type="float" office:value="0">
            <text:p>0</text:p>
          </table:table-cell>
          <table:table-cell table:formula="of:=IF([.G7]=1;[.D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U</text:p>
          </table:table-cell>
          <table:table-cell office:value-type="string">
            <text:p>Wheat</text:p>
          </table:table-cell>
          <table:table-cell office:value-type="float" office:value="11139828681.6039">
            <text:p>1.11E+10</text:p>
          </table:table-cell>
          <table:table-cell office:value-type="float" office:value="1168653.27340166">
            <text:p>1.17E+06</text:p>
          </table:table-cell>
          <table:table-cell office:value-type="float" office:value="392284834.201507">
            <text:p>3.92E+08</text:p>
          </table:table-cell>
          <table:table-cell office:value-type="float" office:value="0">
            <text:p>0</text:p>
          </table:table-cell>
          <table:table-cell table:formula="of:=IF([.G8]=1;[.D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U</text:p>
          </table:table-cell>
          <table:table-cell office:value-type="string">
            <text:p>Cereal grains nec</text:p>
          </table:table-cell>
          <table:table-cell office:value-type="float" office:value="15112276622.4194">
            <text:p>1.51E+10</text:p>
          </table:table-cell>
          <table:table-cell office:value-type="float" office:value="1329920.54276591">
            <text:p>1.33E+06</text:p>
          </table:table-cell>
          <table:table-cell office:value-type="float" office:value="446918359.809945">
            <text:p>4.47E+08</text:p>
          </table:table-cell>
          <table:table-cell office:value-type="float" office:value="0">
            <text:p>0</text:p>
          </table:table-cell>
          <table:table-cell table:formula="of:=IF([.G9]=1;[.D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U</text:p>
          </table:table-cell>
          <table:table-cell office:value-type="string">
            <text:p>Vegetables, fruit, nuts</text:p>
          </table:table-cell>
          <table:table-cell office:value-type="float" office:value="15004104270.6322">
            <text:p>1.50E+10</text:p>
          </table:table-cell>
          <table:table-cell office:value-type="float" office:value="1782774.28326911">
            <text:p>1.78E+06</text:p>
          </table:table-cell>
          <table:table-cell office:value-type="float" office:value="162390000.928612">
            <text:p>1.62E+08</text:p>
          </table:table-cell>
          <table:table-cell office:value-type="float" office:value="0">
            <text:p>0</text:p>
          </table:table-cell>
          <table:table-cell table:formula="of:=IF([.G10]=1;[.D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U</text:p>
          </table:table-cell>
          <table:table-cell office:value-type="string">
            <text:p>Oil seeds</text:p>
          </table:table-cell>
          <table:table-cell office:value-type="float" office:value="11826719581.771">
            <text:p>1.18E+10</text:p>
          </table:table-cell>
          <table:table-cell office:value-type="float" office:value="984227.496529175">
            <text:p>9.84E+05</text:p>
          </table:table-cell>
          <table:table-cell office:value-type="float" office:value="180505516.853457">
            <text:p>1.81E+08</text:p>
          </table:table-cell>
          <table:table-cell office:value-type="float" office:value="0">
            <text:p>0</text:p>
          </table:table-cell>
          <table:table-cell table:formula="of:=IF([.G11]=1;[.D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U</text:p>
          </table:table-cell>
          <table:table-cell office:value-type="string">
            <text:p>Sugar cane, sugar beet</text:p>
          </table:table-cell>
          <table:table-cell office:value-type="float" office:value="6568066983.27805">
            <text:p>6.57E+09</text:p>
          </table:table-cell>
          <table:table-cell office:value-type="float" office:value="1147364.75246685">
            <text:p>1.15E+06</text:p>
          </table:table-cell>
          <table:table-cell office:value-type="float" office:value="47798541.5679378">
            <text:p>4.78E+07</text:p>
          </table:table-cell>
          <table:table-cell office:value-type="float" office:value="0">
            <text:p>0</text:p>
          </table:table-cell>
          <table:table-cell table:formula="of:=IF([.G12]=1;[.D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U</text:p>
          </table:table-cell>
          <table:table-cell office:value-type="string">
            <text:p>Plant-based fibers</text:p>
          </table:table-cell>
          <table:table-cell office:value-type="float" office:value="1056844838.65478">
            <text:p>1.06E+09</text:p>
          </table:table-cell>
          <table:table-cell office:value-type="float" office:value="123577.631045018">
            <text:p>1.24E+05</text:p>
          </table:table-cell>
          <table:table-cell office:value-type="float" office:value="8954606.08817806">
            <text:p>8.95E+06</text:p>
          </table:table-cell>
          <table:table-cell office:value-type="float" office:value="0">
            <text:p>0</text:p>
          </table:table-cell>
          <table:table-cell table:formula="of:=IF([.G13]=1;[.D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U</text:p>
          </table:table-cell>
          <table:table-cell office:value-type="string">
            <text:p>Crops nec</text:p>
          </table:table-cell>
          <table:table-cell office:value-type="float" office:value="39986782620.6922">
            <text:p>4.00E+10</text:p>
          </table:table-cell>
          <table:table-cell office:value-type="float" office:value="3908413.21775969">
            <text:p>3.91E+06</text:p>
          </table:table-cell>
          <table:table-cell office:value-type="float" office:value="257631235.477633">
            <text:p>2.58E+08</text:p>
          </table:table-cell>
          <table:table-cell office:value-type="float" office:value="0">
            <text:p>0</text:p>
          </table:table-cell>
          <table:table-cell table:formula="of:=IF([.G14]=1;[.D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U</text:p>
          </table:table-cell>
          <table:table-cell office:value-type="string">
            <text:p>Cattle</text:p>
          </table:table-cell>
          <table:table-cell office:value-type="float" office:value="4965852927.81587">
            <text:p>4.97E+09</text:p>
          </table:table-cell>
          <table:table-cell office:value-type="float" office:value="9041419517.34538">
            <text:p>9.04E+09</text:p>
          </table:table-cell>
          <table:table-cell office:value-type="float" office:value="781707.293535202">
            <text:p>7.82E+05</text:p>
          </table:table-cell>
          <table:table-cell office:value-type="float" office:value="0">
            <text:p>0</text:p>
          </table:table-cell>
          <table:table-cell table:formula="of:=IF([.G15]=1;[.D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U</text:p>
          </table:table-cell>
          <table:table-cell office:value-type="string">
            <text:p>Pigs</text:p>
          </table:table-cell>
          <table:table-cell office:value-type="float" office:value="8683605155.84825">
            <text:p>8.68E+09</text:p>
          </table:table-cell>
          <table:table-cell office:value-type="float" office:value="3118130372.70845">
            <text:p>3.12E+09</text:p>
          </table:table-cell>
          <table:table-cell office:value-type="float" office:value="1108414.73444641">
            <text:p>1.11E+06</text:p>
          </table:table-cell>
          <table:table-cell office:value-type="float" office:value="0">
            <text:p>0</text:p>
          </table:table-cell>
          <table:table-cell table:formula="of:=IF([.G16]=1;[.D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Poultry</text:p>
          </table:table-cell>
          <table:table-cell office:value-type="float" office:value="9188164844.34432">
            <text:p>9.19E+09</text:p>
          </table:table-cell>
          <table:table-cell office:value-type="float" office:value="267996574.995185">
            <text:p>2.68E+08</text:p>
          </table:table-cell>
          <table:table-cell office:value-type="float" office:value="846274.495279095">
            <text:p>8.46E+05</text:p>
          </table:table-cell>
          <table:table-cell office:value-type="float" office:value="0">
            <text:p>0</text:p>
          </table:table-cell>
          <table:table-cell table:formula="of:=IF([.G17]=1;[.D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U</text:p>
          </table:table-cell>
          <table:table-cell office:value-type="string">
            <text:p>Meat animals nec</text:p>
          </table:table-cell>
          <table:table-cell office:value-type="float" office:value="1346591376.21867">
            <text:p>1.35E+09</text:p>
          </table:table-cell>
          <table:table-cell office:value-type="float" office:value="21885599.8822848">
            <text:p>2.19E+07</text:p>
          </table:table-cell>
          <table:table-cell office:value-type="float" office:value="141358.055501617">
            <text:p>1.41E+05</text:p>
          </table:table-cell>
          <table:table-cell office:value-type="float" office:value="0">
            <text:p>0</text:p>
          </table:table-cell>
          <table:table-cell table:formula="of:=IF([.G18]=1;[.D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U</text:p>
          </table:table-cell>
          <table:table-cell office:value-type="string">
            <text:p>Animal products nec</text:p>
          </table:table-cell>
          <table:table-cell office:value-type="float" office:value="1153246016.29324">
            <text:p>1.15E+09</text:p>
          </table:table-cell>
          <table:table-cell office:value-type="float" office:value="289560241.651652">
            <text:p>2.90E+08</text:p>
          </table:table-cell>
          <table:table-cell office:value-type="float" office:value="177405.222335168">
            <text:p>1.77E+05</text:p>
          </table:table-cell>
          <table:table-cell office:value-type="float" office:value="0">
            <text:p>0</text:p>
          </table:table-cell>
          <table:table-cell table:formula="of:=IF([.G19]=1;[.D1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U</text:p>
          </table:table-cell>
          <table:table-cell office:value-type="string">
            <text:p>Raw milk</text:p>
          </table:table-cell>
          <table:table-cell office:value-type="float" office:value="10320570228.7509">
            <text:p>1.03E+10</text:p>
          </table:table-cell>
          <table:table-cell office:value-type="float" office:value="9042195826.90216">
            <text:p>9.04E+09</text:p>
          </table:table-cell>
          <table:table-cell office:value-type="float" office:value="1509455.90837989">
            <text:p>1.51E+06</text:p>
          </table:table-cell>
          <table:table-cell office:value-type="float" office:value="0">
            <text:p>0</text:p>
          </table:table-cell>
          <table:table-cell table:formula="of:=IF([.G20]=1;[.D2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U</text:p>
          </table:table-cell>
          <table:table-cell office:value-type="string">
            <text:p>Wool, silk-worm cocoons</text:p>
          </table:table-cell>
          <table:table-cell office:value-type="float" office:value="5059.48237105057">
            <text:p>5.06E+03</text:p>
          </table:table-cell>
          <table:table-cell office:value-type="float" office:value="1015665506.00132">
            <text:p>1.02E+09</text:p>
          </table:table-cell>
          <table:table-cell office:value-type="float" office:value="0.0810001564137147">
            <text:p>8.10E-02</text:p>
          </table:table-cell>
          <table:table-cell office:value-type="float" office:value="0">
            <text:p>0</text:p>
          </table:table-cell>
          <table:table-cell table:formula="of:=IF([.G21]=1;[.D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U</text:p>
          </table:table-cell>
          <table:table-cell office:value-type="string">
            <text:p>Products of forestry, logging and related services (02)</text:p>
          </table:table-cell>
          <table:table-cell office:value-type="float" office:value="9570807325.91266">
            <text:p>9.57E+09</text:p>
          </table:table-cell>
          <table:table-cell office:value-type="float" office:value="1508233.24093884">
            <text:p>1.51E+06</text:p>
          </table:table-cell>
          <table:table-cell office:value-type="float" office:value="1277428.36885887">
            <text:p>1.28E+06</text:p>
          </table:table-cell>
          <table:table-cell office:value-type="float" office:value="0">
            <text:p>0</text:p>
          </table:table-cell>
          <table:table-cell table:formula="of:=IF([.G22]=1;[.D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U</text:p>
          </table:table-cell>
          <table:table-cell office:value-type="string">
            <text:p>Fish and other fishing products; services incidental of fishing (05)</text:p>
          </table:table-cell>
          <table:table-cell office:value-type="float" office:value="4669042467.05292">
            <text:p>4.67E+09</text:p>
          </table:table-cell>
          <table:table-cell office:value-type="float" office:value="257575.316075403">
            <text:p>2.58E+05</text:p>
          </table:table-cell>
          <table:table-cell office:value-type="float" office:value="822765.902805806">
            <text:p>8.23E+05</text:p>
          </table:table-cell>
          <table:table-cell office:value-type="float" office:value="0">
            <text:p>0</text:p>
          </table:table-cell>
          <table:table-cell table:formula="of:=IF([.G23]=1;[.D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U</text:p>
          </table:table-cell>
          <table:table-cell office:value-type="string">
            <text:p>Coal and lignite; peat (10)</text:p>
          </table:table-cell>
          <table:table-cell office:value-type="float" office:value="8703449314.44105">
            <text:p>8.70E+09</text:p>
          </table:table-cell>
          <table:table-cell office:value-type="float" office:value="11354754645.8583">
            <text:p>1.14E+10</text:p>
          </table:table-cell>
          <table:table-cell office:value-type="float" office:value="296574.977980175">
            <text:p>2.97E+05</text:p>
          </table:table-cell>
          <table:table-cell office:value-type="float" office:value="0">
            <text:p>0</text:p>
          </table:table-cell>
          <table:table-cell table:formula="of:=IF([.G24]=1;[.D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U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18428353820.9724">
            <text:p>1.84E+10</text:p>
          </table:table-cell>
          <table:table-cell office:value-type="float" office:value="5427358.70051993">
            <text:p>5.43E+06</text:p>
          </table:table-cell>
          <table:table-cell office:value-type="float" office:value="366057.601762572">
            <text:p>3.66E+05</text:p>
          </table:table-cell>
          <table:table-cell office:value-type="float" office:value="0">
            <text:p>0</text:p>
          </table:table-cell>
          <table:table-cell table:formula="of:=IF([.G25]=1;[.D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U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12338831479.7233">
            <text:p>1.23E+10</text:p>
          </table:table-cell>
          <table:table-cell office:value-type="float" office:value="3548742.82757781">
            <text:p>3.55E+06</text:p>
          </table:table-cell>
          <table:table-cell office:value-type="float" office:value="292084.966156818">
            <text:p>2.92E+05</text:p>
          </table:table-cell>
          <table:table-cell office:value-type="float" office:value="0">
            <text:p>0</text:p>
          </table:table-cell>
          <table:table-cell table:formula="of:=IF([.G26]=1;[.D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U</text:p>
          </table:table-cell>
          <table:table-cell office:value-type="string">
            <text:p>Other petroleum and gaseous materials</text:p>
          </table:table-cell>
          <table:table-cell office:value-type="float" office:value="928021302.923068">
            <text:p>9.28E+08</text:p>
          </table:table-cell>
          <table:table-cell office:value-type="float" office:value="245859.262358116">
            <text:p>2.46E+05</text:p>
          </table:table-cell>
          <table:table-cell office:value-type="float" office:value="31207.4586385576">
            <text:p>3.12E+04</text:p>
          </table:table-cell>
          <table:table-cell office:value-type="float" office:value="0">
            <text:p>0</text:p>
          </table:table-cell>
          <table:table-cell table:formula="of:=IF([.G27]=1;[.D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U</text:p>
          </table:table-cell>
          <table:table-cell office:value-type="string">
            <text:p>Uranium and thorium ores (12)</text:p>
          </table:table-cell>
          <table:table-cell office:value-type="float" office:value="5769633.69789685">
            <text:p>5.77E+06</text:p>
          </table:table-cell>
          <table:table-cell office:value-type="float" office:value="488.826452324977">
            <text:p>4.89E+02</text:p>
          </table:table-cell>
          <table:table-cell office:value-type="float" office:value="1069.08192926159">
            <text:p>1.07E+03</text:p>
          </table:table-cell>
          <table:table-cell office:value-type="float" office:value="0">
            <text:p>0</text:p>
          </table:table-cell>
          <table:table-cell table:formula="of:=IF([.G28]=1;[.D2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U</text:p>
          </table:table-cell>
          <table:table-cell office:value-type="string">
            <text:p>Iron ores</text:p>
          </table:table-cell>
          <table:table-cell office:value-type="float" office:value="192444079.605967">
            <text:p>1.92E+08</text:p>
          </table:table-cell>
          <table:table-cell office:value-type="float" office:value="11803.8978469392">
            <text:p>1.18E+04</text:p>
          </table:table-cell>
          <table:table-cell office:value-type="float" office:value="12861.6885330048">
            <text:p>1.29E+04</text:p>
          </table:table-cell>
          <table:table-cell office:value-type="float" office:value="0">
            <text:p>0</text:p>
          </table:table-cell>
          <table:table-cell table:formula="of:=IF([.G29]=1;[.D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U</text:p>
          </table:table-cell>
          <table:table-cell office:value-type="string">
            <text:p>Copper ores and concentrates</text:p>
          </table:table-cell>
          <table:table-cell office:value-type="float" office:value="844961470.927974">
            <text:p>8.45E+08</text:p>
          </table:table-cell>
          <table:table-cell office:value-type="float" office:value="110445.085391603">
            <text:p>1.10E+05</text:p>
          </table:table-cell>
          <table:table-cell office:value-type="float" office:value="102737.719611794">
            <text:p>1.03E+05</text:p>
          </table:table-cell>
          <table:table-cell office:value-type="float" office:value="0">
            <text:p>0</text:p>
          </table:table-cell>
          <table:table-cell table:formula="of:=IF([.G30]=1;[.D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U</text:p>
          </table:table-cell>
          <table:table-cell office:value-type="string">
            <text:p>Nickel ores and concentrates</text:p>
          </table:table-cell>
          <table:table-cell office:value-type="float" office:value="71287823.6344196">
            <text:p>7.13E+07</text:p>
          </table:table-cell>
          <table:table-cell office:value-type="float" office:value="14301.7440245964">
            <text:p>1.43E+04</text:p>
          </table:table-cell>
          <table:table-cell office:value-type="float" office:value="1464.36075668182">
            <text:p>1.46E+03</text:p>
          </table:table-cell>
          <table:table-cell office:value-type="float" office:value="0">
            <text:p>0</text:p>
          </table:table-cell>
          <table:table-cell table:formula="of:=IF([.G31]=1;[.D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U</text:p>
          </table:table-cell>
          <table:table-cell office:value-type="string">
            <text:p>Aluminium ores and concentrates</text:p>
          </table:table-cell>
          <table:table-cell office:value-type="float" office:value="96327096.8161988">
            <text:p>9.63E+07</text:p>
          </table:table-cell>
          <table:table-cell office:value-type="float" office:value="9924.7183464645">
            <text:p>9.92E+03</text:p>
          </table:table-cell>
          <table:table-cell office:value-type="float" office:value="11123.3758333421">
            <text:p>1.11E+04</text:p>
          </table:table-cell>
          <table:table-cell office:value-type="float" office:value="0">
            <text:p>0</text:p>
          </table:table-cell>
          <table:table-cell table:formula="of:=IF([.G32]=1;[.D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</text:p>
          </table:table-cell>
          <table:table-cell office:value-type="string">
            <text:p>Precious metal ores and concentrates</text:p>
          </table:table-cell>
          <table:table-cell office:value-type="float" office:value="1284481855.7691">
            <text:p>1.28E+09</text:p>
          </table:table-cell>
          <table:table-cell office:value-type="float" office:value="66641.1438913147">
            <text:p>6.66E+04</text:p>
          </table:table-cell>
          <table:table-cell office:value-type="float" office:value="64936.2674838309">
            <text:p>6.49E+04</text:p>
          </table:table-cell>
          <table:table-cell office:value-type="float" office:value="0">
            <text:p>0</text:p>
          </table:table-cell>
          <table:table-cell table:formula="of:=IF([.G33]=1;[.D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U</text:p>
          </table:table-cell>
          <table:table-cell office:value-type="string">
            <text:p>Lead, zinc and tin ores and concentrates</text:p>
          </table:table-cell>
          <table:table-cell office:value-type="float" office:value="611034048.056034">
            <text:p>6.11E+08</text:p>
          </table:table-cell>
          <table:table-cell office:value-type="float" office:value="64141.7866369322">
            <text:p>6.41E+04</text:p>
          </table:table-cell>
          <table:table-cell office:value-type="float" office:value="48682.461572571">
            <text:p>4.87E+04</text:p>
          </table:table-cell>
          <table:table-cell office:value-type="float" office:value="0">
            <text:p>0</text:p>
          </table:table-cell>
          <table:table-cell table:formula="of:=IF([.G34]=1;[.D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U</text:p>
          </table:table-cell>
          <table:table-cell office:value-type="string">
            <text:p>Other non-ferrous metal ores and concentrates</text:p>
          </table:table-cell>
          <table:table-cell office:value-type="float" office:value="369414234.404538">
            <text:p>3.69E+08</text:p>
          </table:table-cell>
          <table:table-cell office:value-type="float" office:value="11557.853617014">
            <text:p>1.16E+04</text:p>
          </table:table-cell>
          <table:table-cell office:value-type="float" office:value="10460.7836487758">
            <text:p>1.05E+04</text:p>
          </table:table-cell>
          <table:table-cell office:value-type="float" office:value="0">
            <text:p>0</text:p>
          </table:table-cell>
          <table:table-cell table:formula="of:=IF([.G35]=1;[.D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U</text:p>
          </table:table-cell>
          <table:table-cell office:value-type="string">
            <text:p>Stone</text:p>
          </table:table-cell>
          <table:table-cell office:value-type="float" office:value="2452687772.76689">
            <text:p>2.45E+09</text:p>
          </table:table-cell>
          <table:table-cell office:value-type="float" office:value="203640.891371288">
            <text:p>2.04E+05</text:p>
          </table:table-cell>
          <table:table-cell office:value-type="float" office:value="350014.551111294">
            <text:p>3.50E+05</text:p>
          </table:table-cell>
          <table:table-cell office:value-type="float" office:value="0">
            <text:p>0</text:p>
          </table:table-cell>
          <table:table-cell table:formula="of:=IF([.G36]=1;[.D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U</text:p>
          </table:table-cell>
          <table:table-cell office:value-type="string">
            <text:p>Sand and clay</text:p>
          </table:table-cell>
          <table:table-cell office:value-type="float" office:value="4590184038.42474">
            <text:p>4.59E+09</text:p>
          </table:table-cell>
          <table:table-cell office:value-type="float" office:value="379393.045736109">
            <text:p>3.79E+05</text:p>
          </table:table-cell>
          <table:table-cell office:value-type="float" office:value="562948.801757914">
            <text:p>5.63E+05</text:p>
          </table:table-cell>
          <table:table-cell office:value-type="float" office:value="0">
            <text:p>0</text:p>
          </table:table-cell>
          <table:table-cell table:formula="of:=IF([.G37]=1;[.D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U</text:p>
          </table:table-cell>
          <table:table-cell office:value-type="string">
            <text:p>Chemical and fertilizer minerals, salt and other mining and quarrying products n.e.c.</text:p>
          </table:table-cell>
          <table:table-cell office:value-type="float" office:value="2314243205.21564">
            <text:p>2.31E+09</text:p>
          </table:table-cell>
          <table:table-cell office:value-type="float" office:value="342820.516213766">
            <text:p>3.43E+05</text:p>
          </table:table-cell>
          <table:table-cell office:value-type="float" office:value="202437.60798633">
            <text:p>2.02E+05</text:p>
          </table:table-cell>
          <table:table-cell office:value-type="float" office:value="0">
            <text:p>0</text:p>
          </table:table-cell>
          <table:table-cell table:formula="of:=IF([.G38]=1;[.D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U</text:p>
          </table:table-cell>
          <table:table-cell office:value-type="string">
            <text:p>Products of meat cattle</text:p>
          </table:table-cell>
          <table:table-cell office:value-type="float" office:value="3110334947.61336">
            <text:p>3.11E+09</text:p>
          </table:table-cell>
          <table:table-cell office:value-type="float" office:value="525686.845842975">
            <text:p>5.26E+05</text:p>
          </table:table-cell>
          <table:table-cell office:value-type="float" office:value="240462.241777549">
            <text:p>2.40E+05</text:p>
          </table:table-cell>
          <table:table-cell office:value-type="float" office:value="0">
            <text:p>0</text:p>
          </table:table-cell>
          <table:table-cell table:formula="of:=IF([.G39]=1;[.D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U</text:p>
          </table:table-cell>
          <table:table-cell office:value-type="string">
            <text:p>Products of meat pigs</text:p>
          </table:table-cell>
          <table:table-cell office:value-type="float" office:value="6350870899.30488">
            <text:p>6.35E+09</text:p>
          </table:table-cell>
          <table:table-cell office:value-type="float" office:value="870106.429010098">
            <text:p>8.70E+05</text:p>
          </table:table-cell>
          <table:table-cell office:value-type="float" office:value="410925.267481618">
            <text:p>4.11E+05</text:p>
          </table:table-cell>
          <table:table-cell office:value-type="float" office:value="0">
            <text:p>0</text:p>
          </table:table-cell>
          <table:table-cell table:formula="of:=IF([.G40]=1;[.D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U</text:p>
          </table:table-cell>
          <table:table-cell office:value-type="string">
            <text:p>Products of meat poultry</text:p>
          </table:table-cell>
          <table:table-cell office:value-type="float" office:value="4604272669.90309">
            <text:p>4.60E+09</text:p>
          </table:table-cell>
          <table:table-cell office:value-type="float" office:value="867054.83137539">
            <text:p>8.67E+05</text:p>
          </table:table-cell>
          <table:table-cell office:value-type="float" office:value="250441.213845266">
            <text:p>2.50E+05</text:p>
          </table:table-cell>
          <table:table-cell office:value-type="float" office:value="0">
            <text:p>0</text:p>
          </table:table-cell>
          <table:table-cell table:formula="of:=IF([.G41]=1;[.D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U</text:p>
          </table:table-cell>
          <table:table-cell office:value-type="string">
            <text:p>Meat products nec</text:p>
          </table:table-cell>
          <table:table-cell office:value-type="float" office:value="5520304603.79886">
            <text:p>5.52E+09</text:p>
          </table:table-cell>
          <table:table-cell office:value-type="float" office:value="843434.18454318">
            <text:p>8.43E+05</text:p>
          </table:table-cell>
          <table:table-cell office:value-type="float" office:value="198809.572443514">
            <text:p>1.99E+05</text:p>
          </table:table-cell>
          <table:table-cell office:value-type="float" office:value="0">
            <text:p>0</text:p>
          </table:table-cell>
          <table:table-cell table:formula="of:=IF([.G42]=1;[.D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U</text:p>
          </table:table-cell>
          <table:table-cell office:value-type="string">
            <text:p>products of Vegetable oils and fats</text:p>
          </table:table-cell>
          <table:table-cell office:value-type="float" office:value="2373927614.98171">
            <text:p>2.37E+09</text:p>
          </table:table-cell>
          <table:table-cell office:value-type="float" office:value="882600.473888938">
            <text:p>8.83E+05</text:p>
          </table:table-cell>
          <table:table-cell office:value-type="float" office:value="148058.720993323">
            <text:p>1.48E+05</text:p>
          </table:table-cell>
          <table:table-cell office:value-type="float" office:value="0">
            <text:p>0</text:p>
          </table:table-cell>
          <table:table-cell table:formula="of:=IF([.G43]=1;[.D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U</text:p>
          </table:table-cell>
          <table:table-cell office:value-type="string">
            <text:p>Dairy products</text:p>
          </table:table-cell>
          <table:table-cell office:value-type="float" office:value="20765165859.3245">
            <text:p>2.08E+10</text:p>
          </table:table-cell>
          <table:table-cell office:value-type="float" office:value="3378761.56951695">
            <text:p>3.38E+06</text:p>
          </table:table-cell>
          <table:table-cell office:value-type="float" office:value="1007725.82998425">
            <text:p>1.01E+06</text:p>
          </table:table-cell>
          <table:table-cell office:value-type="float" office:value="0">
            <text:p>0</text:p>
          </table:table-cell>
          <table:table-cell table:formula="of:=IF([.G44]=1;[.D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U</text:p>
          </table:table-cell>
          <table:table-cell office:value-type="string">
            <text:p>Processed rice</text:p>
          </table:table-cell>
          <table:table-cell office:value-type="float" office:value="1141283883.69174">
            <text:p>1.14E+09</text:p>
          </table:table-cell>
          <table:table-cell office:value-type="float" office:value="343297.043841873">
            <text:p>3.43E+05</text:p>
          </table:table-cell>
          <table:table-cell office:value-type="float" office:value="45456.5231862493">
            <text:p>4.55E+04</text:p>
          </table:table-cell>
          <table:table-cell office:value-type="float" office:value="0">
            <text:p>0</text:p>
          </table:table-cell>
          <table:table-cell table:formula="of:=IF([.G45]=1;[.D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U</text:p>
          </table:table-cell>
          <table:table-cell office:value-type="string">
            <text:p>Sugar</text:p>
          </table:table-cell>
          <table:table-cell office:value-type="float" office:value="5387862305.16611">
            <text:p>5.39E+09</text:p>
          </table:table-cell>
          <table:table-cell office:value-type="float" office:value="703339.314989488">
            <text:p>7.03E+05</text:p>
          </table:table-cell>
          <table:table-cell office:value-type="float" office:value="171410.407499843">
            <text:p>1.71E+05</text:p>
          </table:table-cell>
          <table:table-cell office:value-type="float" office:value="0">
            <text:p>0</text:p>
          </table:table-cell>
          <table:table-cell table:formula="of:=IF([.G46]=1;[.D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U</text:p>
          </table:table-cell>
          <table:table-cell office:value-type="string">
            <text:p>Food products nec</text:p>
          </table:table-cell>
          <table:table-cell office:value-type="float" office:value="6079905553.61468">
            <text:p>6.08E+09</text:p>
          </table:table-cell>
          <table:table-cell office:value-type="float" office:value="1757787.48422697">
            <text:p>1.76E+06</text:p>
          </table:table-cell>
          <table:table-cell office:value-type="float" office:value="218817.82125014">
            <text:p>2.19E+05</text:p>
          </table:table-cell>
          <table:table-cell office:value-type="float" office:value="0">
            <text:p>0</text:p>
          </table:table-cell>
          <table:table-cell table:formula="of:=IF([.G47]=1;[.D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U</text:p>
          </table:table-cell>
          <table:table-cell office:value-type="string">
            <text:p>Beverages</text:p>
          </table:table-cell>
          <table:table-cell office:value-type="float" office:value="7863775955.6578">
            <text:p>7.86E+09</text:p>
          </table:table-cell>
          <table:table-cell office:value-type="float" office:value="1574276.5927527">
            <text:p>1.57E+06</text:p>
          </table:table-cell>
          <table:table-cell office:value-type="float" office:value="227540.044477367">
            <text:p>2.28E+05</text:p>
          </table:table-cell>
          <table:table-cell office:value-type="float" office:value="0">
            <text:p>0</text:p>
          </table:table-cell>
          <table:table-cell table:formula="of:=IF([.G48]=1;[.D4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U</text:p>
          </table:table-cell>
          <table:table-cell office:value-type="string">
            <text:p>Fish products</text:p>
          </table:table-cell>
          <table:table-cell office:value-type="float" office:value="46660166635.316">
            <text:p>4.67E+10</text:p>
          </table:table-cell>
          <table:table-cell office:value-type="float" office:value="9831877.02027089">
            <text:p>9.83E+06</text:p>
          </table:table-cell>
          <table:table-cell office:value-type="float" office:value="1244051.12519247">
            <text:p>1.24E+06</text:p>
          </table:table-cell>
          <table:table-cell office:value-type="float" office:value="0">
            <text:p>0</text:p>
          </table:table-cell>
          <table:table-cell table:formula="of:=IF([.G49]=1;[.D4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EU</text:p>
          </table:table-cell>
          <table:table-cell office:value-type="string">
            <text:p>Tobacco products (16)</text:p>
          </table:table-cell>
          <table:table-cell office:value-type="float" office:value="5364959205.07975">
            <text:p>5.36E+09</text:p>
          </table:table-cell>
          <table:table-cell office:value-type="float" office:value="358492.178291002">
            <text:p>3.58E+05</text:p>
          </table:table-cell>
          <table:table-cell office:value-type="float" office:value="184335.22007686">
            <text:p>1.84E+05</text:p>
          </table:table-cell>
          <table:table-cell office:value-type="float" office:value="0">
            <text:p>0</text:p>
          </table:table-cell>
          <table:table-cell table:formula="of:=IF([.G50]=1;[.D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U</text:p>
          </table:table-cell>
          <table:table-cell office:value-type="string">
            <text:p>Textiles (17)</text:p>
          </table:table-cell>
          <table:table-cell office:value-type="float" office:value="18922137170.1738">
            <text:p>1.89E+10</text:p>
          </table:table-cell>
          <table:table-cell office:value-type="float" office:value="4114068.52525552">
            <text:p>4.11E+06</text:p>
          </table:table-cell>
          <table:table-cell office:value-type="float" office:value="593801.847830219">
            <text:p>5.94E+05</text:p>
          </table:table-cell>
          <table:table-cell office:value-type="float" office:value="0">
            <text:p>0</text:p>
          </table:table-cell>
          <table:table-cell table:formula="of:=IF([.G51]=1;[.D5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U</text:p>
          </table:table-cell>
          <table:table-cell office:value-type="string">
            <text:p>Wearing apparel; furs (18)</text:p>
          </table:table-cell>
          <table:table-cell office:value-type="float" office:value="9648474629.59964">
            <text:p>9.65E+09</text:p>
          </table:table-cell>
          <table:table-cell office:value-type="float" office:value="2226166.00431339">
            <text:p>2.23E+06</text:p>
          </table:table-cell>
          <table:table-cell office:value-type="float" office:value="466254.655310476">
            <text:p>4.66E+05</text:p>
          </table:table-cell>
          <table:table-cell office:value-type="float" office:value="0">
            <text:p>0</text:p>
          </table:table-cell>
          <table:table-cell table:formula="of:=IF([.G52]=1;[.D5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U</text:p>
          </table:table-cell>
          <table:table-cell office:value-type="string">
            <text:p>Leather and leather products (19)</text:p>
          </table:table-cell>
          <table:table-cell office:value-type="float" office:value="8202034732.65613">
            <text:p>8.20E+09</text:p>
          </table:table-cell>
          <table:table-cell office:value-type="float" office:value="1481319.29479338">
            <text:p>1.48E+06</text:p>
          </table:table-cell>
          <table:table-cell office:value-type="float" office:value="228369.059482657">
            <text:p>2.28E+05</text:p>
          </table:table-cell>
          <table:table-cell office:value-type="float" office:value="0">
            <text:p>0</text:p>
          </table:table-cell>
          <table:table-cell table:formula="of:=IF([.G53]=1;[.D5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U</text:p>
          </table:table-cell>
          <table:table-cell office:value-type="string">
            <text:p>Wood and products of wood and cork (except furniture); articles of straw and plaiting materials (20)</text:p>
          </table:table-cell>
          <table:table-cell office:value-type="float" office:value="8391847345.09333">
            <text:p>8.39E+09</text:p>
          </table:table-cell>
          <table:table-cell office:value-type="float" office:value="8098275.33037231">
            <text:p>8.10E+06</text:p>
          </table:table-cell>
          <table:table-cell office:value-type="float" office:value="1352836.77684723">
            <text:p>1.35E+06</text:p>
          </table:table-cell>
          <table:table-cell office:value-type="float" office:value="0">
            <text:p>0</text:p>
          </table:table-cell>
          <table:table-cell table:formula="of:=IF([.G54]=1;[.D5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U</text:p>
          </table:table-cell>
          <table:table-cell office:value-type="string">
            <text:p>Pulp, paper and paper products (21)</text:p>
          </table:table-cell>
          <table:table-cell office:value-type="float" office:value="35304605030.4819">
            <text:p>3.53E+10</text:p>
          </table:table-cell>
          <table:table-cell office:value-type="float" office:value="18648959.5593435">
            <text:p>1.86E+07</text:p>
          </table:table-cell>
          <table:table-cell office:value-type="float" office:value="2285190.03461551">
            <text:p>2.29E+06</text:p>
          </table:table-cell>
          <table:table-cell office:value-type="float" office:value="0">
            <text:p>0</text:p>
          </table:table-cell>
          <table:table-cell table:formula="of:=IF([.G55]=1;[.D5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U</text:p>
          </table:table-cell>
          <table:table-cell office:value-type="string">
            <text:p>Printed matter and recorded media (22)</text:p>
          </table:table-cell>
          <table:table-cell office:value-type="float" office:value="12103049105.6351">
            <text:p>1.21E+10</text:p>
          </table:table-cell>
          <table:table-cell office:value-type="float" office:value="5184728.26552855">
            <text:p>5.18E+06</text:p>
          </table:table-cell>
          <table:table-cell office:value-type="float" office:value="772753.886967193">
            <text:p>7.73E+05</text:p>
          </table:table-cell>
          <table:table-cell office:value-type="float" office:value="0">
            <text:p>0</text:p>
          </table:table-cell>
          <table:table-cell table:formula="of:=IF([.G56]=1;[.D5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U</text:p>
          </table:table-cell>
          <table:table-cell office:value-type="string">
            <text:p>Coke oven products</text:p>
          </table:table-cell>
          <table:table-cell office:value-type="float" office:value="68108924397.8559">
            <text:p>6.81E+10</text:p>
          </table:table-cell>
          <table:table-cell office:value-type="float" office:value="565394.665391455">
            <text:p>5.65E+05</text:p>
          </table:table-cell>
          <table:table-cell office:value-type="float" office:value="61395.9086786435">
            <text:p>6.14E+04</text:p>
          </table:table-cell>
          <table:table-cell office:value-type="float" office:value="0">
            <text:p>0</text:p>
          </table:table-cell>
          <table:table-cell table:formula="of:=IF([.G57]=1;[.D5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U</text:p>
          </table:table-cell>
          <table:table-cell office:value-type="string">
            <text:p>Motor spirit (gasoline)</text:p>
          </table:table-cell>
          <table:table-cell office:value-type="float" office:value="16974311025.9976">
            <text:p>1.70E+10</text:p>
          </table:table-cell>
          <table:table-cell office:value-type="float" office:value="1298257.83224205">
            <text:p>1.30E+06</text:p>
          </table:table-cell>
          <table:table-cell office:value-type="float" office:value="267014.234569014">
            <text:p>2.67E+05</text:p>
          </table:table-cell>
          <table:table-cell office:value-type="float" office:value="0">
            <text:p>0</text:p>
          </table:table-cell>
          <table:table-cell table:formula="of:=IF([.G58]=1;[.D5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U</text:p>
          </table:table-cell>
          <table:table-cell office:value-type="string">
            <text:p>Kerosene, including kerosene type jet fuel</text:p>
          </table:table-cell>
          <table:table-cell office:value-type="float" office:value="4945770347.62385">
            <text:p>4.95E+09</text:p>
          </table:table-cell>
          <table:table-cell office:value-type="float" office:value="324064.951509588">
            <text:p>3.24E+05</text:p>
          </table:table-cell>
          <table:table-cell office:value-type="float" office:value="59664.9828073048">
            <text:p>5.97E+04</text:p>
          </table:table-cell>
          <table:table-cell office:value-type="float" office:value="0">
            <text:p>0</text:p>
          </table:table-cell>
          <table:table-cell table:formula="of:=IF([.G59]=1;[.D5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U</text:p>
          </table:table-cell>
          <table:table-cell office:value-type="string">
            <text:p>Gas oils</text:p>
          </table:table-cell>
          <table:table-cell office:value-type="float" office:value="26890347075.8123">
            <text:p>2.69E+10</text:p>
          </table:table-cell>
          <table:table-cell office:value-type="float" office:value="1950881.35977347">
            <text:p>1.95E+06</text:p>
          </table:table-cell>
          <table:table-cell office:value-type="float" office:value="413364.62764829">
            <text:p>4.13E+05</text:p>
          </table:table-cell>
          <table:table-cell office:value-type="float" office:value="0">
            <text:p>0</text:p>
          </table:table-cell>
          <table:table-cell table:formula="of:=IF([.G60]=1;[.D6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U</text:p>
          </table:table-cell>
          <table:table-cell office:value-type="string">
            <text:p>Fuel oils n.e.c.</text:p>
          </table:table-cell>
          <table:table-cell office:value-type="float" office:value="37635952159.2702">
            <text:p>3.76E+10</text:p>
          </table:table-cell>
          <table:table-cell office:value-type="float" office:value="1992333.36854697">
            <text:p>1.99E+06</text:p>
          </table:table-cell>
          <table:table-cell office:value-type="float" office:value="431493.17179715">
            <text:p>4.31E+05</text:p>
          </table:table-cell>
          <table:table-cell office:value-type="float" office:value="0">
            <text:p>0</text:p>
          </table:table-cell>
          <table:table-cell table:formula="of:=IF([.G61]=1;[.D6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U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5304015540.76088">
            <text:p>5.30E+09</text:p>
          </table:table-cell>
          <table:table-cell office:value-type="float" office:value="316420.215132195">
            <text:p>3.16E+05</text:p>
          </table:table-cell>
          <table:table-cell office:value-type="float" office:value="64002.3009625073">
            <text:p>6.40E+04</text:p>
          </table:table-cell>
          <table:table-cell office:value-type="float" office:value="0">
            <text:p>0</text:p>
          </table:table-cell>
          <table:table-cell table:formula="of:=IF([.G62]=1;[.D6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U</text:p>
          </table:table-cell>
          <table:table-cell office:value-type="string">
            <text:p>Other petroleum products</text:p>
          </table:table-cell>
          <table:table-cell office:value-type="float" office:value="50776684350.6044">
            <text:p>5.08E+10</text:p>
          </table:table-cell>
          <table:table-cell office:value-type="float" office:value="2636892.10537624">
            <text:p>2.64E+06</text:p>
          </table:table-cell>
          <table:table-cell office:value-type="float" office:value="490651.264604921">
            <text:p>4.91E+05</text:p>
          </table:table-cell>
          <table:table-cell office:value-type="float" office:value="0">
            <text:p>0</text:p>
          </table:table-cell>
          <table:table-cell table:formula="of:=IF([.G63]=1;[.D6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U</text:p>
          </table:table-cell>
          <table:table-cell office:value-type="string">
            <text:p>Nuclear fuel</text:p>
          </table:table-cell>
          <table:table-cell office:value-type="float" office:value="1678.29861182684">
            <text:p>1.68E+03</text:p>
          </table:table-cell>
          <table:table-cell office:value-type="float" office:value="0.459854939426574">
            <text:p>4.60E-01</text:p>
          </table:table-cell>
          <table:table-cell office:value-type="float" office:value="0.288904143360999">
            <text:p>2.89E-01</text:p>
          </table:table-cell>
          <table:table-cell office:value-type="float" office:value="0">
            <text:p>0</text:p>
          </table:table-cell>
          <table:table-cell table:formula="of:=IF([.G64]=1;[.D6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EU</text:p>
          </table:table-cell>
          <table:table-cell office:value-type="string">
            <text:p>Chemicals, chemical products and man-made fibres (24)</text:p>
          </table:table-cell>
          <table:table-cell office:value-type="float" office:value="144137461183.318">
            <text:p>1.44E+11</text:p>
          </table:table-cell>
          <table:table-cell office:value-type="float" office:value="28298339.0997993">
            <text:p>2.83E+07</text:p>
          </table:table-cell>
          <table:table-cell office:value-type="float" office:value="2816675.50804931">
            <text:p>2.82E+06</text:p>
          </table:table-cell>
          <table:table-cell office:value-type="float" office:value="0">
            <text:p>0</text:p>
          </table:table-cell>
          <table:table-cell table:formula="of:=IF([.G65]=1;[.D6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U</text:p>
          </table:table-cell>
          <table:table-cell office:value-type="string">
            <text:p>Rubber and plastic products (25)</text:p>
          </table:table-cell>
          <table:table-cell office:value-type="float" office:value="30828037655.7132">
            <text:p>3.08E+10</text:p>
          </table:table-cell>
          <table:table-cell office:value-type="float" office:value="4603905.80006502">
            <text:p>4.60E+06</text:p>
          </table:table-cell>
          <table:table-cell office:value-type="float" office:value="1823466.97529595">
            <text:p>1.82E+06</text:p>
          </table:table-cell>
          <table:table-cell office:value-type="float" office:value="0">
            <text:p>0</text:p>
          </table:table-cell>
          <table:table-cell table:formula="of:=IF([.G66]=1;[.D6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EU</text:p>
          </table:table-cell>
          <table:table-cell office:value-type="string">
            <text:p>Glass and glass products</text:p>
          </table:table-cell>
          <table:table-cell office:value-type="float" office:value="28362188375.0101">
            <text:p>2.84E+10</text:p>
          </table:table-cell>
          <table:table-cell office:value-type="float" office:value="3776690.46719822">
            <text:p>3.78E+06</text:p>
          </table:table-cell>
          <table:table-cell office:value-type="float" office:value="551591.223250156">
            <text:p>5.52E+05</text:p>
          </table:table-cell>
          <table:table-cell office:value-type="float" office:value="0">
            <text:p>0</text:p>
          </table:table-cell>
          <table:table-cell table:formula="of:=IF([.G67]=1;[.D6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EU</text:p>
          </table:table-cell>
          <table:table-cell office:value-type="string">
            <text:p>Ceramic goods</text:p>
          </table:table-cell>
          <table:table-cell office:value-type="float" office:value="20322968185.433">
            <text:p>2.03E+10</text:p>
          </table:table-cell>
          <table:table-cell office:value-type="float" office:value="2586902.57356562">
            <text:p>2.59E+06</text:p>
          </table:table-cell>
          <table:table-cell office:value-type="float" office:value="355202.996903024">
            <text:p>3.55E+05</text:p>
          </table:table-cell>
          <table:table-cell office:value-type="float" office:value="0">
            <text:p>0</text:p>
          </table:table-cell>
          <table:table-cell table:formula="of:=IF([.G68]=1;[.D6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string">
            <text:p>Bricks, tiles and construction products, in baked clay</text:p>
          </table:table-cell>
          <table:table-cell office:value-type="float" office:value="40691675418.3427">
            <text:p>4.07E+10</text:p>
          </table:table-cell>
          <table:table-cell office:value-type="float" office:value="5464659.69619614">
            <text:p>5.46E+06</text:p>
          </table:table-cell>
          <table:table-cell office:value-type="float" office:value="687319.853374575">
            <text:p>6.87E+05</text:p>
          </table:table-cell>
          <table:table-cell office:value-type="float" office:value="0">
            <text:p>0</text:p>
          </table:table-cell>
          <table:table-cell table:formula="of:=IF([.G69]=1;[.D6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U</text:p>
          </table:table-cell>
          <table:table-cell office:value-type="string">
            <text:p>Cement, lime and plaster</text:p>
          </table:table-cell>
          <table:table-cell office:value-type="float" office:value="237646475787.444">
            <text:p>2.38E+11</text:p>
          </table:table-cell>
          <table:table-cell office:value-type="float" office:value="7387587.62614439">
            <text:p>7.39E+06</text:p>
          </table:table-cell>
          <table:table-cell office:value-type="float" office:value="1120738.74724761">
            <text:p>1.12E+06</text:p>
          </table:table-cell>
          <table:table-cell office:value-type="float" office:value="0">
            <text:p>0</text:p>
          </table:table-cell>
          <table:table-cell table:formula="of:=IF([.G70]=1;[.D7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U</text:p>
          </table:table-cell>
          <table:table-cell office:value-type="string">
            <text:p>Other non-metallic mineral products</text:p>
          </table:table-cell>
          <table:table-cell office:value-type="float" office:value="8983793650.50679">
            <text:p>8.98E+09</text:p>
          </table:table-cell>
          <table:table-cell office:value-type="float" office:value="644922.113318391">
            <text:p>6.45E+05</text:p>
          </table:table-cell>
          <table:table-cell office:value-type="float" office:value="113500.056334581">
            <text:p>1.14E+05</text:p>
          </table:table-cell>
          <table:table-cell office:value-type="float" office:value="0">
            <text:p>0</text:p>
          </table:table-cell>
          <table:table-cell table:formula="of:=IF([.G71]=1;[.D7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U</text:p>
          </table:table-cell>
          <table:table-cell office:value-type="string">
            <text:p>Basic iron and steel and of ferro-alloys and first products thereof</text:p>
          </table:table-cell>
          <table:table-cell office:value-type="float" office:value="690822915921.924">
            <text:p>6.91E+11</text:p>
          </table:table-cell>
          <table:table-cell office:value-type="float" office:value="11561381.4823525">
            <text:p>1.16E+07</text:p>
          </table:table-cell>
          <table:table-cell office:value-type="float" office:value="1781138.10021425">
            <text:p>1.78E+06</text:p>
          </table:table-cell>
          <table:table-cell office:value-type="float" office:value="0">
            <text:p>0</text:p>
          </table:table-cell>
          <table:table-cell table:formula="of:=IF([.G72]=1;[.D7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U</text:p>
          </table:table-cell>
          <table:table-cell office:value-type="string">
            <text:p>Precious metals</text:p>
          </table:table-cell>
          <table:table-cell office:value-type="float" office:value="589880155.362252">
            <text:p>5.90E+08</text:p>
          </table:table-cell>
          <table:table-cell office:value-type="float" office:value="45830.0783606037">
            <text:p>4.58E+04</text:p>
          </table:table-cell>
          <table:table-cell office:value-type="float" office:value="11022.034468411">
            <text:p>1.10E+04</text:p>
          </table:table-cell>
          <table:table-cell office:value-type="float" office:value="0">
            <text:p>0</text:p>
          </table:table-cell>
          <table:table-cell table:formula="of:=IF([.G73]=1;[.D7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U</text:p>
          </table:table-cell>
          <table:table-cell office:value-type="string">
            <text:p>Aluminium and aluminium products</text:p>
          </table:table-cell>
          <table:table-cell office:value-type="float" office:value="16684933196.9597">
            <text:p>1.67E+10</text:p>
          </table:table-cell>
          <table:table-cell office:value-type="float" office:value="1691069.53964064">
            <text:p>1.69E+06</text:p>
          </table:table-cell>
          <table:table-cell office:value-type="float" office:value="240587.807913072">
            <text:p>2.41E+05</text:p>
          </table:table-cell>
          <table:table-cell office:value-type="float" office:value="0">
            <text:p>0</text:p>
          </table:table-cell>
          <table:table-cell table:formula="of:=IF([.G74]=1;[.D7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U</text:p>
          </table:table-cell>
          <table:table-cell office:value-type="string">
            <text:p>Lead, zinc and tin and products thereof</text:p>
          </table:table-cell>
          <table:table-cell office:value-type="float" office:value="6064525662.48021">
            <text:p>6.06E+09</text:p>
          </table:table-cell>
          <table:table-cell office:value-type="float" office:value="871283.167826565">
            <text:p>8.71E+05</text:p>
          </table:table-cell>
          <table:table-cell office:value-type="float" office:value="133331.518607513">
            <text:p>1.33E+05</text:p>
          </table:table-cell>
          <table:table-cell office:value-type="float" office:value="0">
            <text:p>0</text:p>
          </table:table-cell>
          <table:table-cell table:formula="of:=IF([.G75]=1;[.D7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U</text:p>
          </table:table-cell>
          <table:table-cell office:value-type="string">
            <text:p>Copper products</text:p>
          </table:table-cell>
          <table:table-cell office:value-type="float" office:value="2634937164.85356">
            <text:p>2.63E+09</text:p>
          </table:table-cell>
          <table:table-cell office:value-type="float" office:value="387937.471273528">
            <text:p>3.88E+05</text:p>
          </table:table-cell>
          <table:table-cell office:value-type="float" office:value="79222.8762859152">
            <text:p>7.92E+04</text:p>
          </table:table-cell>
          <table:table-cell office:value-type="float" office:value="0">
            <text:p>0</text:p>
          </table:table-cell>
          <table:table-cell table:formula="of:=IF([.G76]=1;[.D7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EU</text:p>
          </table:table-cell>
          <table:table-cell office:value-type="string">
            <text:p>Other non-ferrous metal products</text:p>
          </table:table-cell>
          <table:table-cell office:value-type="float" office:value="240991572.645323">
            <text:p>2.41E+08</text:p>
          </table:table-cell>
          <table:table-cell office:value-type="float" office:value="34076.4990978576">
            <text:p>3.41E+04</text:p>
          </table:table-cell>
          <table:table-cell office:value-type="float" office:value="10547.3367305074">
            <text:p>1.05E+04</text:p>
          </table:table-cell>
          <table:table-cell office:value-type="float" office:value="0">
            <text:p>0</text:p>
          </table:table-cell>
          <table:table-cell table:formula="of:=IF([.G77]=1;[.D7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U</text:p>
          </table:table-cell>
          <table:table-cell office:value-type="string">
            <text:p>Foundry work services</text:p>
          </table:table-cell>
          <table:table-cell office:value-type="float" office:value="360428428.359765">
            <text:p>3.60E+08</text:p>
          </table:table-cell>
          <table:table-cell office:value-type="float" office:value="67886.2424839907">
            <text:p>6.79E+04</text:p>
          </table:table-cell>
          <table:table-cell office:value-type="float" office:value="43589.5083813953">
            <text:p>4.36E+04</text:p>
          </table:table-cell>
          <table:table-cell office:value-type="float" office:value="0">
            <text:p>0</text:p>
          </table:table-cell>
          <table:table-cell table:formula="of:=IF([.G78]=1;[.D7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U</text:p>
          </table:table-cell>
          <table:table-cell office:value-type="string">
            <text:p>Fabricated metal products, except machinery and equipment (28)</text:p>
          </table:table-cell>
          <table:table-cell office:value-type="float" office:value="12710265234.0431">
            <text:p>1.27E+10</text:p>
          </table:table-cell>
          <table:table-cell office:value-type="float" office:value="2355477.18215416">
            <text:p>2.36E+06</text:p>
          </table:table-cell>
          <table:table-cell office:value-type="float" office:value="723057.687817408">
            <text:p>7.23E+05</text:p>
          </table:table-cell>
          <table:table-cell office:value-type="float" office:value="0">
            <text:p>0</text:p>
          </table:table-cell>
          <table:table-cell table:formula="of:=IF([.G79]=1;[.D7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U</text:p>
          </table:table-cell>
          <table:table-cell office:value-type="string">
            <text:p>Machinery and equipment n.e.c. (29)</text:p>
          </table:table-cell>
          <table:table-cell office:value-type="float" office:value="14696415924.5613">
            <text:p>1.47E+10</text:p>
          </table:table-cell>
          <table:table-cell office:value-type="float" office:value="3111502.80652966">
            <text:p>3.11E+06</text:p>
          </table:table-cell>
          <table:table-cell office:value-type="float" office:value="841186.906921657">
            <text:p>8.41E+05</text:p>
          </table:table-cell>
          <table:table-cell office:value-type="float" office:value="0">
            <text:p>0</text:p>
          </table:table-cell>
          <table:table-cell table:formula="of:=IF([.G80]=1;[.D8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U</text:p>
          </table:table-cell>
          <table:table-cell office:value-type="string">
            <text:p>Office machinery and computers (30)</text:p>
          </table:table-cell>
          <table:table-cell office:value-type="float" office:value="1401434978.58731">
            <text:p>1.40E+09</text:p>
          </table:table-cell>
          <table:table-cell office:value-type="float" office:value="326649.632980277">
            <text:p>3.27E+05</text:p>
          </table:table-cell>
          <table:table-cell office:value-type="float" office:value="94920.3820699129">
            <text:p>9.49E+04</text:p>
          </table:table-cell>
          <table:table-cell office:value-type="float" office:value="0">
            <text:p>0</text:p>
          </table:table-cell>
          <table:table-cell table:formula="of:=IF([.G81]=1;[.D8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U</text:p>
          </table:table-cell>
          <table:table-cell office:value-type="string">
            <text:p>Electrical machinery and apparatus n.e.c. (31)</text:p>
          </table:table-cell>
          <table:table-cell office:value-type="float" office:value="8461242286.61896">
            <text:p>8.46E+09</text:p>
          </table:table-cell>
          <table:table-cell office:value-type="float" office:value="1680273.41740052">
            <text:p>1.68E+06</text:p>
          </table:table-cell>
          <table:table-cell office:value-type="float" office:value="426419.962395483">
            <text:p>4.26E+05</text:p>
          </table:table-cell>
          <table:table-cell office:value-type="float" office:value="0">
            <text:p>0</text:p>
          </table:table-cell>
          <table:table-cell table:formula="of:=IF([.G82]=1;[.D8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U</text:p>
          </table:table-cell>
          <table:table-cell office:value-type="string">
            <text:p>Radio, television and communication equipment and apparatus (32)</text:p>
          </table:table-cell>
          <table:table-cell office:value-type="float" office:value="4707664754.6963">
            <text:p>4.71E+09</text:p>
          </table:table-cell>
          <table:table-cell office:value-type="float" office:value="1219112.58360358">
            <text:p>1.22E+06</text:p>
          </table:table-cell>
          <table:table-cell office:value-type="float" office:value="229230.672279393">
            <text:p>2.29E+05</text:p>
          </table:table-cell>
          <table:table-cell office:value-type="float" office:value="0">
            <text:p>0</text:p>
          </table:table-cell>
          <table:table-cell table:formula="of:=IF([.G83]=1;[.D8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EU</text:p>
          </table:table-cell>
          <table:table-cell office:value-type="string">
            <text:p>Medical, precision and optical instruments, watches and clocks (33)</text:p>
          </table:table-cell>
          <table:table-cell office:value-type="float" office:value="5506162099.04013">
            <text:p>5.51E+09</text:p>
          </table:table-cell>
          <table:table-cell office:value-type="float" office:value="1277410.88772322">
            <text:p>1.28E+06</text:p>
          </table:table-cell>
          <table:table-cell office:value-type="float" office:value="252114.505018742">
            <text:p>2.52E+05</text:p>
          </table:table-cell>
          <table:table-cell office:value-type="float" office:value="0">
            <text:p>0</text:p>
          </table:table-cell>
          <table:table-cell table:formula="of:=IF([.G84]=1;[.D8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U</text:p>
          </table:table-cell>
          <table:table-cell office:value-type="string">
            <text:p>Motor vehicles, trailers and semi-trailers (34)</text:p>
          </table:table-cell>
          <table:table-cell office:value-type="float" office:value="12870895040.9352">
            <text:p>1.29E+10</text:p>
          </table:table-cell>
          <table:table-cell office:value-type="float" office:value="2892376.77897571">
            <text:p>2.89E+06</text:p>
          </table:table-cell>
          <table:table-cell office:value-type="float" office:value="733784.463293985">
            <text:p>7.34E+05</text:p>
          </table:table-cell>
          <table:table-cell office:value-type="float" office:value="0">
            <text:p>0</text:p>
          </table:table-cell>
          <table:table-cell table:formula="of:=IF([.G85]=1;[.D8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U</text:p>
          </table:table-cell>
          <table:table-cell office:value-type="string">
            <text:p>Other transport equipment (35)</text:p>
          </table:table-cell>
          <table:table-cell office:value-type="float" office:value="4983755013.11047">
            <text:p>4.98E+09</text:p>
          </table:table-cell>
          <table:table-cell office:value-type="float" office:value="1008041.74482497">
            <text:p>1.01E+06</text:p>
          </table:table-cell>
          <table:table-cell office:value-type="float" office:value="254289.366789313">
            <text:p>2.54E+05</text:p>
          </table:table-cell>
          <table:table-cell office:value-type="float" office:value="0">
            <text:p>0</text:p>
          </table:table-cell>
          <table:table-cell table:formula="of:=IF([.G86]=1;[.D8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EU</text:p>
          </table:table-cell>
          <table:table-cell office:value-type="string">
            <text:p>Furniture; other manufactured goods n.e.c. (36)</text:p>
          </table:table-cell>
          <table:table-cell office:value-type="float" office:value="16576266741.0016">
            <text:p>1.66E+10</text:p>
          </table:table-cell>
          <table:table-cell office:value-type="float" office:value="3265189.41677193">
            <text:p>3.27E+06</text:p>
          </table:table-cell>
          <table:table-cell office:value-type="float" office:value="960894.029068499">
            <text:p>9.61E+05</text:p>
          </table:table-cell>
          <table:table-cell office:value-type="float" office:value="0">
            <text:p>0</text:p>
          </table:table-cell>
          <table:table-cell table:formula="of:=IF([.G87]=1;[.D8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EU</text:p>
          </table:table-cell>
          <table:table-cell office:value-type="string">
            <text:p>Metal secondary raw materials</text:p>
          </table:table-cell>
          <table:table-cell office:value-type="float" office:value="11160723641.85">
            <text:p>1.12E+10</text:p>
          </table:table-cell>
          <table:table-cell office:value-type="float" office:value="968775.904954055">
            <text:p>9.69E+05</text:p>
          </table:table-cell>
          <table:table-cell office:value-type="float" office:value="202521.103310809">
            <text:p>2.03E+05</text:p>
          </table:table-cell>
          <table:table-cell office:value-type="float" office:value="0">
            <text:p>0</text:p>
          </table:table-cell>
          <table:table-cell table:formula="of:=IF([.G88]=1;[.D8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EU</text:p>
          </table:table-cell>
          <table:table-cell office:value-type="string">
            <text:p>Non-metal secondary raw material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89]=1;[.D8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U</text:p>
          </table:table-cell>
          <table:table-cell office:value-type="string">
            <text:p>Electricity by coal</text:p>
          </table:table-cell>
          <table:table-cell office:value-type="float" office:value="347692614161.7">
            <text:p>3.48E+11</text:p>
          </table:table-cell>
          <table:table-cell office:value-type="float" office:value="6257168.5117516">
            <text:p>6.26E+06</text:p>
          </table:table-cell>
          <table:table-cell office:value-type="float" office:value="9257947.81573234">
            <text:p>9.26E+06</text:p>
          </table:table-cell>
          <table:table-cell office:value-type="float" office:value="1">
            <text:p>1</text:p>
          </table:table-cell>
          <table:table-cell table:formula="of:=IF([.G90]=1;[.D90];0)" office:value-type="float" office:value="347692614161.7">
            <text:p>3.48E+011</text:p>
          </table:table-cell>
          <table:table-cell table:number-columns-repeated="51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EU</text:p>
          </table:table-cell>
          <table:table-cell office:value-type="string">
            <text:p>Electricity by gas</text:p>
          </table:table-cell>
          <table:table-cell office:value-type="float" office:value="193480300756.742">
            <text:p>1.93E+11</text:p>
          </table:table-cell>
          <table:table-cell office:value-type="float" office:value="93870982.1686006">
            <text:p>9.39E+07</text:p>
          </table:table-cell>
          <table:table-cell office:value-type="float" office:value="5021986.1461223">
            <text:p>5.02E+06</text:p>
          </table:table-cell>
          <table:table-cell office:value-type="float" office:value="1">
            <text:p>1</text:p>
          </table:table-cell>
          <table:table-cell table:formula="of:=IF([.G91]=1;[.D91];0)" office:value-type="float" office:value="193480300756.742">
            <text:p>1.93E+011</text:p>
          </table:table-cell>
          <table:table-cell table:number-columns-repeated="51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EU</text:p>
          </table:table-cell>
          <table:table-cell office:value-type="string">
            <text:p>Electricity by nuclear</text:p>
          </table:table-cell>
          <table:table-cell office:value-type="float" office:value="171435527.424399">
            <text:p>1.71E+08</text:p>
          </table:table-cell>
          <table:table-cell office:value-type="float" office:value="31850.7436800267">
            <text:p>3.19E+04</text:p>
          </table:table-cell>
          <table:table-cell office:value-type="float" office:value="37178.1359068961">
            <text:p>3.72E+04</text:p>
          </table:table-cell>
          <table:table-cell office:value-type="float" office:value="0">
            <text:p>0</text:p>
          </table:table-cell>
          <table:table-cell table:formula="of:=IF([.G92]=1;[.D9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U</text:p>
          </table:table-cell>
          <table:table-cell office:value-type="string">
            <text:p>Electricity by hydro</text:p>
          </table:table-cell>
          <table:table-cell office:value-type="float" office:value="104600724.110128">
            <text:p>1.05E+08</text:p>
          </table:table-cell>
          <table:table-cell office:value-type="float" office:value="16153.2005691764">
            <text:p>1.62E+04</text:p>
          </table:table-cell>
          <table:table-cell office:value-type="float" office:value="16469.0768458562">
            <text:p>1.65E+04</text:p>
          </table:table-cell>
          <table:table-cell office:value-type="float" office:value="0">
            <text:p>0</text:p>
          </table:table-cell>
          <table:table-cell table:formula="of:=IF([.G93]=1;[.D9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U</text:p>
          </table:table-cell>
          <table:table-cell office:value-type="string">
            <text:p>Electricity by wind</text:p>
          </table:table-cell>
          <table:table-cell office:value-type="float" office:value="37330300.9257991">
            <text:p>3.73E+07</text:p>
          </table:table-cell>
          <table:table-cell office:value-type="float" office:value="6497.47692769695">
            <text:p>6.50E+03</text:p>
          </table:table-cell>
          <table:table-cell office:value-type="float" office:value="7162.07541833909">
            <text:p>7.16E+03</text:p>
          </table:table-cell>
          <table:table-cell office:value-type="float" office:value="0">
            <text:p>0</text:p>
          </table:table-cell>
          <table:table-cell table:formula="of:=IF([.G94]=1;[.D9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U</text:p>
          </table:table-cell>
          <table:table-cell office:value-type="string">
            <text:p>Electricity nec, including biomass and waste</text:p>
          </table:table-cell>
          <table:table-cell office:value-type="float" office:value="-14489077496.0343">
            <text:p>-1.45E+10</text:p>
          </table:table-cell>
          <table:table-cell office:value-type="float" office:value="3842566.70241972">
            <text:p>3.84E+06</text:p>
          </table:table-cell>
          <table:table-cell office:value-type="float" office:value="858113.536137331">
            <text:p>8.58E+05</text:p>
          </table:table-cell>
          <table:table-cell office:value-type="float" office:value="0">
            <text:p>0</text:p>
          </table:table-cell>
          <table:table-cell table:formula="of:=IF([.G95]=1;[.D9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U</text:p>
          </table:table-cell>
          <table:table-cell office:value-type="string">
            <text:p>Transmission services of electricity</text:p>
          </table:table-cell>
          <table:table-cell office:value-type="float" office:value="86372549.4621567">
            <text:p>8.64E+07</text:p>
          </table:table-cell>
          <table:table-cell office:value-type="float" office:value="15896.4280970308">
            <text:p>1.59E+04</text:p>
          </table:table-cell>
          <table:table-cell office:value-type="float" office:value="16022.981981687">
            <text:p>1.60E+04</text:p>
          </table:table-cell>
          <table:table-cell office:value-type="float" office:value="0">
            <text:p>0</text:p>
          </table:table-cell>
          <table:table-cell table:formula="of:=IF([.G96]=1;[.D9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U</text:p>
          </table:table-cell>
          <table:table-cell office:value-type="string">
            <text:p>Distribution and trade services of electricity</text:p>
          </table:table-cell>
          <table:table-cell office:value-type="float" office:value="299083755.71149">
            <text:p>2.99E+08</text:p>
          </table:table-cell>
          <table:table-cell office:value-type="float" office:value="52441.333405163">
            <text:p>5.24E+04</text:p>
          </table:table-cell>
          <table:table-cell office:value-type="float" office:value="53546.32001258">
            <text:p>5.35E+04</text:p>
          </table:table-cell>
          <table:table-cell office:value-type="float" office:value="0">
            <text:p>0</text:p>
          </table:table-cell>
          <table:table-cell table:formula="of:=IF([.G97]=1;[.D9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U</text:p>
          </table:table-cell>
          <table:table-cell office:value-type="string">
            <text:p>Manufactured gas and distribution services of gaseous fuels through mains</text:p>
          </table:table-cell>
          <table:table-cell office:value-type="float" office:value="2377118950.90331">
            <text:p>2.38E+09</text:p>
          </table:table-cell>
          <table:table-cell office:value-type="float" office:value="685265.235440308">
            <text:p>6.85E+05</text:p>
          </table:table-cell>
          <table:table-cell office:value-type="float" office:value="66859.8787519947">
            <text:p>6.69E+04</text:p>
          </table:table-cell>
          <table:table-cell office:value-type="float" office:value="0">
            <text:p>0</text:p>
          </table:table-cell>
          <table:table-cell table:formula="of:=IF([.G98]=1;[.D9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U</text:p>
          </table:table-cell>
          <table:table-cell office:value-type="string">
            <text:p>Steam and hot water supply services</text:p>
          </table:table-cell>
          <table:table-cell office:value-type="float" office:value="61361573756.4308">
            <text:p>6.14E+10</text:p>
          </table:table-cell>
          <table:table-cell office:value-type="float" office:value="11579413.6402102">
            <text:p>1.16E+07</text:p>
          </table:table-cell>
          <table:table-cell office:value-type="float" office:value="1640854.20372343">
            <text:p>1.64E+06</text:p>
          </table:table-cell>
          <table:table-cell office:value-type="float" office:value="1">
            <text:p>1</text:p>
          </table:table-cell>
          <table:table-cell table:formula="of:=IF([.G99]=1;[.D99];0)" office:value-type="float" office:value="61361573756.4308">
            <text:p>6.14E+010</text:p>
          </table:table-cell>
          <table:table-cell table:number-columns-repeated="51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U</text:p>
          </table:table-cell>
          <table:table-cell office:value-type="string">
            <text:p>Collected and purified water, distribution services of water (41)</text:p>
          </table:table-cell>
          <table:table-cell office:value-type="float" office:value="8426709219.60632">
            <text:p>8.43E+09</text:p>
          </table:table-cell>
          <table:table-cell office:value-type="float" office:value="1851649.18072126">
            <text:p>1.85E+06</text:p>
          </table:table-cell>
          <table:table-cell office:value-type="float" office:value="283002.241831173">
            <text:p>2.83E+05</text:p>
          </table:table-cell>
          <table:table-cell office:value-type="float" office:value="0">
            <text:p>0</text:p>
          </table:table-cell>
          <table:table-cell table:formula="of:=IF([.G100]=1;[.D10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U</text:p>
          </table:table-cell>
          <table:table-cell office:value-type="string">
            <text:p>Construction work (45)</text:p>
          </table:table-cell>
          <table:table-cell office:value-type="float" office:value="42549164896.9544">
            <text:p>4.25E+10</text:p>
          </table:table-cell>
          <table:table-cell office:value-type="float" office:value="4677408.57687387">
            <text:p>4.68E+06</text:p>
          </table:table-cell>
          <table:table-cell office:value-type="float" office:value="7092448.15682146">
            <text:p>7.09E+06</text:p>
          </table:table-cell>
          <table:table-cell office:value-type="float" office:value="0">
            <text:p>0</text:p>
          </table:table-cell>
          <table:table-cell table:formula="of:=IF([.G101]=1;[.D10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U</text:p>
          </table:table-cell>
          <table:table-cell office:value-type="string">
            <text:p>Sale, maintenance, repair of motor vehicles, motor vehicles parts, motorcycles, motor cycles parts and accessoiries</text:p>
          </table:table-cell>
          <table:table-cell office:value-type="float" office:value="8792533972.60799">
            <text:p>8.79E+09</text:p>
          </table:table-cell>
          <table:table-cell office:value-type="float" office:value="1012617.16594328">
            <text:p>1.01E+06</text:p>
          </table:table-cell>
          <table:table-cell office:value-type="float" office:value="1483448.58114626">
            <text:p>1.48E+06</text:p>
          </table:table-cell>
          <table:table-cell office:value-type="float" office:value="0">
            <text:p>0</text:p>
          </table:table-cell>
          <table:table-cell table:formula="of:=IF([.G102]=1;[.D10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U</text:p>
          </table:table-cell>
          <table:table-cell office:value-type="string">
            <text:p>Retail trade services of motor fuel</text:p>
          </table:table-cell>
          <table:table-cell office:value-type="float" office:value="2165600716.35007">
            <text:p>2.17E+09</text:p>
          </table:table-cell>
          <table:table-cell office:value-type="float" office:value="308489.980479827">
            <text:p>3.08E+05</text:p>
          </table:table-cell>
          <table:table-cell office:value-type="float" office:value="288992.017310588">
            <text:p>2.89E+05</text:p>
          </table:table-cell>
          <table:table-cell office:value-type="float" office:value="0">
            <text:p>0</text:p>
          </table:table-cell>
          <table:table-cell table:formula="of:=IF([.G103]=1;[.D10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U</text:p>
          </table:table-cell>
          <table:table-cell office:value-type="string">
            <text:p>Wholesale trade and commission trade services, except of motor vehicles and motorcycles (51)</text:p>
          </table:table-cell>
          <table:table-cell office:value-type="float" office:value="83628647474.3688">
            <text:p>8.36E+10</text:p>
          </table:table-cell>
          <table:table-cell office:value-type="float" office:value="14179096.2741254">
            <text:p>1.42E+07</text:p>
          </table:table-cell>
          <table:table-cell office:value-type="float" office:value="10385729.6258712">
            <text:p>1.04E+07</text:p>
          </table:table-cell>
          <table:table-cell office:value-type="float" office:value="0">
            <text:p>0</text:p>
          </table:table-cell>
          <table:table-cell table:formula="of:=IF([.G104]=1;[.D10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U</text:p>
          </table:table-cell>
          <table:table-cell office:value-type="string">
            <text:p>Retail <text:s/>trade services, except of motor vehicles and motorcycles; repair services of personal and household goods (52)</text:p>
          </table:table-cell>
          <table:table-cell office:value-type="float" office:value="38718266867.4276">
            <text:p>3.87E+10</text:p>
          </table:table-cell>
          <table:table-cell office:value-type="float" office:value="9632229.9972652">
            <text:p>9.63E+06</text:p>
          </table:table-cell>
          <table:table-cell office:value-type="float" office:value="5349348.99667943">
            <text:p>5.35E+06</text:p>
          </table:table-cell>
          <table:table-cell office:value-type="float" office:value="0">
            <text:p>0</text:p>
          </table:table-cell>
          <table:table-cell table:formula="of:=IF([.G105]=1;[.D10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U</text:p>
          </table:table-cell>
          <table:table-cell office:value-type="string">
            <text:p>Hotel and restaurant services (55)</text:p>
          </table:table-cell>
          <table:table-cell office:value-type="float" office:value="9497056675.64833">
            <text:p>9.50E+09</text:p>
          </table:table-cell>
          <table:table-cell office:value-type="float" office:value="2486626.26786985">
            <text:p>2.49E+06</text:p>
          </table:table-cell>
          <table:table-cell office:value-type="float" office:value="932485.81669736">
            <text:p>9.32E+05</text:p>
          </table:table-cell>
          <table:table-cell office:value-type="float" office:value="0">
            <text:p>0</text:p>
          </table:table-cell>
          <table:table-cell table:formula="of:=IF([.G106]=1;[.D10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U</text:p>
          </table:table-cell>
          <table:table-cell office:value-type="string">
            <text:p>Railway transportation services</text:p>
          </table:table-cell>
          <table:table-cell office:value-type="float" office:value="19570716077.0804">
            <text:p>1.96E+10</text:p>
          </table:table-cell>
          <table:table-cell office:value-type="float" office:value="1030564.55979639">
            <text:p>1.03E+06</text:p>
          </table:table-cell>
          <table:table-cell office:value-type="float" office:value="3511969.63106194">
            <text:p>3.51E+06</text:p>
          </table:table-cell>
          <table:table-cell office:value-type="float" office:value="0">
            <text:p>0</text:p>
          </table:table-cell>
          <table:table-cell table:formula="of:=IF([.G107]=1;[.D10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U</text:p>
          </table:table-cell>
          <table:table-cell office:value-type="string">
            <text:p>Other land transportation services</text:p>
          </table:table-cell>
          <table:table-cell office:value-type="float" office:value="28164421995.2457">
            <text:p>2.82E+10</text:p>
          </table:table-cell>
          <table:table-cell office:value-type="float" office:value="5192108.49518891">
            <text:p>5.19E+06</text:p>
          </table:table-cell>
          <table:table-cell office:value-type="float" office:value="14305089.539709">
            <text:p>1.43E+07</text:p>
          </table:table-cell>
          <table:table-cell office:value-type="float" office:value="0">
            <text:p>0</text:p>
          </table:table-cell>
          <table:table-cell table:formula="of:=IF([.G108]=1;[.D10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U</text:p>
          </table:table-cell>
          <table:table-cell office:value-type="string">
            <text:p>Transportation services via pipelines</text:p>
          </table:table-cell>
          <table:table-cell office:value-type="float" office:value="8758115678.77659">
            <text:p>8.76E+09</text:p>
          </table:table-cell>
          <table:table-cell office:value-type="float" office:value="1094850.14825337">
            <text:p>1.09E+06</text:p>
          </table:table-cell>
          <table:table-cell office:value-type="float" office:value="1380891.37904818">
            <text:p>1.38E+06</text:p>
          </table:table-cell>
          <table:table-cell office:value-type="float" office:value="0">
            <text:p>0</text:p>
          </table:table-cell>
          <table:table-cell table:formula="of:=IF([.G109]=1;[.D10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U</text:p>
          </table:table-cell>
          <table:table-cell office:value-type="string">
            <text:p>Sea and coastal water transportation services</text:p>
          </table:table-cell>
          <table:table-cell office:value-type="float" office:value="242249299143.116">
            <text:p>2.42E+11</text:p>
          </table:table-cell>
          <table:table-cell office:value-type="float" office:value="12369984.6070463">
            <text:p>1.24E+07</text:p>
          </table:table-cell>
          <table:table-cell office:value-type="float" office:value="10675779.7372113">
            <text:p>1.07E+07</text:p>
          </table:table-cell>
          <table:table-cell office:value-type="float" office:value="0">
            <text:p>0</text:p>
          </table:table-cell>
          <table:table-cell table:formula="of:=IF([.G110]=1;[.D1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EU</text:p>
          </table:table-cell>
          <table:table-cell office:value-type="string">
            <text:p>Inland water transportation services</text:p>
          </table:table-cell>
          <table:table-cell office:value-type="float" office:value="22791634672.0528">
            <text:p>2.28E+10</text:p>
          </table:table-cell>
          <table:table-cell office:value-type="float" office:value="2429559.26641003">
            <text:p>2.43E+06</text:p>
          </table:table-cell>
          <table:table-cell office:value-type="float" office:value="3369062.84165991">
            <text:p>3.37E+06</text:p>
          </table:table-cell>
          <table:table-cell office:value-type="float" office:value="0">
            <text:p>0</text:p>
          </table:table-cell>
          <table:table-cell table:formula="of:=IF([.G111]=1;[.D1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U</text:p>
          </table:table-cell>
          <table:table-cell office:value-type="string">
            <text:p>Air transport services (62)</text:p>
          </table:table-cell>
          <table:table-cell office:value-type="float" office:value="227292721311.955">
            <text:p>2.27E+11</text:p>
          </table:table-cell>
          <table:table-cell office:value-type="float" office:value="7998186.38525435">
            <text:p>8.00E+06</text:p>
          </table:table-cell>
          <table:table-cell office:value-type="float" office:value="3020352.55062442">
            <text:p>3.02E+06</text:p>
          </table:table-cell>
          <table:table-cell office:value-type="float" office:value="0">
            <text:p>0</text:p>
          </table:table-cell>
          <table:table-cell table:formula="of:=IF([.G112]=1;[.D1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U</text:p>
          </table:table-cell>
          <table:table-cell office:value-type="string">
            <text:p>Supporting and auxiliary transport services; travel agency services (63)</text:p>
          </table:table-cell>
          <table:table-cell office:value-type="float" office:value="71504992288.8722">
            <text:p>7.15E+10</text:p>
          </table:table-cell>
          <table:table-cell office:value-type="float" office:value="4389011.58654758">
            <text:p>4.39E+06</text:p>
          </table:table-cell>
          <table:table-cell office:value-type="float" office:value="13751591.9309316">
            <text:p>1.38E+07</text:p>
          </table:table-cell>
          <table:table-cell office:value-type="float" office:value="0">
            <text:p>0</text:p>
          </table:table-cell>
          <table:table-cell table:formula="of:=IF([.G113]=1;[.D1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U</text:p>
          </table:table-cell>
          <table:table-cell office:value-type="string">
            <text:p>Post and telecommunication services (64)</text:p>
          </table:table-cell>
          <table:table-cell office:value-type="float" office:value="49725421215.1754">
            <text:p>4.97E+10</text:p>
          </table:table-cell>
          <table:table-cell office:value-type="float" office:value="4073586.19475788">
            <text:p>4.07E+06</text:p>
          </table:table-cell>
          <table:table-cell office:value-type="float" office:value="9062856.24413967">
            <text:p>9.06E+06</text:p>
          </table:table-cell>
          <table:table-cell office:value-type="float" office:value="0">
            <text:p>0</text:p>
          </table:table-cell>
          <table:table-cell table:formula="of:=IF([.G114]=1;[.D1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U</text:p>
          </table:table-cell>
          <table:table-cell office:value-type="string">
            <text:p>Financial intermediation services, except insurance and pension funding services (65)</text:p>
          </table:table-cell>
          <table:table-cell office:value-type="float" office:value="5936993705.42061">
            <text:p>5.94E+09</text:p>
          </table:table-cell>
          <table:table-cell office:value-type="float" office:value="1034162.44190587">
            <text:p>1.03E+06</text:p>
          </table:table-cell>
          <table:table-cell office:value-type="float" office:value="322219.789618814">
            <text:p>3.22E+05</text:p>
          </table:table-cell>
          <table:table-cell office:value-type="float" office:value="0">
            <text:p>0</text:p>
          </table:table-cell>
          <table:table-cell table:formula="of:=IF([.G115]=1;[.D1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U</text:p>
          </table:table-cell>
          <table:table-cell office:value-type="string">
            <text:p>Insurance and pension funding services, except compulsory social security services (66)</text:p>
          </table:table-cell>
          <table:table-cell office:value-type="float" office:value="2886648315.08568">
            <text:p>2.89E+09</text:p>
          </table:table-cell>
          <table:table-cell office:value-type="float" office:value="744264.651703816">
            <text:p>7.44E+05</text:p>
          </table:table-cell>
          <table:table-cell office:value-type="float" office:value="62532.181151615">
            <text:p>6.25E+04</text:p>
          </table:table-cell>
          <table:table-cell office:value-type="float" office:value="0">
            <text:p>0</text:p>
          </table:table-cell>
          <table:table-cell table:formula="of:=IF([.G116]=1;[.D1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U</text:p>
          </table:table-cell>
          <table:table-cell office:value-type="string">
            <text:p>Services auxiliary to financial intermediation (67)</text:p>
          </table:table-cell>
          <table:table-cell office:value-type="float" office:value="1943544875.136">
            <text:p>1.94E+09</text:p>
          </table:table-cell>
          <table:table-cell office:value-type="float" office:value="236504.109132271">
            <text:p>2.37E+05</text:p>
          </table:table-cell>
          <table:table-cell office:value-type="float" office:value="79607.7412657218">
            <text:p>7.96E+04</text:p>
          </table:table-cell>
          <table:table-cell office:value-type="float" office:value="0">
            <text:p>0</text:p>
          </table:table-cell>
          <table:table-cell table:formula="of:=IF([.G117]=1;[.D1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U</text:p>
          </table:table-cell>
          <table:table-cell office:value-type="string">
            <text:p>Real estate services (70)</text:p>
          </table:table-cell>
          <table:table-cell office:value-type="float" office:value="8425553484.95911">
            <text:p>8.43E+09</text:p>
          </table:table-cell>
          <table:table-cell office:value-type="float" office:value="2358824.88253791">
            <text:p>2.36E+06</text:p>
          </table:table-cell>
          <table:table-cell office:value-type="float" office:value="407861.591768872">
            <text:p>4.08E+05</text:p>
          </table:table-cell>
          <table:table-cell office:value-type="float" office:value="0">
            <text:p>0</text:p>
          </table:table-cell>
          <table:table-cell table:formula="of:=IF([.G118]=1;[.D1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U</text:p>
          </table:table-cell>
          <table:table-cell office:value-type="string">
            <text:p>Renting services of machinery and equipment without operator and of personal and household goods (71)</text:p>
          </table:table-cell>
          <table:table-cell office:value-type="float" office:value="6697870556.43126">
            <text:p>6.70E+09</text:p>
          </table:table-cell>
          <table:table-cell office:value-type="float" office:value="1327496.74285718">
            <text:p>1.33E+06</text:p>
          </table:table-cell>
          <table:table-cell office:value-type="float" office:value="1050808.23390064">
            <text:p>1.05E+06</text:p>
          </table:table-cell>
          <table:table-cell office:value-type="float" office:value="0">
            <text:p>0</text:p>
          </table:table-cell>
          <table:table-cell table:formula="of:=IF([.G119]=1;[.D11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U</text:p>
          </table:table-cell>
          <table:table-cell office:value-type="string">
            <text:p>Computer and related services (72)</text:p>
          </table:table-cell>
          <table:table-cell office:value-type="float" office:value="4339961623.86715">
            <text:p>4.34E+09</text:p>
          </table:table-cell>
          <table:table-cell office:value-type="float" office:value="847462.111409194">
            <text:p>8.47E+05</text:p>
          </table:table-cell>
          <table:table-cell office:value-type="float" office:value="489274.130626049">
            <text:p>4.89E+05</text:p>
          </table:table-cell>
          <table:table-cell office:value-type="float" office:value="0">
            <text:p>0</text:p>
          </table:table-cell>
          <table:table-cell table:formula="of:=IF([.G120]=1;[.D12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EU</text:p>
          </table:table-cell>
          <table:table-cell office:value-type="string">
            <text:p>Research and development services (73)</text:p>
          </table:table-cell>
          <table:table-cell office:value-type="float" office:value="6560904220.71">
            <text:p>6.56E+09</text:p>
          </table:table-cell>
          <table:table-cell office:value-type="float" office:value="1575717.1770846">
            <text:p>1.58E+06</text:p>
          </table:table-cell>
          <table:table-cell office:value-type="float" office:value="391626.228465462">
            <text:p>3.92E+05</text:p>
          </table:table-cell>
          <table:table-cell office:value-type="float" office:value="0">
            <text:p>0</text:p>
          </table:table-cell>
          <table:table-cell table:formula="of:=IF([.G121]=1;[.D1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U</text:p>
          </table:table-cell>
          <table:table-cell office:value-type="string">
            <text:p>Other business services (74)</text:p>
          </table:table-cell>
          <table:table-cell office:value-type="float" office:value="42814289414.9343">
            <text:p>4.28E+10</text:p>
          </table:table-cell>
          <table:table-cell office:value-type="float" office:value="9991337.13134185">
            <text:p>9.99E+06</text:p>
          </table:table-cell>
          <table:table-cell office:value-type="float" office:value="5422235.63393914">
            <text:p>5.42E+06</text:p>
          </table:table-cell>
          <table:table-cell office:value-type="float" office:value="0">
            <text:p>0</text:p>
          </table:table-cell>
          <table:table-cell table:formula="of:=IF([.G122]=1;[.D1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U</text:p>
          </table:table-cell>
          <table:table-cell office:value-type="string">
            <text:p>Public administration and defence services; compulsory social security services (75)</text:p>
          </table:table-cell>
          <table:table-cell office:value-type="float" office:value="33931384185.7794">
            <text:p>3.39E+10</text:p>
          </table:table-cell>
          <table:table-cell office:value-type="float" office:value="6343260.18380128">
            <text:p>6.34E+06</text:p>
          </table:table-cell>
          <table:table-cell office:value-type="float" office:value="3564454.53696483">
            <text:p>3.56E+06</text:p>
          </table:table-cell>
          <table:table-cell office:value-type="float" office:value="0">
            <text:p>0</text:p>
          </table:table-cell>
          <table:table-cell table:formula="of:=IF([.G123]=1;[.D1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U</text:p>
          </table:table-cell>
          <table:table-cell office:value-type="string">
            <text:p>Education services (80)</text:p>
          </table:table-cell>
          <table:table-cell office:value-type="float" office:value="12478889120.2566">
            <text:p>1.25E+10</text:p>
          </table:table-cell>
          <table:table-cell office:value-type="float" office:value="2142422.64534113">
            <text:p>2.14E+06</text:p>
          </table:table-cell>
          <table:table-cell office:value-type="float" office:value="1111571.19653805">
            <text:p>1.11E+06</text:p>
          </table:table-cell>
          <table:table-cell office:value-type="float" office:value="0">
            <text:p>0</text:p>
          </table:table-cell>
          <table:table-cell table:formula="of:=IF([.G124]=1;[.D1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EU</text:p>
          </table:table-cell>
          <table:table-cell office:value-type="string">
            <text:p>Health and social work services (85)</text:p>
          </table:table-cell>
          <table:table-cell office:value-type="float" office:value="18879594225.5544">
            <text:p>1.89E+10</text:p>
          </table:table-cell>
          <table:table-cell office:value-type="float" office:value="4972179.04118453">
            <text:p>4.97E+06</text:p>
          </table:table-cell>
          <table:table-cell office:value-type="float" office:value="1115988.30032651">
            <text:p>1.12E+06</text:p>
          </table:table-cell>
          <table:table-cell office:value-type="float" office:value="0">
            <text:p>0</text:p>
          </table:table-cell>
          <table:table-cell table:formula="of:=IF([.G125]=1;[.D1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U</text:p>
          </table:table-cell>
          <table:table-cell office:value-type="string">
            <text:p>Collection and treatment services of sewage</text:p>
          </table:table-cell>
          <table:table-cell office:value-type="float" office:value="751874505.453952">
            <text:p>7.52E+08</text:p>
          </table:table-cell>
          <table:table-cell office:value-type="float" office:value="123776.002691298">
            <text:p>1.24E+05</text:p>
          </table:table-cell>
          <table:table-cell office:value-type="float" office:value="106412.807359174">
            <text:p>1.06E+05</text:p>
          </table:table-cell>
          <table:table-cell office:value-type="float" office:value="0">
            <text:p>0</text:p>
          </table:table-cell>
          <table:table-cell table:formula="of:=IF([.G126]=1;[.D1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U</text:p>
          </table:table-cell>
          <table:table-cell office:value-type="string">
            <text:p>Collection of waste</text:p>
          </table:table-cell>
          <table:table-cell office:value-type="float" office:value="5338034588.31877">
            <text:p>5.34E+09</text:p>
          </table:table-cell>
          <table:table-cell office:value-type="float" office:value="774147.689728216">
            <text:p>7.74E+05</text:p>
          </table:table-cell>
          <table:table-cell office:value-type="float" office:value="887930.001772529">
            <text:p>8.88E+05</text:p>
          </table:table-cell>
          <table:table-cell office:value-type="float" office:value="0">
            <text:p>0</text:p>
          </table:table-cell>
          <table:table-cell table:formula="of:=IF([.G127]=1;[.D1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U</text:p>
          </table:table-cell>
          <table:table-cell office:value-type="string">
            <text:p>Incineration of waste</text:p>
          </table:table-cell>
          <table:table-cell office:value-type="float" office:value="1424342250.19782">
            <text:p>1.42E+09</text:p>
          </table:table-cell>
          <table:table-cell office:value-type="float" office:value="218469.583571959">
            <text:p>2.18E+05</text:p>
          </table:table-cell>
          <table:table-cell office:value-type="float" office:value="220845.729870993">
            <text:p>2.21E+05</text:p>
          </table:table-cell>
          <table:table-cell office:value-type="float" office:value="0">
            <text:p>0</text:p>
          </table:table-cell>
          <table:table-cell table:formula="of:=IF([.G128]=1;[.D12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EU</text:p>
          </table:table-cell>
          <table:table-cell office:value-type="string">
            <text:p>Landfill of waste</text:p>
          </table:table-cell>
          <table:table-cell office:value-type="float" office:value="1423266867.27882">
            <text:p>1.42E+09</text:p>
          </table:table-cell>
          <table:table-cell office:value-type="float" office:value="6577191036.32346">
            <text:p>6.58E+09</text:p>
          </table:table-cell>
          <table:table-cell office:value-type="float" office:value="220703.730615456">
            <text:p>2.21E+05</text:p>
          </table:table-cell>
          <table:table-cell office:value-type="float" office:value="0">
            <text:p>0</text:p>
          </table:table-cell>
          <table:table-cell table:formula="of:=IF([.G129]=1;[.D1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EU</text:p>
          </table:table-cell>
          <table:table-cell office:value-type="string">
            <text:p>Sanitation, remediation and similar services</text:p>
          </table:table-cell>
          <table:table-cell office:value-type="float" office:value="3224638981.40166">
            <text:p>3.22E+09</text:p>
          </table:table-cell>
          <table:table-cell office:value-type="float" office:value="476097.943401559">
            <text:p>4.76E+05</text:p>
          </table:table-cell>
          <table:table-cell office:value-type="float" office:value="519300.183163943">
            <text:p>5.19E+05</text:p>
          </table:table-cell>
          <table:table-cell office:value-type="float" office:value="0">
            <text:p>0</text:p>
          </table:table-cell>
          <table:table-cell table:formula="of:=IF([.G130]=1;[.D1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U</text:p>
          </table:table-cell>
          <table:table-cell office:value-type="string">
            <text:p>Membership organisation services n.e.c. (91)</text:p>
          </table:table-cell>
          <table:table-cell office:value-type="float" office:value="6374153276.2928">
            <text:p>6.37E+09</text:p>
          </table:table-cell>
          <table:table-cell office:value-type="float" office:value="1288183.56633657">
            <text:p>1.29E+06</text:p>
          </table:table-cell>
          <table:table-cell office:value-type="float" office:value="1024223.67621669">
            <text:p>1.02E+06</text:p>
          </table:table-cell>
          <table:table-cell office:value-type="float" office:value="0">
            <text:p>0</text:p>
          </table:table-cell>
          <table:table-cell table:formula="of:=IF([.G131]=1;[.D1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U</text:p>
          </table:table-cell>
          <table:table-cell office:value-type="string">
            <text:p>Recreational, cultural and sporting services (92)</text:p>
          </table:table-cell>
          <table:table-cell office:value-type="float" office:value="16481882904.4305">
            <text:p>1.65E+10</text:p>
          </table:table-cell>
          <table:table-cell office:value-type="float" office:value="3440656.96694716">
            <text:p>3.44E+06</text:p>
          </table:table-cell>
          <table:table-cell office:value-type="float" office:value="2647997.259069">
            <text:p>2.65E+06</text:p>
          </table:table-cell>
          <table:table-cell office:value-type="float" office:value="0">
            <text:p>0</text:p>
          </table:table-cell>
          <table:table-cell table:formula="of:=IF([.G132]=1;[.D1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EU</text:p>
          </table:table-cell>
          <table:table-cell office:value-type="string">
            <text:p>Other services (93)</text:p>
          </table:table-cell>
          <table:table-cell office:value-type="float" office:value="6250192117.70266">
            <text:p>6.25E+09</text:p>
          </table:table-cell>
          <table:table-cell office:value-type="float" office:value="1294935.17839467">
            <text:p>1.29E+06</text:p>
          </table:table-cell>
          <table:table-cell office:value-type="float" office:value="974625.834616336">
            <text:p>9.75E+05</text:p>
          </table:table-cell>
          <table:table-cell office:value-type="float" office:value="0">
            <text:p>0</text:p>
          </table:table-cell>
          <table:table-cell table:formula="of:=IF([.G133]=1;[.D1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EU</text:p>
          </table:table-cell>
          <table:table-cell office:value-type="string">
            <text:p>Private households with employed persons (95)</text:p>
          </table:table-cell>
          <table:table-cell office:value-type="float" office:value="1912393415.75693">
            <text:p>1.91E+09</text:p>
          </table:table-cell>
          <table:table-cell office:value-type="float" office:value="442633.282507338">
            <text:p>4.43E+05</text:p>
          </table:table-cell>
          <table:table-cell office:value-type="float" office:value="329864.940154163">
            <text:p>3.30E+05</text:p>
          </table:table-cell>
          <table:table-cell office:value-type="float" office:value="0">
            <text:p>0</text:p>
          </table:table-cell>
          <table:table-cell table:formula="of:=IF([.G134]=1;[.D1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U</text:p>
          </table:table-cell>
          <table:table-cell office:value-type="string">
            <text:p>Extra-territorial organizations and bodi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135]=1;[.D1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I</text:p>
          </table:table-cell>
          <table:table-cell office:value-type="string">
            <text:p>Paddy rice</text:p>
          </table:table-cell>
          <table:table-cell office:value-type="float" office:value="12068343207.5365">
            <text:p>1.21E+10</text:p>
          </table:table-cell>
          <table:table-cell office:value-type="float" office:value="1170947.56463188">
            <text:p>1.17E+06</text:p>
          </table:table-cell>
          <table:table-cell office:value-type="float" office:value="40858919.6861316">
            <text:p>4.09E+07</text:p>
          </table:table-cell>
          <table:table-cell office:value-type="float" office:value="0">
            <text:p>0</text:p>
          </table:table-cell>
          <table:table-cell table:formula="of:=IF([.G136]=1;[.D1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I</text:p>
          </table:table-cell>
          <table:table-cell office:value-type="string">
            <text:p>Wheat</text:p>
          </table:table-cell>
          <table:table-cell office:value-type="float" office:value="6754703963.42388">
            <text:p>6.75E+09</text:p>
          </table:table-cell>
          <table:table-cell office:value-type="float" office:value="966160.924311657">
            <text:p>9.66E+05</text:p>
          </table:table-cell>
          <table:table-cell office:value-type="float" office:value="260010829.95883">
            <text:p>2.60E+08</text:p>
          </table:table-cell>
          <table:table-cell office:value-type="float" office:value="0">
            <text:p>0</text:p>
          </table:table-cell>
          <table:table-cell table:formula="of:=IF([.G137]=1;[.D1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I</text:p>
          </table:table-cell>
          <table:table-cell office:value-type="string">
            <text:p>Cereal grains nec</text:p>
          </table:table-cell>
          <table:table-cell office:value-type="float" office:value="14710819075.1153">
            <text:p>1.47E+10</text:p>
          </table:table-cell>
          <table:table-cell office:value-type="float" office:value="2573393.89918209">
            <text:p>2.57E+06</text:p>
          </table:table-cell>
          <table:table-cell office:value-type="float" office:value="319141400.05989">
            <text:p>3.19E+08</text:p>
          </table:table-cell>
          <table:table-cell office:value-type="float" office:value="0">
            <text:p>0</text:p>
          </table:table-cell>
          <table:table-cell table:formula="of:=IF([.G138]=1;[.D1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I</text:p>
          </table:table-cell>
          <table:table-cell office:value-type="string">
            <text:p>Vegetables, fruit, nuts</text:p>
          </table:table-cell>
          <table:table-cell office:value-type="float" office:value="30393768687.2868">
            <text:p>3.04E+10</text:p>
          </table:table-cell>
          <table:table-cell office:value-type="float" office:value="4907344.37595812">
            <text:p>4.91E+06</text:p>
          </table:table-cell>
          <table:table-cell office:value-type="float" office:value="71563958.4042706">
            <text:p>7.16E+07</text:p>
          </table:table-cell>
          <table:table-cell office:value-type="float" office:value="0">
            <text:p>0</text:p>
          </table:table-cell>
          <table:table-cell table:formula="of:=IF([.G139]=1;[.D1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I</text:p>
          </table:table-cell>
          <table:table-cell office:value-type="string">
            <text:p>Oil seeds</text:p>
          </table:table-cell>
          <table:table-cell office:value-type="float" office:value="7312526075.65836">
            <text:p>7.31E+09</text:p>
          </table:table-cell>
          <table:table-cell office:value-type="float" office:value="1354067.75005715">
            <text:p>1.35E+06</text:p>
          </table:table-cell>
          <table:table-cell office:value-type="float" office:value="342215769.582019">
            <text:p>3.42E+08</text:p>
          </table:table-cell>
          <table:table-cell office:value-type="float" office:value="0">
            <text:p>0</text:p>
          </table:table-cell>
          <table:table-cell table:formula="of:=IF([.G140]=1;[.D1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I</text:p>
          </table:table-cell>
          <table:table-cell office:value-type="string">
            <text:p>Sugar cane, sugar beet</text:p>
          </table:table-cell>
          <table:table-cell office:value-type="float" office:value="1870695514.91394">
            <text:p>1.87E+09</text:p>
          </table:table-cell>
          <table:table-cell office:value-type="float" office:value="375583.107888304">
            <text:p>3.76E+05</text:p>
          </table:table-cell>
          <table:table-cell office:value-type="float" office:value="10119059.6329792">
            <text:p>1.01E+07</text:p>
          </table:table-cell>
          <table:table-cell office:value-type="float" office:value="0">
            <text:p>0</text:p>
          </table:table-cell>
          <table:table-cell table:formula="of:=IF([.G141]=1;[.D1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I</text:p>
          </table:table-cell>
          <table:table-cell office:value-type="string">
            <text:p>Plant-based fibers</text:p>
          </table:table-cell>
          <table:table-cell office:value-type="float" office:value="3708228943.20542">
            <text:p>3.71E+09</text:p>
          </table:table-cell>
          <table:table-cell office:value-type="float" office:value="694597.974338764">
            <text:p>6.95E+05</text:p>
          </table:table-cell>
          <table:table-cell office:value-type="float" office:value="38344193.8285971">
            <text:p>3.83E+07</text:p>
          </table:table-cell>
          <table:table-cell office:value-type="float" office:value="0">
            <text:p>0</text:p>
          </table:table-cell>
          <table:table-cell table:formula="of:=IF([.G142]=1;[.D1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I</text:p>
          </table:table-cell>
          <table:table-cell office:value-type="string">
            <text:p>Crops nec</text:p>
          </table:table-cell>
          <table:table-cell office:value-type="float" office:value="19491577265.2996">
            <text:p>1.95E+10</text:p>
          </table:table-cell>
          <table:table-cell office:value-type="float" office:value="3478839.06167387">
            <text:p>3.48E+06</text:p>
          </table:table-cell>
          <table:table-cell office:value-type="float" office:value="99629826.5132557">
            <text:p>9.96E+07</text:p>
          </table:table-cell>
          <table:table-cell office:value-type="float" office:value="0">
            <text:p>0</text:p>
          </table:table-cell>
          <table:table-cell table:formula="of:=IF([.G143]=1;[.D1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HI</text:p>
          </table:table-cell>
          <table:table-cell office:value-type="string">
            <text:p>Cattle</text:p>
          </table:table-cell>
          <table:table-cell office:value-type="float" office:value="12873245337.8396">
            <text:p>1.29E+10</text:p>
          </table:table-cell>
          <table:table-cell office:value-type="float" office:value="12526973209.8395">
            <text:p>1.25E+10</text:p>
          </table:table-cell>
          <table:table-cell office:value-type="float" office:value="1458439.65950117">
            <text:p>1.46E+06</text:p>
          </table:table-cell>
          <table:table-cell office:value-type="float" office:value="0">
            <text:p>0</text:p>
          </table:table-cell>
          <table:table-cell table:formula="of:=IF([.G144]=1;[.D1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HI</text:p>
          </table:table-cell>
          <table:table-cell office:value-type="string">
            <text:p>Pigs</text:p>
          </table:table-cell>
          <table:table-cell office:value-type="float" office:value="6649010893.50574">
            <text:p>6.65E+09</text:p>
          </table:table-cell>
          <table:table-cell office:value-type="float" office:value="2130658763.41293">
            <text:p>2.13E+09</text:p>
          </table:table-cell>
          <table:table-cell office:value-type="float" office:value="874326.434897889">
            <text:p>8.74E+05</text:p>
          </table:table-cell>
          <table:table-cell office:value-type="float" office:value="0">
            <text:p>0</text:p>
          </table:table-cell>
          <table:table-cell table:formula="of:=IF([.G145]=1;[.D1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I</text:p>
          </table:table-cell>
          <table:table-cell office:value-type="string">
            <text:p>Poultry</text:p>
          </table:table-cell>
          <table:table-cell office:value-type="float" office:value="7341673861.81443">
            <text:p>7.34E+09</text:p>
          </table:table-cell>
          <table:table-cell office:value-type="float" office:value="421346757.852555">
            <text:p>4.21E+08</text:p>
          </table:table-cell>
          <table:table-cell office:value-type="float" office:value="1016034.19417002">
            <text:p>1.02E+06</text:p>
          </table:table-cell>
          <table:table-cell office:value-type="float" office:value="0">
            <text:p>0</text:p>
          </table:table-cell>
          <table:table-cell table:formula="of:=IF([.G146]=1;[.D1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I</text:p>
          </table:table-cell>
          <table:table-cell office:value-type="string">
            <text:p>Meat animals nec</text:p>
          </table:table-cell>
          <table:table-cell office:value-type="float" office:value="1137397173.83068">
            <text:p>1.14E+09</text:p>
          </table:table-cell>
          <table:table-cell office:value-type="float" office:value="240533.569199676">
            <text:p>2.41E+05</text:p>
          </table:table-cell>
          <table:table-cell office:value-type="float" office:value="96598.5325547189">
            <text:p>9.66E+04</text:p>
          </table:table-cell>
          <table:table-cell office:value-type="float" office:value="0">
            <text:p>0</text:p>
          </table:table-cell>
          <table:table-cell table:formula="of:=IF([.G147]=1;[.D1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I</text:p>
          </table:table-cell>
          <table:table-cell office:value-type="string">
            <text:p>Animal products nec</text:p>
          </table:table-cell>
          <table:table-cell office:value-type="float" office:value="2598507006.1868">
            <text:p>2.60E+09</text:p>
          </table:table-cell>
          <table:table-cell office:value-type="float" office:value="226286065.223459">
            <text:p>2.26E+08</text:p>
          </table:table-cell>
          <table:table-cell office:value-type="float" office:value="309947.961227108">
            <text:p>3.10E+05</text:p>
          </table:table-cell>
          <table:table-cell office:value-type="float" office:value="0">
            <text:p>0</text:p>
          </table:table-cell>
          <table:table-cell table:formula="of:=IF([.G148]=1;[.D14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I</text:p>
          </table:table-cell>
          <table:table-cell office:value-type="string">
            <text:p>Raw milk</text:p>
          </table:table-cell>
          <table:table-cell office:value-type="float" office:value="17035454974.0226">
            <text:p>1.70E+10</text:p>
          </table:table-cell>
          <table:table-cell office:value-type="float" office:value="12532358844.42">
            <text:p>1.25E+10</text:p>
          </table:table-cell>
          <table:table-cell office:value-type="float" office:value="2442698.33474892">
            <text:p>2.44E+06</text:p>
          </table:table-cell>
          <table:table-cell office:value-type="float" office:value="0">
            <text:p>0</text:p>
          </table:table-cell>
          <table:table-cell table:formula="of:=IF([.G149]=1;[.D14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I</text:p>
          </table:table-cell>
          <table:table-cell office:value-type="string">
            <text:p>Wool, silk-worm cocoons</text:p>
          </table:table-cell>
          <table:table-cell office:value-type="float" office:value="1406195776.20802">
            <text:p>1.41E+09</text:p>
          </table:table-cell>
          <table:table-cell office:value-type="float" office:value="1771975581.02135">
            <text:p>1.77E+09</text:p>
          </table:table-cell>
          <table:table-cell office:value-type="float" office:value="231676.592768694">
            <text:p>2.32E+05</text:p>
          </table:table-cell>
          <table:table-cell office:value-type="float" office:value="0">
            <text:p>0</text:p>
          </table:table-cell>
          <table:table-cell table:formula="of:=IF([.G150]=1;[.D1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I</text:p>
          </table:table-cell>
          <table:table-cell office:value-type="string">
            <text:p>Products of forestry, logging and related services (02)</text:p>
          </table:table-cell>
          <table:table-cell office:value-type="float" office:value="15717977519.9004">
            <text:p>1.57E+10</text:p>
          </table:table-cell>
          <table:table-cell office:value-type="float" office:value="2951226.55376679">
            <text:p>2.95E+06</text:p>
          </table:table-cell>
          <table:table-cell office:value-type="float" office:value="2040272.22041941">
            <text:p>2.04E+06</text:p>
          </table:table-cell>
          <table:table-cell office:value-type="float" office:value="0">
            <text:p>0</text:p>
          </table:table-cell>
          <table:table-cell table:formula="of:=IF([.G151]=1;[.D15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I</text:p>
          </table:table-cell>
          <table:table-cell office:value-type="string">
            <text:p>Fish and other fishing products; services incidental of fishing (05)</text:p>
          </table:table-cell>
          <table:table-cell office:value-type="float" office:value="22050682543.8291">
            <text:p>2.21E+10</text:p>
          </table:table-cell>
          <table:table-cell office:value-type="float" office:value="1145411.42061895">
            <text:p>1.15E+06</text:p>
          </table:table-cell>
          <table:table-cell office:value-type="float" office:value="3042537.08263902">
            <text:p>3.04E+06</text:p>
          </table:table-cell>
          <table:table-cell office:value-type="float" office:value="0">
            <text:p>0</text:p>
          </table:table-cell>
          <table:table-cell table:formula="of:=IF([.G152]=1;[.D15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HI</text:p>
          </table:table-cell>
          <table:table-cell office:value-type="string">
            <text:p>Coal and lignite; peat (10)</text:p>
          </table:table-cell>
          <table:table-cell office:value-type="float" office:value="4218305911.44886">
            <text:p>4.22E+09</text:p>
          </table:table-cell>
          <table:table-cell office:value-type="float" office:value="21826744769.686">
            <text:p>2.18E+10</text:p>
          </table:table-cell>
          <table:table-cell office:value-type="float" office:value="582314.774118661">
            <text:p>5.82E+05</text:p>
          </table:table-cell>
          <table:table-cell office:value-type="float" office:value="0">
            <text:p>0</text:p>
          </table:table-cell>
          <table:table-cell table:formula="of:=IF([.G153]=1;[.D15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HI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82636158837.5357">
            <text:p>8.26E+10</text:p>
          </table:table-cell>
          <table:table-cell office:value-type="float" office:value="24779040.3751374">
            <text:p>2.48E+07</text:p>
          </table:table-cell>
          <table:table-cell office:value-type="float" office:value="1737104.00265628">
            <text:p>1.74E+06</text:p>
          </table:table-cell>
          <table:table-cell office:value-type="float" office:value="0">
            <text:p>0</text:p>
          </table:table-cell>
          <table:table-cell table:formula="of:=IF([.G154]=1;[.D15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HI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62167595132.78">
            <text:p>6.22E+10</text:p>
          </table:table-cell>
          <table:table-cell office:value-type="float" office:value="18658396.1603396">
            <text:p>1.87E+07</text:p>
          </table:table-cell>
          <table:table-cell office:value-type="float" office:value="1402067.27650737">
            <text:p>1.40E+06</text:p>
          </table:table-cell>
          <table:table-cell office:value-type="float" office:value="0">
            <text:p>0</text:p>
          </table:table-cell>
          <table:table-cell table:formula="of:=IF([.G155]=1;[.D15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I</text:p>
          </table:table-cell>
          <table:table-cell office:value-type="string">
            <text:p>Other petroleum and gaseous materials</text:p>
          </table:table-cell>
          <table:table-cell office:value-type="float" office:value="11991662538.5125">
            <text:p>1.20E+10</text:p>
          </table:table-cell>
          <table:table-cell office:value-type="float" office:value="3731926.17440472">
            <text:p>3.73E+06</text:p>
          </table:table-cell>
          <table:table-cell office:value-type="float" office:value="326542.923565194">
            <text:p>3.27E+05</text:p>
          </table:table-cell>
          <table:table-cell office:value-type="float" office:value="0">
            <text:p>0</text:p>
          </table:table-cell>
          <table:table-cell table:formula="of:=IF([.G156]=1;[.D15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HI</text:p>
          </table:table-cell>
          <table:table-cell office:value-type="string">
            <text:p>Uranium and thorium ores (12)</text:p>
          </table:table-cell>
          <table:table-cell office:value-type="float" office:value="33177417.463718">
            <text:p>3.32E+07</text:p>
          </table:table-cell>
          <table:table-cell office:value-type="float" office:value="9632.81984638639">
            <text:p>9.63E+03</text:p>
          </table:table-cell>
          <table:table-cell office:value-type="float" office:value="6507.30409405556">
            <text:p>6.51E+03</text:p>
          </table:table-cell>
          <table:table-cell office:value-type="float" office:value="0">
            <text:p>0</text:p>
          </table:table-cell>
          <table:table-cell table:formula="of:=IF([.G157]=1;[.D15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HI</text:p>
          </table:table-cell>
          <table:table-cell office:value-type="string">
            <text:p>Iron ores</text:p>
          </table:table-cell>
          <table:table-cell office:value-type="float" office:value="3251637486.16852">
            <text:p>3.25E+09</text:p>
          </table:table-cell>
          <table:table-cell office:value-type="float" office:value="681984.164814334">
            <text:p>6.82E+05</text:p>
          </table:table-cell>
          <table:table-cell office:value-type="float" office:value="172706.998067072">
            <text:p>1.73E+05</text:p>
          </table:table-cell>
          <table:table-cell office:value-type="float" office:value="0">
            <text:p>0</text:p>
          </table:table-cell>
          <table:table-cell table:formula="of:=IF([.G158]=1;[.D15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HI</text:p>
          </table:table-cell>
          <table:table-cell office:value-type="string">
            <text:p>Copper ores and concentrates</text:p>
          </table:table-cell>
          <table:table-cell office:value-type="float" office:value="2946659319.43591">
            <text:p>2.95E+09</text:p>
          </table:table-cell>
          <table:table-cell office:value-type="float" office:value="410144.462190716">
            <text:p>4.10E+05</text:p>
          </table:table-cell>
          <table:table-cell office:value-type="float" office:value="310296.022414662">
            <text:p>3.10E+05</text:p>
          </table:table-cell>
          <table:table-cell office:value-type="float" office:value="0">
            <text:p>0</text:p>
          </table:table-cell>
          <table:table-cell table:formula="of:=IF([.G159]=1;[.D15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HI</text:p>
          </table:table-cell>
          <table:table-cell office:value-type="string">
            <text:p>Nickel ores and concentrates</text:p>
          </table:table-cell>
          <table:table-cell office:value-type="float" office:value="276406537.164263">
            <text:p>2.76E+08</text:p>
          </table:table-cell>
          <table:table-cell office:value-type="float" office:value="54468.0921132816">
            <text:p>5.45E+04</text:p>
          </table:table-cell>
          <table:table-cell office:value-type="float" office:value="23759.2443715171">
            <text:p>2.38E+04</text:p>
          </table:table-cell>
          <table:table-cell office:value-type="float" office:value="0">
            <text:p>0</text:p>
          </table:table-cell>
          <table:table-cell table:formula="of:=IF([.G160]=1;[.D16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HI</text:p>
          </table:table-cell>
          <table:table-cell office:value-type="string">
            <text:p>Aluminium ores and concentrates</text:p>
          </table:table-cell>
          <table:table-cell office:value-type="float" office:value="2643827557.98251">
            <text:p>2.64E+09</text:p>
          </table:table-cell>
          <table:table-cell office:value-type="float" office:value="253931.382979666">
            <text:p>2.54E+05</text:p>
          </table:table-cell>
          <table:table-cell office:value-type="float" office:value="346491.904255071">
            <text:p>3.46E+05</text:p>
          </table:table-cell>
          <table:table-cell office:value-type="float" office:value="0">
            <text:p>0</text:p>
          </table:table-cell>
          <table:table-cell table:formula="of:=IF([.G161]=1;[.D16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HI</text:p>
          </table:table-cell>
          <table:table-cell office:value-type="string">
            <text:p>Precious metal ores and concentrates</text:p>
          </table:table-cell>
          <table:table-cell office:value-type="float" office:value="2580457137.82543">
            <text:p>2.58E+09</text:p>
          </table:table-cell>
          <table:table-cell office:value-type="float" office:value="377157.107858481">
            <text:p>3.77E+05</text:p>
          </table:table-cell>
          <table:table-cell office:value-type="float" office:value="319083.996681318">
            <text:p>3.19E+05</text:p>
          </table:table-cell>
          <table:table-cell office:value-type="float" office:value="0">
            <text:p>0</text:p>
          </table:table-cell>
          <table:table-cell table:formula="of:=IF([.G162]=1;[.D16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I</text:p>
          </table:table-cell>
          <table:table-cell office:value-type="string">
            <text:p>Lead, zinc and tin ores and concentrates</text:p>
          </table:table-cell>
          <table:table-cell office:value-type="float" office:value="836766367.166328">
            <text:p>8.37E+08</text:p>
          </table:table-cell>
          <table:table-cell office:value-type="float" office:value="148862.516097034">
            <text:p>1.49E+05</text:p>
          </table:table-cell>
          <table:table-cell office:value-type="float" office:value="36580.0822060859">
            <text:p>3.66E+04</text:p>
          </table:table-cell>
          <table:table-cell office:value-type="float" office:value="0">
            <text:p>0</text:p>
          </table:table-cell>
          <table:table-cell table:formula="of:=IF([.G163]=1;[.D16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HI</text:p>
          </table:table-cell>
          <table:table-cell office:value-type="string">
            <text:p>Other non-ferrous metal ores and concentrates</text:p>
          </table:table-cell>
          <table:table-cell office:value-type="float" office:value="831848676.714433">
            <text:p>8.32E+08</text:p>
          </table:table-cell>
          <table:table-cell office:value-type="float" office:value="135540.04343975">
            <text:p>1.36E+05</text:p>
          </table:table-cell>
          <table:table-cell office:value-type="float" office:value="34433.5957358415">
            <text:p>3.44E+04</text:p>
          </table:table-cell>
          <table:table-cell office:value-type="float" office:value="0">
            <text:p>0</text:p>
          </table:table-cell>
          <table:table-cell table:formula="of:=IF([.G164]=1;[.D16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HI</text:p>
          </table:table-cell>
          <table:table-cell office:value-type="string">
            <text:p>Stone</text:p>
          </table:table-cell>
          <table:table-cell office:value-type="float" office:value="2747830087.01799">
            <text:p>2.75E+09</text:p>
          </table:table-cell>
          <table:table-cell office:value-type="float" office:value="576767.710400702">
            <text:p>5.77E+05</text:p>
          </table:table-cell>
          <table:table-cell office:value-type="float" office:value="383259.64408368">
            <text:p>3.83E+05</text:p>
          </table:table-cell>
          <table:table-cell office:value-type="float" office:value="0">
            <text:p>0</text:p>
          </table:table-cell>
          <table:table-cell table:formula="of:=IF([.G165]=1;[.D16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HI</text:p>
          </table:table-cell>
          <table:table-cell office:value-type="string">
            <text:p>Sand and clay</text:p>
          </table:table-cell>
          <table:table-cell office:value-type="float" office:value="5778837437.34421">
            <text:p>5.78E+09</text:p>
          </table:table-cell>
          <table:table-cell office:value-type="float" office:value="925537.414653788">
            <text:p>9.26E+05</text:p>
          </table:table-cell>
          <table:table-cell office:value-type="float" office:value="663567.314807809">
            <text:p>6.64E+05</text:p>
          </table:table-cell>
          <table:table-cell office:value-type="float" office:value="0">
            <text:p>0</text:p>
          </table:table-cell>
          <table:table-cell table:formula="of:=IF([.G166]=1;[.D16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HI</text:p>
          </table:table-cell>
          <table:table-cell office:value-type="string">
            <text:p>Chemical and fertilizer minerals, salt and other mining and quarrying products n.e.c.</text:p>
          </table:table-cell>
          <table:table-cell office:value-type="float" office:value="8831570935.92001">
            <text:p>8.83E+09</text:p>
          </table:table-cell>
          <table:table-cell office:value-type="float" office:value="1806458.87751501">
            <text:p>1.81E+06</text:p>
          </table:table-cell>
          <table:table-cell office:value-type="float" office:value="649308.754211356">
            <text:p>6.49E+05</text:p>
          </table:table-cell>
          <table:table-cell office:value-type="float" office:value="0">
            <text:p>0</text:p>
          </table:table-cell>
          <table:table-cell table:formula="of:=IF([.G167]=1;[.D16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HI</text:p>
          </table:table-cell>
          <table:table-cell office:value-type="string">
            <text:p>Products of meat cattle</text:p>
          </table:table-cell>
          <table:table-cell office:value-type="float" office:value="5854084476.55952">
            <text:p>5.85E+09</text:p>
          </table:table-cell>
          <table:table-cell office:value-type="float" office:value="1380964.20650727">
            <text:p>1.38E+06</text:p>
          </table:table-cell>
          <table:table-cell office:value-type="float" office:value="641968.968359889">
            <text:p>6.42E+05</text:p>
          </table:table-cell>
          <table:table-cell office:value-type="float" office:value="0">
            <text:p>0</text:p>
          </table:table-cell>
          <table:table-cell table:formula="of:=IF([.G168]=1;[.D16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I</text:p>
          </table:table-cell>
          <table:table-cell office:value-type="string">
            <text:p>Products of meat pigs</text:p>
          </table:table-cell>
          <table:table-cell office:value-type="float" office:value="3852410538.02752">
            <text:p>3.85E+09</text:p>
          </table:table-cell>
          <table:table-cell office:value-type="float" office:value="753071.31475848">
            <text:p>7.53E+05</text:p>
          </table:table-cell>
          <table:table-cell office:value-type="float" office:value="361098.589087121">
            <text:p>3.61E+05</text:p>
          </table:table-cell>
          <table:table-cell office:value-type="float" office:value="0">
            <text:p>0</text:p>
          </table:table-cell>
          <table:table-cell table:formula="of:=IF([.G169]=1;[.D16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I</text:p>
          </table:table-cell>
          <table:table-cell office:value-type="string">
            <text:p>Products of meat poultry</text:p>
          </table:table-cell>
          <table:table-cell office:value-type="float" office:value="6733393898.24224">
            <text:p>6.73E+09</text:p>
          </table:table-cell>
          <table:table-cell office:value-type="float" office:value="1218134.27684165">
            <text:p>1.22E+06</text:p>
          </table:table-cell>
          <table:table-cell office:value-type="float" office:value="530299.974080289">
            <text:p>5.30E+05</text:p>
          </table:table-cell>
          <table:table-cell office:value-type="float" office:value="0">
            <text:p>0</text:p>
          </table:table-cell>
          <table:table-cell table:formula="of:=IF([.G170]=1;[.D17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HI</text:p>
          </table:table-cell>
          <table:table-cell office:value-type="string">
            <text:p>Meat products nec</text:p>
          </table:table-cell>
          <table:table-cell office:value-type="float" office:value="3753757362.57677">
            <text:p>3.75E+09</text:p>
          </table:table-cell>
          <table:table-cell office:value-type="float" office:value="786873.568258884">
            <text:p>7.87E+05</text:p>
          </table:table-cell>
          <table:table-cell office:value-type="float" office:value="171384.449555759">
            <text:p>1.71E+05</text:p>
          </table:table-cell>
          <table:table-cell office:value-type="float" office:value="0">
            <text:p>0</text:p>
          </table:table-cell>
          <table:table-cell table:formula="of:=IF([.G171]=1;[.D17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I</text:p>
          </table:table-cell>
          <table:table-cell office:value-type="string">
            <text:p>products of Vegetable oils and fats</text:p>
          </table:table-cell>
          <table:table-cell office:value-type="float" office:value="17536282426.3648">
            <text:p>1.75E+10</text:p>
          </table:table-cell>
          <table:table-cell office:value-type="float" office:value="5235018.77638109">
            <text:p>5.24E+06</text:p>
          </table:table-cell>
          <table:table-cell office:value-type="float" office:value="423754.085745931">
            <text:p>4.24E+05</text:p>
          </table:table-cell>
          <table:table-cell office:value-type="float" office:value="0">
            <text:p>0</text:p>
          </table:table-cell>
          <table:table-cell table:formula="of:=IF([.G172]=1;[.D17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I</text:p>
          </table:table-cell>
          <table:table-cell office:value-type="string">
            <text:p>Dairy products</text:p>
          </table:table-cell>
          <table:table-cell office:value-type="float" office:value="14599473961.5334">
            <text:p>1.46E+10</text:p>
          </table:table-cell>
          <table:table-cell office:value-type="float" office:value="2654478.87670509">
            <text:p>2.65E+06</text:p>
          </table:table-cell>
          <table:table-cell office:value-type="float" office:value="1738173.81888012">
            <text:p>1.74E+06</text:p>
          </table:table-cell>
          <table:table-cell office:value-type="float" office:value="0">
            <text:p>0</text:p>
          </table:table-cell>
          <table:table-cell table:formula="of:=IF([.G173]=1;[.D17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I</text:p>
          </table:table-cell>
          <table:table-cell office:value-type="string">
            <text:p>Processed rice</text:p>
          </table:table-cell>
          <table:table-cell office:value-type="float" office:value="13848721126.1277">
            <text:p>1.38E+10</text:p>
          </table:table-cell>
          <table:table-cell office:value-type="float" office:value="2063273.88938487">
            <text:p>2.06E+06</text:p>
          </table:table-cell>
          <table:table-cell office:value-type="float" office:value="616343.479785296">
            <text:p>6.16E+05</text:p>
          </table:table-cell>
          <table:table-cell office:value-type="float" office:value="0">
            <text:p>0</text:p>
          </table:table-cell>
          <table:table-cell table:formula="of:=IF([.G174]=1;[.D17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HI</text:p>
          </table:table-cell>
          <table:table-cell office:value-type="string">
            <text:p>Sugar</text:p>
          </table:table-cell>
          <table:table-cell office:value-type="float" office:value="3545652217.52323">
            <text:p>3.55E+09</text:p>
          </table:table-cell>
          <table:table-cell office:value-type="float" office:value="916488.706514746">
            <text:p>9.16E+05</text:p>
          </table:table-cell>
          <table:table-cell office:value-type="float" office:value="254293.463975378">
            <text:p>2.54E+05</text:p>
          </table:table-cell>
          <table:table-cell office:value-type="float" office:value="0">
            <text:p>0</text:p>
          </table:table-cell>
          <table:table-cell table:formula="of:=IF([.G175]=1;[.D17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HI</text:p>
          </table:table-cell>
          <table:table-cell office:value-type="string">
            <text:p>Food products nec</text:p>
          </table:table-cell>
          <table:table-cell office:value-type="float" office:value="39022943949.9412">
            <text:p>3.90E+10</text:p>
          </table:table-cell>
          <table:table-cell office:value-type="float" office:value="14301277.8663222">
            <text:p>1.43E+07</text:p>
          </table:table-cell>
          <table:table-cell office:value-type="float" office:value="1719087.13352029">
            <text:p>1.72E+06</text:p>
          </table:table-cell>
          <table:table-cell office:value-type="float" office:value="0">
            <text:p>0</text:p>
          </table:table-cell>
          <table:table-cell table:formula="of:=IF([.G176]=1;[.D17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I</text:p>
          </table:table-cell>
          <table:table-cell office:value-type="string">
            <text:p>Beverages</text:p>
          </table:table-cell>
          <table:table-cell office:value-type="float" office:value="12156209134.6019">
            <text:p>1.22E+10</text:p>
          </table:table-cell>
          <table:table-cell office:value-type="float" office:value="4827663.67194154">
            <text:p>4.83E+06</text:p>
          </table:table-cell>
          <table:table-cell office:value-type="float" office:value="813368.93453169">
            <text:p>8.13E+05</text:p>
          </table:table-cell>
          <table:table-cell office:value-type="float" office:value="0">
            <text:p>0</text:p>
          </table:table-cell>
          <table:table-cell table:formula="of:=IF([.G177]=1;[.D17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HI</text:p>
          </table:table-cell>
          <table:table-cell office:value-type="string">
            <text:p>Fish products</text:p>
          </table:table-cell>
          <table:table-cell office:value-type="float" office:value="8401501950.7878">
            <text:p>8.40E+09</text:p>
          </table:table-cell>
          <table:table-cell office:value-type="float" office:value="1172005.41089153">
            <text:p>1.17E+06</text:p>
          </table:table-cell>
          <table:table-cell office:value-type="float" office:value="1104780.16527171">
            <text:p>1.10E+06</text:p>
          </table:table-cell>
          <table:table-cell office:value-type="float" office:value="0">
            <text:p>0</text:p>
          </table:table-cell>
          <table:table-cell table:formula="of:=IF([.G178]=1;[.D17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HI</text:p>
          </table:table-cell>
          <table:table-cell office:value-type="string">
            <text:p>Tobacco products (16)</text:p>
          </table:table-cell>
          <table:table-cell office:value-type="float" office:value="3811774765.90196">
            <text:p>3.81E+09</text:p>
          </table:table-cell>
          <table:table-cell office:value-type="float" office:value="932699.790601419">
            <text:p>9.33E+05</text:p>
          </table:table-cell>
          <table:table-cell office:value-type="float" office:value="314366.409909626">
            <text:p>3.14E+05</text:p>
          </table:table-cell>
          <table:table-cell office:value-type="float" office:value="0">
            <text:p>0</text:p>
          </table:table-cell>
          <table:table-cell table:formula="of:=IF([.G179]=1;[.D17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HI</text:p>
          </table:table-cell>
          <table:table-cell office:value-type="string">
            <text:p>Textiles (17)</text:p>
          </table:table-cell>
          <table:table-cell office:value-type="float" office:value="34833394147.7746">
            <text:p>3.48E+10</text:p>
          </table:table-cell>
          <table:table-cell office:value-type="float" office:value="6916353.18215901">
            <text:p>6.92E+06</text:p>
          </table:table-cell>
          <table:table-cell office:value-type="float" office:value="1136731.59854018">
            <text:p>1.14E+06</text:p>
          </table:table-cell>
          <table:table-cell office:value-type="float" office:value="0">
            <text:p>0</text:p>
          </table:table-cell>
          <table:table-cell table:formula="of:=IF([.G180]=1;[.D18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HI</text:p>
          </table:table-cell>
          <table:table-cell office:value-type="string">
            <text:p>Wearing apparel; furs (18)</text:p>
          </table:table-cell>
          <table:table-cell office:value-type="float" office:value="5286477464.33873">
            <text:p>5.29E+09</text:p>
          </table:table-cell>
          <table:table-cell office:value-type="float" office:value="1054952.76180774">
            <text:p>1.05E+06</text:p>
          </table:table-cell>
          <table:table-cell office:value-type="float" office:value="535818.324678773">
            <text:p>5.36E+05</text:p>
          </table:table-cell>
          <table:table-cell office:value-type="float" office:value="0">
            <text:p>0</text:p>
          </table:table-cell>
          <table:table-cell table:formula="of:=IF([.G181]=1;[.D18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HI</text:p>
          </table:table-cell>
          <table:table-cell office:value-type="string">
            <text:p>Leather and leather products (19)</text:p>
          </table:table-cell>
          <table:table-cell office:value-type="float" office:value="6984536409.6026">
            <text:p>6.98E+09</text:p>
          </table:table-cell>
          <table:table-cell office:value-type="float" office:value="526407.637554587">
            <text:p>5.26E+05</text:p>
          </table:table-cell>
          <table:table-cell office:value-type="float" office:value="145456.297837222">
            <text:p>1.45E+05</text:p>
          </table:table-cell>
          <table:table-cell office:value-type="float" office:value="0">
            <text:p>0</text:p>
          </table:table-cell>
          <table:table-cell table:formula="of:=IF([.G182]=1;[.D18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HI</text:p>
          </table:table-cell>
          <table:table-cell office:value-type="string">
            <text:p>Wood and products of wood and cork (except furniture); articles of straw and plaiting materials (20)</text:p>
          </table:table-cell>
          <table:table-cell office:value-type="float" office:value="25232325929.9871">
            <text:p>2.52E+10</text:p>
          </table:table-cell>
          <table:table-cell office:value-type="float" office:value="18306223.1599654">
            <text:p>1.83E+07</text:p>
          </table:table-cell>
          <table:table-cell office:value-type="float" office:value="4230651.67303027">
            <text:p>4.23E+06</text:p>
          </table:table-cell>
          <table:table-cell office:value-type="float" office:value="0">
            <text:p>0</text:p>
          </table:table-cell>
          <table:table-cell table:formula="of:=IF([.G183]=1;[.D18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HI</text:p>
          </table:table-cell>
          <table:table-cell office:value-type="string">
            <text:p>Pulp, paper and paper products (21)</text:p>
          </table:table-cell>
          <table:table-cell office:value-type="float" office:value="72255241783.6132">
            <text:p>7.23E+10</text:p>
          </table:table-cell>
          <table:table-cell office:value-type="float" office:value="44167078.7283452">
            <text:p>4.42E+07</text:p>
          </table:table-cell>
          <table:table-cell office:value-type="float" office:value="6517232.161965">
            <text:p>6.52E+06</text:p>
          </table:table-cell>
          <table:table-cell office:value-type="float" office:value="0">
            <text:p>0</text:p>
          </table:table-cell>
          <table:table-cell table:formula="of:=IF([.G184]=1;[.D18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I</text:p>
          </table:table-cell>
          <table:table-cell office:value-type="string">
            <text:p>Printed matter and recorded media (22)</text:p>
          </table:table-cell>
          <table:table-cell office:value-type="float" office:value="46289357966.6823">
            <text:p>4.63E+10</text:p>
          </table:table-cell>
          <table:table-cell office:value-type="float" office:value="24413250.2382252">
            <text:p>2.44E+07</text:p>
          </table:table-cell>
          <table:table-cell office:value-type="float" office:value="3107234.77051523">
            <text:p>3.11E+06</text:p>
          </table:table-cell>
          <table:table-cell office:value-type="float" office:value="0">
            <text:p>0</text:p>
          </table:table-cell>
          <table:table-cell table:formula="of:=IF([.G185]=1;[.D18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HI</text:p>
          </table:table-cell>
          <table:table-cell office:value-type="string">
            <text:p>Coke oven products</text:p>
          </table:table-cell>
          <table:table-cell office:value-type="float" office:value="109471158159.747">
            <text:p>1.09E+11</text:p>
          </table:table-cell>
          <table:table-cell office:value-type="float" office:value="274819.75319992">
            <text:p>2.75E+05</text:p>
          </table:table-cell>
          <table:table-cell office:value-type="float" office:value="30603.0423915739">
            <text:p>3.06E+04</text:p>
          </table:table-cell>
          <table:table-cell office:value-type="float" office:value="0">
            <text:p>0</text:p>
          </table:table-cell>
          <table:table-cell table:formula="of:=IF([.G186]=1;[.D18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HI</text:p>
          </table:table-cell>
          <table:table-cell office:value-type="string">
            <text:p>Motor spirit (gasoline)</text:p>
          </table:table-cell>
          <table:table-cell office:value-type="float" office:value="90877868232.9694">
            <text:p>9.09E+10</text:p>
          </table:table-cell>
          <table:table-cell office:value-type="float" office:value="10615292.7343562">
            <text:p>1.06E+07</text:p>
          </table:table-cell>
          <table:table-cell office:value-type="float" office:value="1121875.32232723">
            <text:p>1.12E+06</text:p>
          </table:table-cell>
          <table:table-cell office:value-type="float" office:value="0">
            <text:p>0</text:p>
          </table:table-cell>
          <table:table-cell table:formula="of:=IF([.G187]=1;[.D18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HI</text:p>
          </table:table-cell>
          <table:table-cell office:value-type="string">
            <text:p>Kerosene, including kerosene type jet fuel</text:p>
          </table:table-cell>
          <table:table-cell office:value-type="float" office:value="24286865989.2267">
            <text:p>2.43E+10</text:p>
          </table:table-cell>
          <table:table-cell office:value-type="float" office:value="2587824.42200456">
            <text:p>2.59E+06</text:p>
          </table:table-cell>
          <table:table-cell office:value-type="float" office:value="296765.630319409">
            <text:p>2.97E+05</text:p>
          </table:table-cell>
          <table:table-cell office:value-type="float" office:value="0">
            <text:p>0</text:p>
          </table:table-cell>
          <table:table-cell table:formula="of:=IF([.G188]=1;[.D18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HI</text:p>
          </table:table-cell>
          <table:table-cell office:value-type="string">
            <text:p>Gas oils</text:p>
          </table:table-cell>
          <table:table-cell office:value-type="float" office:value="55049986975.1904">
            <text:p>5.50E+10</text:p>
          </table:table-cell>
          <table:table-cell office:value-type="float" office:value="5726846.7971158">
            <text:p>5.73E+06</text:p>
          </table:table-cell>
          <table:table-cell office:value-type="float" office:value="632854.036074959">
            <text:p>6.33E+05</text:p>
          </table:table-cell>
          <table:table-cell office:value-type="float" office:value="0">
            <text:p>0</text:p>
          </table:table-cell>
          <table:table-cell table:formula="of:=IF([.G189]=1;[.D18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HI</text:p>
          </table:table-cell>
          <table:table-cell office:value-type="string">
            <text:p>Fuel oils n.e.c.</text:p>
          </table:table-cell>
          <table:table-cell office:value-type="float" office:value="33461938421.1781">
            <text:p>3.35E+10</text:p>
          </table:table-cell>
          <table:table-cell office:value-type="float" office:value="2556270.46699868">
            <text:p>2.56E+06</text:p>
          </table:table-cell>
          <table:table-cell office:value-type="float" office:value="422742.17018122">
            <text:p>4.23E+05</text:p>
          </table:table-cell>
          <table:table-cell office:value-type="float" office:value="0">
            <text:p>0</text:p>
          </table:table-cell>
          <table:table-cell table:formula="of:=IF([.G190]=1;[.D19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HI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3333609843.53712">
            <text:p>3.33E+09</text:p>
          </table:table-cell>
          <table:table-cell office:value-type="float" office:value="258047.116290831">
            <text:p>2.58E+05</text:p>
          </table:table-cell>
          <table:table-cell office:value-type="float" office:value="40680.5575377804">
            <text:p>4.07E+04</text:p>
          </table:table-cell>
          <table:table-cell office:value-type="float" office:value="0">
            <text:p>0</text:p>
          </table:table-cell>
          <table:table-cell table:formula="of:=IF([.G191]=1;[.D19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HI</text:p>
          </table:table-cell>
          <table:table-cell office:value-type="string">
            <text:p>Other petroleum products</text:p>
          </table:table-cell>
          <table:table-cell office:value-type="float" office:value="106075468238.604">
            <text:p>1.06E+11</text:p>
          </table:table-cell>
          <table:table-cell office:value-type="float" office:value="5863696.6429535">
            <text:p>5.86E+06</text:p>
          </table:table-cell>
          <table:table-cell office:value-type="float" office:value="839372.664970871">
            <text:p>8.39E+05</text:p>
          </table:table-cell>
          <table:table-cell office:value-type="float" office:value="0">
            <text:p>0</text:p>
          </table:table-cell>
          <table:table-cell table:formula="of:=IF([.G192]=1;[.D19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HI</text:p>
          </table:table-cell>
          <table:table-cell office:value-type="string">
            <text:p>Nuclear fuel</text:p>
          </table:table-cell>
          <table:table-cell office:value-type="float" office:value="2581.04198317847">
            <text:p>2.58E+03</text:p>
          </table:table-cell>
          <table:table-cell office:value-type="float" office:value="1.53594010905723">
            <text:p>1.54E+00</text:p>
          </table:table-cell>
          <table:table-cell office:value-type="float" office:value="0.405699613400555">
            <text:p>4.06E-01</text:p>
          </table:table-cell>
          <table:table-cell office:value-type="float" office:value="0">
            <text:p>0</text:p>
          </table:table-cell>
          <table:table-cell table:formula="of:=IF([.G193]=1;[.D19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HI</text:p>
          </table:table-cell>
          <table:table-cell office:value-type="string">
            <text:p>Chemicals, chemical products and man-made fibres (24)</text:p>
          </table:table-cell>
          <table:table-cell office:value-type="float" office:value="365581326746.388">
            <text:p>3.66E+11</text:p>
          </table:table-cell>
          <table:table-cell office:value-type="float" office:value="71173584.9902196">
            <text:p>7.12E+07</text:p>
          </table:table-cell>
          <table:table-cell office:value-type="float" office:value="9851328.40134946">
            <text:p>9.85E+06</text:p>
          </table:table-cell>
          <table:table-cell office:value-type="float" office:value="0">
            <text:p>0</text:p>
          </table:table-cell>
          <table:table-cell table:formula="of:=IF([.G194]=1;[.D19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HI</text:p>
          </table:table-cell>
          <table:table-cell office:value-type="string">
            <text:p>Rubber and plastic products (25)</text:p>
          </table:table-cell>
          <table:table-cell office:value-type="float" office:value="66631518702.172">
            <text:p>6.66E+10</text:p>
          </table:table-cell>
          <table:table-cell office:value-type="float" office:value="10808559.9374088">
            <text:p>1.08E+07</text:p>
          </table:table-cell>
          <table:table-cell office:value-type="float" office:value="4576831.29423369">
            <text:p>4.58E+06</text:p>
          </table:table-cell>
          <table:table-cell office:value-type="float" office:value="0">
            <text:p>0</text:p>
          </table:table-cell>
          <table:table-cell table:formula="of:=IF([.G195]=1;[.D19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I</text:p>
          </table:table-cell>
          <table:table-cell office:value-type="string">
            <text:p>Glass and glass products</text:p>
          </table:table-cell>
          <table:table-cell office:value-type="float" office:value="22761148985.9731">
            <text:p>2.28E+10</text:p>
          </table:table-cell>
          <table:table-cell office:value-type="float" office:value="2411312.31449447">
            <text:p>2.41E+06</text:p>
          </table:table-cell>
          <table:table-cell office:value-type="float" office:value="645501.509969164">
            <text:p>6.46E+05</text:p>
          </table:table-cell>
          <table:table-cell office:value-type="float" office:value="0">
            <text:p>0</text:p>
          </table:table-cell>
          <table:table-cell table:formula="of:=IF([.G196]=1;[.D19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HI</text:p>
          </table:table-cell>
          <table:table-cell office:value-type="string">
            <text:p>Ceramic goods</text:p>
          </table:table-cell>
          <table:table-cell office:value-type="float" office:value="48120480656.7662">
            <text:p>4.81E+10</text:p>
          </table:table-cell>
          <table:table-cell office:value-type="float" office:value="5279663.33989463">
            <text:p>5.28E+06</text:p>
          </table:table-cell>
          <table:table-cell office:value-type="float" office:value="1297601.96290278">
            <text:p>1.30E+06</text:p>
          </table:table-cell>
          <table:table-cell office:value-type="float" office:value="0">
            <text:p>0</text:p>
          </table:table-cell>
          <table:table-cell table:formula="of:=IF([.G197]=1;[.D19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HI</text:p>
          </table:table-cell>
          <table:table-cell office:value-type="string">
            <text:p>Bricks, tiles and construction products, in baked clay</text:p>
          </table:table-cell>
          <table:table-cell office:value-type="float" office:value="32881298527.2305">
            <text:p>3.29E+10</text:p>
          </table:table-cell>
          <table:table-cell office:value-type="float" office:value="2721772.57413196">
            <text:p>2.72E+06</text:p>
          </table:table-cell>
          <table:table-cell office:value-type="float" office:value="785879.238180901">
            <text:p>7.86E+05</text:p>
          </table:table-cell>
          <table:table-cell office:value-type="float" office:value="0">
            <text:p>0</text:p>
          </table:table-cell>
          <table:table-cell table:formula="of:=IF([.G198]=1;[.D19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HI</text:p>
          </table:table-cell>
          <table:table-cell office:value-type="string">
            <text:p>Cement, lime and plaster</text:p>
          </table:table-cell>
          <table:table-cell office:value-type="float" office:value="212011727177.577">
            <text:p>2.12E+11</text:p>
          </table:table-cell>
          <table:table-cell office:value-type="float" office:value="5085746.72843004">
            <text:p>5.09E+06</text:p>
          </table:table-cell>
          <table:table-cell office:value-type="float" office:value="1444163.5892593">
            <text:p>1.44E+06</text:p>
          </table:table-cell>
          <table:table-cell office:value-type="float" office:value="0">
            <text:p>0</text:p>
          </table:table-cell>
          <table:table-cell table:formula="of:=IF([.G199]=1;[.D19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HI</text:p>
          </table:table-cell>
          <table:table-cell office:value-type="string">
            <text:p>Other non-metallic mineral products</text:p>
          </table:table-cell>
          <table:table-cell office:value-type="float" office:value="7655336380.75501">
            <text:p>7.66E+09</text:p>
          </table:table-cell>
          <table:table-cell office:value-type="float" office:value="539197.831907111">
            <text:p>5.39E+05</text:p>
          </table:table-cell>
          <table:table-cell office:value-type="float" office:value="145822.140830963">
            <text:p>1.46E+05</text:p>
          </table:table-cell>
          <table:table-cell office:value-type="float" office:value="0">
            <text:p>0</text:p>
          </table:table-cell>
          <table:table-cell table:formula="of:=IF([.G200]=1;[.D20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HI</text:p>
          </table:table-cell>
          <table:table-cell office:value-type="string">
            <text:p>Basic iron and steel and of ferro-alloys and first products thereof</text:p>
          </table:table-cell>
          <table:table-cell office:value-type="float" office:value="754281877708.293">
            <text:p>7.54E+11</text:p>
          </table:table-cell>
          <table:table-cell office:value-type="float" office:value="16293246.2251854">
            <text:p>1.63E+07</text:p>
          </table:table-cell>
          <table:table-cell office:value-type="float" office:value="2468493.62004943">
            <text:p>2.47E+06</text:p>
          </table:table-cell>
          <table:table-cell office:value-type="float" office:value="0">
            <text:p>0</text:p>
          </table:table-cell>
          <table:table-cell table:formula="of:=IF([.G201]=1;[.D20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HI</text:p>
          </table:table-cell>
          <table:table-cell office:value-type="string">
            <text:p>Precious metals</text:p>
          </table:table-cell>
          <table:table-cell office:value-type="float" office:value="5047435823.46455">
            <text:p>5.05E+09</text:p>
          </table:table-cell>
          <table:table-cell office:value-type="float" office:value="813170.221068896">
            <text:p>8.13E+05</text:p>
          </table:table-cell>
          <table:table-cell office:value-type="float" office:value="97157.9719796513">
            <text:p>9.72E+04</text:p>
          </table:table-cell>
          <table:table-cell office:value-type="float" office:value="0">
            <text:p>0</text:p>
          </table:table-cell>
          <table:table-cell table:formula="of:=IF([.G202]=1;[.D20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HI</text:p>
          </table:table-cell>
          <table:table-cell office:value-type="string">
            <text:p>Aluminium and aluminium products</text:p>
          </table:table-cell>
          <table:table-cell office:value-type="float" office:value="45335564998.3502">
            <text:p>4.53E+10</text:p>
          </table:table-cell>
          <table:table-cell office:value-type="float" office:value="7573937.66150552">
            <text:p>7.57E+06</text:p>
          </table:table-cell>
          <table:table-cell office:value-type="float" office:value="779504.585912065">
            <text:p>7.80E+05</text:p>
          </table:table-cell>
          <table:table-cell office:value-type="float" office:value="0">
            <text:p>0</text:p>
          </table:table-cell>
          <table:table-cell table:formula="of:=IF([.G203]=1;[.D20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HI</text:p>
          </table:table-cell>
          <table:table-cell office:value-type="string">
            <text:p>Lead, zinc and tin and products thereof</text:p>
          </table:table-cell>
          <table:table-cell office:value-type="float" office:value="6215883439.2047">
            <text:p>6.22E+09</text:p>
          </table:table-cell>
          <table:table-cell office:value-type="float" office:value="1217273.49417906">
            <text:p>1.22E+06</text:p>
          </table:table-cell>
          <table:table-cell office:value-type="float" office:value="170754.97581651">
            <text:p>1.71E+05</text:p>
          </table:table-cell>
          <table:table-cell office:value-type="float" office:value="0">
            <text:p>0</text:p>
          </table:table-cell>
          <table:table-cell table:formula="of:=IF([.G204]=1;[.D20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I</text:p>
          </table:table-cell>
          <table:table-cell office:value-type="string">
            <text:p>Copper products</text:p>
          </table:table-cell>
          <table:table-cell office:value-type="float" office:value="5291896953.91735">
            <text:p>5.29E+09</text:p>
          </table:table-cell>
          <table:table-cell office:value-type="float" office:value="1060636.70827848">
            <text:p>1.06E+06</text:p>
          </table:table-cell>
          <table:table-cell office:value-type="float" office:value="185475.790451669">
            <text:p>1.85E+05</text:p>
          </table:table-cell>
          <table:table-cell office:value-type="float" office:value="0">
            <text:p>0</text:p>
          </table:table-cell>
          <table:table-cell table:formula="of:=IF([.G205]=1;[.D20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HI</text:p>
          </table:table-cell>
          <table:table-cell office:value-type="string">
            <text:p>Other non-ferrous metal products</text:p>
          </table:table-cell>
          <table:table-cell office:value-type="float" office:value="6453578141.53433">
            <text:p>6.45E+09</text:p>
          </table:table-cell>
          <table:table-cell office:value-type="float" office:value="1210993.39718241">
            <text:p>1.21E+06</text:p>
          </table:table-cell>
          <table:table-cell office:value-type="float" office:value="154813.117672675">
            <text:p>1.55E+05</text:p>
          </table:table-cell>
          <table:table-cell office:value-type="float" office:value="0">
            <text:p>0</text:p>
          </table:table-cell>
          <table:table-cell table:formula="of:=IF([.G206]=1;[.D20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HI</text:p>
          </table:table-cell>
          <table:table-cell office:value-type="string">
            <text:p>Foundry work services</text:p>
          </table:table-cell>
          <table:table-cell office:value-type="float" office:value="5084822112.31216">
            <text:p>5.08E+09</text:p>
          </table:table-cell>
          <table:table-cell office:value-type="float" office:value="3257211.64931873">
            <text:p>3.26E+06</text:p>
          </table:table-cell>
          <table:table-cell office:value-type="float" office:value="684411.411951989">
            <text:p>6.84E+05</text:p>
          </table:table-cell>
          <table:table-cell office:value-type="float" office:value="0">
            <text:p>0</text:p>
          </table:table-cell>
          <table:table-cell table:formula="of:=IF([.G207]=1;[.D20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I</text:p>
          </table:table-cell>
          <table:table-cell office:value-type="string">
            <text:p>Fabricated metal products, except machinery and equipment (28)</text:p>
          </table:table-cell>
          <table:table-cell office:value-type="float" office:value="23153947122.1155">
            <text:p>2.32E+10</text:p>
          </table:table-cell>
          <table:table-cell office:value-type="float" office:value="7391831.70105893">
            <text:p>7.39E+06</text:p>
          </table:table-cell>
          <table:table-cell office:value-type="float" office:value="1106394.40755323">
            <text:p>1.11E+06</text:p>
          </table:table-cell>
          <table:table-cell office:value-type="float" office:value="0">
            <text:p>0</text:p>
          </table:table-cell>
          <table:table-cell table:formula="of:=IF([.G208]=1;[.D20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HI</text:p>
          </table:table-cell>
          <table:table-cell office:value-type="string">
            <text:p>Machinery and equipment n.e.c. (29)</text:p>
          </table:table-cell>
          <table:table-cell office:value-type="float" office:value="22229987788.2064">
            <text:p>2.22E+10</text:p>
          </table:table-cell>
          <table:table-cell office:value-type="float" office:value="7236833.0573912">
            <text:p>7.24E+06</text:p>
          </table:table-cell>
          <table:table-cell office:value-type="float" office:value="1224744.84792553">
            <text:p>1.22E+06</text:p>
          </table:table-cell>
          <table:table-cell office:value-type="float" office:value="0">
            <text:p>0</text:p>
          </table:table-cell>
          <table:table-cell table:formula="of:=IF([.G209]=1;[.D20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HI</text:p>
          </table:table-cell>
          <table:table-cell office:value-type="string">
            <text:p>Office machinery and computers (30)</text:p>
          </table:table-cell>
          <table:table-cell office:value-type="float" office:value="3679905157.78865">
            <text:p>3.68E+09</text:p>
          </table:table-cell>
          <table:table-cell office:value-type="float" office:value="1527467.60655713">
            <text:p>1.53E+06</text:p>
          </table:table-cell>
          <table:table-cell office:value-type="float" office:value="349801.345326268">
            <text:p>3.50E+05</text:p>
          </table:table-cell>
          <table:table-cell office:value-type="float" office:value="0">
            <text:p>0</text:p>
          </table:table-cell>
          <table:table-cell table:formula="of:=IF([.G210]=1;[.D2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HI</text:p>
          </table:table-cell>
          <table:table-cell office:value-type="string">
            <text:p>Electrical machinery and apparatus n.e.c. (31)</text:p>
          </table:table-cell>
          <table:table-cell office:value-type="float" office:value="10103054718.1891">
            <text:p>1.01E+10</text:p>
          </table:table-cell>
          <table:table-cell office:value-type="float" office:value="2620890.22919685">
            <text:p>2.62E+06</text:p>
          </table:table-cell>
          <table:table-cell office:value-type="float" office:value="1289635.38897336">
            <text:p>1.29E+06</text:p>
          </table:table-cell>
          <table:table-cell office:value-type="float" office:value="0">
            <text:p>0</text:p>
          </table:table-cell>
          <table:table-cell table:formula="of:=IF([.G211]=1;[.D2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HI</text:p>
          </table:table-cell>
          <table:table-cell office:value-type="string">
            <text:p>Radio, television and communication equipment and apparatus (32)</text:p>
          </table:table-cell>
          <table:table-cell office:value-type="float" office:value="4028582938.65884">
            <text:p>4.03E+09</text:p>
          </table:table-cell>
          <table:table-cell office:value-type="float" office:value="2242635.94369459">
            <text:p>2.24E+06</text:p>
          </table:table-cell>
          <table:table-cell office:value-type="float" office:value="491909.133702119">
            <text:p>4.92E+05</text:p>
          </table:table-cell>
          <table:table-cell office:value-type="float" office:value="0">
            <text:p>0</text:p>
          </table:table-cell>
          <table:table-cell table:formula="of:=IF([.G212]=1;[.D2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HI</text:p>
          </table:table-cell>
          <table:table-cell office:value-type="string">
            <text:p>Medical, precision and optical instruments, watches and clocks (33)</text:p>
          </table:table-cell>
          <table:table-cell office:value-type="float" office:value="9834429019.10665">
            <text:p>9.83E+09</text:p>
          </table:table-cell>
          <table:table-cell office:value-type="float" office:value="2541776.70157105">
            <text:p>2.54E+06</text:p>
          </table:table-cell>
          <table:table-cell office:value-type="float" office:value="471945.97743464">
            <text:p>4.72E+05</text:p>
          </table:table-cell>
          <table:table-cell office:value-type="float" office:value="0">
            <text:p>0</text:p>
          </table:table-cell>
          <table:table-cell table:formula="of:=IF([.G213]=1;[.D2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HI</text:p>
          </table:table-cell>
          <table:table-cell office:value-type="string">
            <text:p>Motor vehicles, trailers and semi-trailers (34)</text:p>
          </table:table-cell>
          <table:table-cell office:value-type="float" office:value="29551185982.2272">
            <text:p>2.96E+10</text:p>
          </table:table-cell>
          <table:table-cell office:value-type="float" office:value="8899862.89610849">
            <text:p>8.90E+06</text:p>
          </table:table-cell>
          <table:table-cell office:value-type="float" office:value="2113727.01010766">
            <text:p>2.11E+06</text:p>
          </table:table-cell>
          <table:table-cell office:value-type="float" office:value="0">
            <text:p>0</text:p>
          </table:table-cell>
          <table:table-cell table:formula="of:=IF([.G214]=1;[.D2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HI</text:p>
          </table:table-cell>
          <table:table-cell office:value-type="string">
            <text:p>Other transport equipment (35)</text:p>
          </table:table-cell>
          <table:table-cell office:value-type="float" office:value="10086188914.8314">
            <text:p>1.01E+10</text:p>
          </table:table-cell>
          <table:table-cell office:value-type="float" office:value="2355128.60244875">
            <text:p>2.36E+06</text:p>
          </table:table-cell>
          <table:table-cell office:value-type="float" office:value="793788.745065813">
            <text:p>7.94E+05</text:p>
          </table:table-cell>
          <table:table-cell office:value-type="float" office:value="0">
            <text:p>0</text:p>
          </table:table-cell>
          <table:table-cell table:formula="of:=IF([.G215]=1;[.D2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I</text:p>
          </table:table-cell>
          <table:table-cell office:value-type="string">
            <text:p>Furniture; other manufactured goods n.e.c. (36)</text:p>
          </table:table-cell>
          <table:table-cell office:value-type="float" office:value="24920222027.1052">
            <text:p>2.49E+10</text:p>
          </table:table-cell>
          <table:table-cell office:value-type="float" office:value="6212217.16873923">
            <text:p>6.21E+06</text:p>
          </table:table-cell>
          <table:table-cell office:value-type="float" office:value="1112113.00642713">
            <text:p>1.11E+06</text:p>
          </table:table-cell>
          <table:table-cell office:value-type="float" office:value="0">
            <text:p>0</text:p>
          </table:table-cell>
          <table:table-cell table:formula="of:=IF([.G216]=1;[.D2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HI</text:p>
          </table:table-cell>
          <table:table-cell office:value-type="string">
            <text:p>Metal secondary raw materials</text:p>
          </table:table-cell>
          <table:table-cell office:value-type="float" office:value="22164547080.9924">
            <text:p>2.22E+10</text:p>
          </table:table-cell>
          <table:table-cell office:value-type="float" office:value="3829670.60968803">
            <text:p>3.83E+06</text:p>
          </table:table-cell>
          <table:table-cell office:value-type="float" office:value="563454.605180061">
            <text:p>5.63E+05</text:p>
          </table:table-cell>
          <table:table-cell office:value-type="float" office:value="0">
            <text:p>0</text:p>
          </table:table-cell>
          <table:table-cell table:formula="of:=IF([.G217]=1;[.D2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HI</text:p>
          </table:table-cell>
          <table:table-cell office:value-type="string">
            <text:p>Non-metal secondary raw material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218]=1;[.D2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HI</text:p>
          </table:table-cell>
          <table:table-cell office:value-type="string">
            <text:p>Electricity by coal</text:p>
          </table:table-cell>
          <table:table-cell office:value-type="float" office:value="1629859050980.48">
            <text:p>1.63E+12</text:p>
          </table:table-cell>
          <table:table-cell office:value-type="float" office:value="37402966.9109773">
            <text:p>3.74E+07</text:p>
          </table:table-cell>
          <table:table-cell office:value-type="float" office:value="52440094.7469852">
            <text:p>5.24E+07</text:p>
          </table:table-cell>
          <table:table-cell office:value-type="float" office:value="1">
            <text:p>1</text:p>
          </table:table-cell>
          <table:table-cell table:formula="of:=IF([.G219]=1;[.D219];0)" office:value-type="float" office:value="1629859050980.48">
            <text:p>1.63E+012</text:p>
          </table:table-cell>
          <table:table-cell table:number-columns-repeated="510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HI</text:p>
          </table:table-cell>
          <table:table-cell office:value-type="string">
            <text:p>Electricity by gas</text:p>
          </table:table-cell>
          <table:table-cell office:value-type="float" office:value="370600017029.075">
            <text:p>3.71E+11</text:p>
          </table:table-cell>
          <table:table-cell office:value-type="float" office:value="172279523.795363">
            <text:p>1.72E+08</text:p>
          </table:table-cell>
          <table:table-cell office:value-type="float" office:value="9130864.2739915">
            <text:p>9.13E+06</text:p>
          </table:table-cell>
          <table:table-cell office:value-type="float" office:value="1">
            <text:p>1</text:p>
          </table:table-cell>
          <table:table-cell table:formula="of:=IF([.G220]=1;[.D220];0)" office:value-type="float" office:value="370600017029.075">
            <text:p>3.71E+011</text:p>
          </table:table-cell>
          <table:table-cell table:number-columns-repeated="510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HI</text:p>
          </table:table-cell>
          <table:table-cell office:value-type="string">
            <text:p>Electricity by nuclear</text:p>
          </table:table-cell>
          <table:table-cell office:value-type="float" office:value="440124691.48438">
            <text:p>4.40E+08</text:p>
          </table:table-cell>
          <table:table-cell office:value-type="float" office:value="195147.406869666">
            <text:p>1.95E+05</text:p>
          </table:table-cell>
          <table:table-cell office:value-type="float" office:value="56010.4077131909">
            <text:p>5.60E+04</text:p>
          </table:table-cell>
          <table:table-cell office:value-type="float" office:value="0">
            <text:p>0</text:p>
          </table:table-cell>
          <table:table-cell table:formula="of:=IF([.G221]=1;[.D2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HI</text:p>
          </table:table-cell>
          <table:table-cell office:value-type="string">
            <text:p>Electricity by hydro</text:p>
          </table:table-cell>
          <table:table-cell office:value-type="float" office:value="68984525.7526125">
            <text:p>6.90E+07</text:p>
          </table:table-cell>
          <table:table-cell office:value-type="float" office:value="29170.4747063654">
            <text:p>2.92E+04</text:p>
          </table:table-cell>
          <table:table-cell office:value-type="float" office:value="8365.77440738526">
            <text:p>8.37E+03</text:p>
          </table:table-cell>
          <table:table-cell office:value-type="float" office:value="0">
            <text:p>0</text:p>
          </table:table-cell>
          <table:table-cell table:formula="of:=IF([.G222]=1;[.D2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HI</text:p>
          </table:table-cell>
          <table:table-cell office:value-type="string">
            <text:p>Electricity by wind</text:p>
          </table:table-cell>
          <table:table-cell office:value-type="float" office:value="153317332.791029">
            <text:p>1.53E+08</text:p>
          </table:table-cell>
          <table:table-cell office:value-type="float" office:value="88562.7950066654">
            <text:p>8.86E+04</text:p>
          </table:table-cell>
          <table:table-cell office:value-type="float" office:value="23197.3893419106">
            <text:p>2.32E+04</text:p>
          </table:table-cell>
          <table:table-cell office:value-type="float" office:value="0">
            <text:p>0</text:p>
          </table:table-cell>
          <table:table-cell table:formula="of:=IF([.G223]=1;[.D2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HI</text:p>
          </table:table-cell>
          <table:table-cell office:value-type="string">
            <text:p>Electricity nec, including biomass and waste</text:p>
          </table:table-cell>
          <table:table-cell office:value-type="float" office:value="-7274453866.04259">
            <text:p>-7.27E+09</text:p>
          </table:table-cell>
          <table:table-cell office:value-type="float" office:value="2719176.67706841">
            <text:p>2.72E+06</text:p>
          </table:table-cell>
          <table:table-cell office:value-type="float" office:value="678388.069397085">
            <text:p>6.78E+05</text:p>
          </table:table-cell>
          <table:table-cell office:value-type="float" office:value="0">
            <text:p>0</text:p>
          </table:table-cell>
          <table:table-cell table:formula="of:=IF([.G224]=1;[.D2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HI</text:p>
          </table:table-cell>
          <table:table-cell office:value-type="string">
            <text:p>Transmission services of electricity</text:p>
          </table:table-cell>
          <table:table-cell office:value-type="float" office:value="96107454.8546631">
            <text:p>9.61E+07</text:p>
          </table:table-cell>
          <table:table-cell office:value-type="float" office:value="46747.0503442177">
            <text:p>4.67E+04</text:p>
          </table:table-cell>
          <table:table-cell office:value-type="float" office:value="14316.79802629">
            <text:p>1.43E+04</text:p>
          </table:table-cell>
          <table:table-cell office:value-type="float" office:value="0">
            <text:p>0</text:p>
          </table:table-cell>
          <table:table-cell table:formula="of:=IF([.G225]=1;[.D2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HI</text:p>
          </table:table-cell>
          <table:table-cell office:value-type="string">
            <text:p>Distribution and trade services of electricity</text:p>
          </table:table-cell>
          <table:table-cell office:value-type="float" office:value="1455383464.27319">
            <text:p>1.46E+09</text:p>
          </table:table-cell>
          <table:table-cell office:value-type="float" office:value="778458.884283213">
            <text:p>7.78E+05</text:p>
          </table:table-cell>
          <table:table-cell office:value-type="float" office:value="206037.221031804">
            <text:p>2.06E+05</text:p>
          </table:table-cell>
          <table:table-cell office:value-type="float" office:value="0">
            <text:p>0</text:p>
          </table:table-cell>
          <table:table-cell table:formula="of:=IF([.G226]=1;[.D2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HI</text:p>
          </table:table-cell>
          <table:table-cell office:value-type="string">
            <text:p>Manufactured gas and distribution services of gaseous fuels through mains</text:p>
          </table:table-cell>
          <table:table-cell office:value-type="float" office:value="667153858.554185">
            <text:p>6.67E+08</text:p>
          </table:table-cell>
          <table:table-cell office:value-type="float" office:value="344266.184392644">
            <text:p>3.44E+05</text:p>
          </table:table-cell>
          <table:table-cell office:value-type="float" office:value="91897.3425986488">
            <text:p>9.19E+04</text:p>
          </table:table-cell>
          <table:table-cell office:value-type="float" office:value="0">
            <text:p>0</text:p>
          </table:table-cell>
          <table:table-cell table:formula="of:=IF([.G227]=1;[.D2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HI</text:p>
          </table:table-cell>
          <table:table-cell office:value-type="string">
            <text:p>Steam and hot water supply services</text:p>
          </table:table-cell>
          <table:table-cell office:value-type="float" office:value="3255571394.72262">
            <text:p>3.26E+09</text:p>
          </table:table-cell>
          <table:table-cell office:value-type="float" office:value="608111.957423643">
            <text:p>6.08E+05</text:p>
          </table:table-cell>
          <table:table-cell office:value-type="float" office:value="85998.5547637714">
            <text:p>8.60E+04</text:p>
          </table:table-cell>
          <table:table-cell office:value-type="float" office:value="1">
            <text:p>1</text:p>
          </table:table-cell>
          <table:table-cell table:formula="of:=IF([.G228]=1;[.D228];0)" office:value-type="float" office:value="3255571394.72262">
            <text:p>3.26E+009</text:p>
          </table:table-cell>
          <table:table-cell table:number-columns-repeated="510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HI</text:p>
          </table:table-cell>
          <table:table-cell office:value-type="string">
            <text:p>Collected and purified water, distribution services of water (41)</text:p>
          </table:table-cell>
          <table:table-cell office:value-type="float" office:value="15437501935.6371">
            <text:p>1.54E+10</text:p>
          </table:table-cell>
          <table:table-cell office:value-type="float" office:value="2170671.44270121">
            <text:p>2.17E+06</text:p>
          </table:table-cell>
          <table:table-cell office:value-type="float" office:value="1110969.15181411">
            <text:p>1.11E+06</text:p>
          </table:table-cell>
          <table:table-cell office:value-type="float" office:value="0">
            <text:p>0</text:p>
          </table:table-cell>
          <table:table-cell table:formula="of:=IF([.G229]=1;[.D2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HI</text:p>
          </table:table-cell>
          <table:table-cell office:value-type="string">
            <text:p>Construction work (45)</text:p>
          </table:table-cell>
          <table:table-cell office:value-type="float" office:value="83341398731.6762">
            <text:p>8.33E+10</text:p>
          </table:table-cell>
          <table:table-cell office:value-type="float" office:value="27403243.6117952">
            <text:p>2.74E+07</text:p>
          </table:table-cell>
          <table:table-cell office:value-type="float" office:value="12278664.5452341">
            <text:p>1.23E+07</text:p>
          </table:table-cell>
          <table:table-cell office:value-type="float" office:value="0">
            <text:p>0</text:p>
          </table:table-cell>
          <table:table-cell table:formula="of:=IF([.G230]=1;[.D2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HI</text:p>
          </table:table-cell>
          <table:table-cell office:value-type="string">
            <text:p>Sale, maintenance, repair of motor vehicles, motor vehicles parts, motorcycles, motor cycles parts and accessoiries</text:p>
          </table:table-cell>
          <table:table-cell office:value-type="float" office:value="22530886512.1562">
            <text:p>2.25E+10</text:p>
          </table:table-cell>
          <table:table-cell office:value-type="float" office:value="7527177.91051617">
            <text:p>7.53E+06</text:p>
          </table:table-cell>
          <table:table-cell office:value-type="float" office:value="2954884.24558607">
            <text:p>2.95E+06</text:p>
          </table:table-cell>
          <table:table-cell office:value-type="float" office:value="0">
            <text:p>0</text:p>
          </table:table-cell>
          <table:table-cell table:formula="of:=IF([.G231]=1;[.D2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HI</text:p>
          </table:table-cell>
          <table:table-cell office:value-type="string">
            <text:p>Retail trade services of motor fuel</text:p>
          </table:table-cell>
          <table:table-cell office:value-type="float" office:value="934343738.041847">
            <text:p>9.34E+08</text:p>
          </table:table-cell>
          <table:table-cell office:value-type="float" office:value="267835.499550875">
            <text:p>2.68E+05</text:p>
          </table:table-cell>
          <table:table-cell office:value-type="float" office:value="115070.598779718">
            <text:p>1.15E+05</text:p>
          </table:table-cell>
          <table:table-cell office:value-type="float" office:value="0">
            <text:p>0</text:p>
          </table:table-cell>
          <table:table-cell table:formula="of:=IF([.G232]=1;[.D2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HI</text:p>
          </table:table-cell>
          <table:table-cell office:value-type="string">
            <text:p>Wholesale trade and commission trade services, except of motor vehicles and motorcycles (51)</text:p>
          </table:table-cell>
          <table:table-cell office:value-type="float" office:value="89386380691.0785">
            <text:p>8.94E+10</text:p>
          </table:table-cell>
          <table:table-cell office:value-type="float" office:value="25911817.7844414">
            <text:p>2.59E+07</text:p>
          </table:table-cell>
          <table:table-cell office:value-type="float" office:value="12137301.9272877">
            <text:p>1.21E+07</text:p>
          </table:table-cell>
          <table:table-cell office:value-type="float" office:value="0">
            <text:p>0</text:p>
          </table:table-cell>
          <table:table-cell table:formula="of:=IF([.G233]=1;[.D2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HI</text:p>
          </table:table-cell>
          <table:table-cell office:value-type="string">
            <text:p>Retail <text:s/>trade services, except of motor vehicles and motorcycles; repair services of personal and household goods (52)</text:p>
          </table:table-cell>
          <table:table-cell office:value-type="float" office:value="140874090220.417">
            <text:p>1.41E+11</text:p>
          </table:table-cell>
          <table:table-cell office:value-type="float" office:value="91631640.3145947">
            <text:p>9.16E+07</text:p>
          </table:table-cell>
          <table:table-cell office:value-type="float" office:value="16328172.1683887">
            <text:p>1.63E+07</text:p>
          </table:table-cell>
          <table:table-cell office:value-type="float" office:value="0">
            <text:p>0</text:p>
          </table:table-cell>
          <table:table-cell table:formula="of:=IF([.G234]=1;[.D2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HI</text:p>
          </table:table-cell>
          <table:table-cell office:value-type="string">
            <text:p>Hotel and restaurant services (55)</text:p>
          </table:table-cell>
          <table:table-cell office:value-type="float" office:value="35497396753.7253">
            <text:p>3.55E+10</text:p>
          </table:table-cell>
          <table:table-cell office:value-type="float" office:value="18756793.209604">
            <text:p>1.88E+07</text:p>
          </table:table-cell>
          <table:table-cell office:value-type="float" office:value="3149816.98189898">
            <text:p>3.15E+06</text:p>
          </table:table-cell>
          <table:table-cell office:value-type="float" office:value="0">
            <text:p>0</text:p>
          </table:table-cell>
          <table:table-cell table:formula="of:=IF([.G235]=1;[.D2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HI</text:p>
          </table:table-cell>
          <table:table-cell office:value-type="string">
            <text:p>Railway transportation services</text:p>
          </table:table-cell>
          <table:table-cell office:value-type="float" office:value="63749318390.886">
            <text:p>6.37E+10</text:p>
          </table:table-cell>
          <table:table-cell office:value-type="float" office:value="3321711.4558436">
            <text:p>3.32E+06</text:p>
          </table:table-cell>
          <table:table-cell office:value-type="float" office:value="10924974.7000574">
            <text:p>1.09E+07</text:p>
          </table:table-cell>
          <table:table-cell office:value-type="float" office:value="0">
            <text:p>0</text:p>
          </table:table-cell>
          <table:table-cell table:formula="of:=IF([.G236]=1;[.D2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HI</text:p>
          </table:table-cell>
          <table:table-cell office:value-type="string">
            <text:p>Other land transportation services</text:p>
          </table:table-cell>
          <table:table-cell office:value-type="float" office:value="31781553976.3655">
            <text:p>3.18E+10</text:p>
          </table:table-cell>
          <table:table-cell office:value-type="float" office:value="21151812.918845">
            <text:p>2.12E+07</text:p>
          </table:table-cell>
          <table:table-cell office:value-type="float" office:value="21423593.6127579">
            <text:p>2.14E+07</text:p>
          </table:table-cell>
          <table:table-cell office:value-type="float" office:value="0">
            <text:p>0</text:p>
          </table:table-cell>
          <table:table-cell table:formula="of:=IF([.G237]=1;[.D2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HI</text:p>
          </table:table-cell>
          <table:table-cell office:value-type="string">
            <text:p>Transportation services via pipelines</text:p>
          </table:table-cell>
          <table:table-cell office:value-type="float" office:value="79779265653.0874">
            <text:p>7.98E+10</text:p>
          </table:table-cell>
          <table:table-cell office:value-type="float" office:value="21824689.5970808">
            <text:p>2.18E+07</text:p>
          </table:table-cell>
          <table:table-cell office:value-type="float" office:value="3312220.95477303">
            <text:p>3.31E+06</text:p>
          </table:table-cell>
          <table:table-cell office:value-type="float" office:value="0">
            <text:p>0</text:p>
          </table:table-cell>
          <table:table-cell table:formula="of:=IF([.G238]=1;[.D2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HI</text:p>
          </table:table-cell>
          <table:table-cell office:value-type="string">
            <text:p>Sea and coastal water transportation services</text:p>
          </table:table-cell>
          <table:table-cell office:value-type="float" office:value="164574424120.403">
            <text:p>1.65E+11</text:p>
          </table:table-cell>
          <table:table-cell office:value-type="float" office:value="8740279.86604494">
            <text:p>8.74E+06</text:p>
          </table:table-cell>
          <table:table-cell office:value-type="float" office:value="7548199.55701381">
            <text:p>7.55E+06</text:p>
          </table:table-cell>
          <table:table-cell office:value-type="float" office:value="0">
            <text:p>0</text:p>
          </table:table-cell>
          <table:table-cell table:formula="of:=IF([.G239]=1;[.D2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HI</text:p>
          </table:table-cell>
          <table:table-cell office:value-type="string">
            <text:p>Inland water transportation services</text:p>
          </table:table-cell>
          <table:table-cell office:value-type="float" office:value="62393656807.6749">
            <text:p>6.24E+10</text:p>
          </table:table-cell>
          <table:table-cell office:value-type="float" office:value="15285852.5838276">
            <text:p>1.53E+07</text:p>
          </table:table-cell>
          <table:table-cell office:value-type="float" office:value="4241100.80184433">
            <text:p>4.24E+06</text:p>
          </table:table-cell>
          <table:table-cell office:value-type="float" office:value="0">
            <text:p>0</text:p>
          </table:table-cell>
          <table:table-cell table:formula="of:=IF([.G240]=1;[.D2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HI</text:p>
          </table:table-cell>
          <table:table-cell office:value-type="string">
            <text:p>Air transport services (62)</text:p>
          </table:table-cell>
          <table:table-cell office:value-type="float" office:value="489373227879.171">
            <text:p>4.89E+11</text:p>
          </table:table-cell>
          <table:table-cell office:value-type="float" office:value="17336384.9018339">
            <text:p>1.73E+07</text:p>
          </table:table-cell>
          <table:table-cell office:value-type="float" office:value="6404412.31322882">
            <text:p>6.40E+06</text:p>
          </table:table-cell>
          <table:table-cell office:value-type="float" office:value="0">
            <text:p>0</text:p>
          </table:table-cell>
          <table:table-cell table:formula="of:=IF([.G241]=1;[.D2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HI</text:p>
          </table:table-cell>
          <table:table-cell office:value-type="string">
            <text:p>Supporting and auxiliary transport services; travel agency services (63)</text:p>
          </table:table-cell>
          <table:table-cell office:value-type="float" office:value="65507601818.339">
            <text:p>6.55E+10</text:p>
          </table:table-cell>
          <table:table-cell office:value-type="float" office:value="6772230.49317583">
            <text:p>6.77E+06</text:p>
          </table:table-cell>
          <table:table-cell office:value-type="float" office:value="10996136.6802993">
            <text:p>1.10E+07</text:p>
          </table:table-cell>
          <table:table-cell office:value-type="float" office:value="0">
            <text:p>0</text:p>
          </table:table-cell>
          <table:table-cell table:formula="of:=IF([.G242]=1;[.D2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HI</text:p>
          </table:table-cell>
          <table:table-cell office:value-type="string">
            <text:p>Post and telecommunication services (64)</text:p>
          </table:table-cell>
          <table:table-cell office:value-type="float" office:value="143533237095.609">
            <text:p>1.44E+11</text:p>
          </table:table-cell>
          <table:table-cell office:value-type="float" office:value="22438361.3725781">
            <text:p>2.24E+07</text:p>
          </table:table-cell>
          <table:table-cell office:value-type="float" office:value="25827600.0614259">
            <text:p>2.58E+07</text:p>
          </table:table-cell>
          <table:table-cell office:value-type="float" office:value="0">
            <text:p>0</text:p>
          </table:table-cell>
          <table:table-cell table:formula="of:=IF([.G243]=1;[.D2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HI</text:p>
          </table:table-cell>
          <table:table-cell office:value-type="string">
            <text:p>Financial intermediation services, except insurance and pension funding services (65)</text:p>
          </table:table-cell>
          <table:table-cell office:value-type="float" office:value="6462541620.27511">
            <text:p>6.46E+09</text:p>
          </table:table-cell>
          <table:table-cell office:value-type="float" office:value="5106932.76073971">
            <text:p>5.11E+06</text:p>
          </table:table-cell>
          <table:table-cell office:value-type="float" office:value="623631.374889674">
            <text:p>6.24E+05</text:p>
          </table:table-cell>
          <table:table-cell office:value-type="float" office:value="0">
            <text:p>0</text:p>
          </table:table-cell>
          <table:table-cell table:formula="of:=IF([.G244]=1;[.D2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HI</text:p>
          </table:table-cell>
          <table:table-cell office:value-type="string">
            <text:p>Insurance and pension funding services, except compulsory social security services (66)</text:p>
          </table:table-cell>
          <table:table-cell office:value-type="float" office:value="17327152840.6686">
            <text:p>1.73E+10</text:p>
          </table:table-cell>
          <table:table-cell office:value-type="float" office:value="5900764.86534658">
            <text:p>5.90E+06</text:p>
          </table:table-cell>
          <table:table-cell office:value-type="float" office:value="521170.085118525">
            <text:p>5.21E+05</text:p>
          </table:table-cell>
          <table:table-cell office:value-type="float" office:value="0">
            <text:p>0</text:p>
          </table:table-cell>
          <table:table-cell table:formula="of:=IF([.G245]=1;[.D2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HI</text:p>
          </table:table-cell>
          <table:table-cell office:value-type="string">
            <text:p>Services auxiliary to financial intermediation (67)</text:p>
          </table:table-cell>
          <table:table-cell office:value-type="float" office:value="10805125793.7327">
            <text:p>1.08E+10</text:p>
          </table:table-cell>
          <table:table-cell office:value-type="float" office:value="4094586.02982671">
            <text:p>4.09E+06</text:p>
          </table:table-cell>
          <table:table-cell office:value-type="float" office:value="416270.983154172">
            <text:p>4.16E+05</text:p>
          </table:table-cell>
          <table:table-cell office:value-type="float" office:value="0">
            <text:p>0</text:p>
          </table:table-cell>
          <table:table-cell table:formula="of:=IF([.G246]=1;[.D2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HI</text:p>
          </table:table-cell>
          <table:table-cell office:value-type="string">
            <text:p>Real estate services (70)</text:p>
          </table:table-cell>
          <table:table-cell office:value-type="float" office:value="21154070472.3591">
            <text:p>2.12E+10</text:p>
          </table:table-cell>
          <table:table-cell office:value-type="float" office:value="14682350.347249">
            <text:p>1.47E+07</text:p>
          </table:table-cell>
          <table:table-cell office:value-type="float" office:value="2009241.26344605">
            <text:p>2.01E+06</text:p>
          </table:table-cell>
          <table:table-cell office:value-type="float" office:value="0">
            <text:p>0</text:p>
          </table:table-cell>
          <table:table-cell table:formula="of:=IF([.G247]=1;[.D2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HI</text:p>
          </table:table-cell>
          <table:table-cell office:value-type="string">
            <text:p>Renting services of machinery and equipment without operator and of personal and household goods (71)</text:p>
          </table:table-cell>
          <table:table-cell office:value-type="float" office:value="29205218944.5258">
            <text:p>2.92E+10</text:p>
          </table:table-cell>
          <table:table-cell office:value-type="float" office:value="18492556.8100972">
            <text:p>1.85E+07</text:p>
          </table:table-cell>
          <table:table-cell office:value-type="float" office:value="3343076.71302308">
            <text:p>3.34E+06</text:p>
          </table:table-cell>
          <table:table-cell office:value-type="float" office:value="0">
            <text:p>0</text:p>
          </table:table-cell>
          <table:table-cell table:formula="of:=IF([.G248]=1;[.D24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HI</text:p>
          </table:table-cell>
          <table:table-cell office:value-type="string">
            <text:p>Computer and related services (72)</text:p>
          </table:table-cell>
          <table:table-cell office:value-type="float" office:value="6526388111.08151">
            <text:p>6.53E+09</text:p>
          </table:table-cell>
          <table:table-cell office:value-type="float" office:value="3383963.10450642">
            <text:p>3.38E+06</text:p>
          </table:table-cell>
          <table:table-cell office:value-type="float" office:value="539322.435969621">
            <text:p>5.39E+05</text:p>
          </table:table-cell>
          <table:table-cell office:value-type="float" office:value="0">
            <text:p>0</text:p>
          </table:table-cell>
          <table:table-cell table:formula="of:=IF([.G249]=1;[.D24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HI</text:p>
          </table:table-cell>
          <table:table-cell office:value-type="string">
            <text:p>Research and development services (73)</text:p>
          </table:table-cell>
          <table:table-cell office:value-type="float" office:value="19609190046.1719">
            <text:p>1.96E+10</text:p>
          </table:table-cell>
          <table:table-cell office:value-type="float" office:value="3122285.12163991">
            <text:p>3.12E+06</text:p>
          </table:table-cell>
          <table:table-cell office:value-type="float" office:value="1599489.15834773">
            <text:p>1.60E+06</text:p>
          </table:table-cell>
          <table:table-cell office:value-type="float" office:value="0">
            <text:p>0</text:p>
          </table:table-cell>
          <table:table-cell table:formula="of:=IF([.G250]=1;[.D2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HI</text:p>
          </table:table-cell>
          <table:table-cell office:value-type="string">
            <text:p>Other business services (74)</text:p>
          </table:table-cell>
          <table:table-cell office:value-type="float" office:value="207006743947.546">
            <text:p>2.07E+11</text:p>
          </table:table-cell>
          <table:table-cell office:value-type="float" office:value="127772172.778389">
            <text:p>1.28E+08</text:p>
          </table:table-cell>
          <table:table-cell office:value-type="float" office:value="22207338.5429378">
            <text:p>2.22E+07</text:p>
          </table:table-cell>
          <table:table-cell office:value-type="float" office:value="0">
            <text:p>0</text:p>
          </table:table-cell>
          <table:table-cell table:formula="of:=IF([.G251]=1;[.D25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HI</text:p>
          </table:table-cell>
          <table:table-cell office:value-type="string">
            <text:p>Public administration and defence services; compulsory social security services (75)</text:p>
          </table:table-cell>
          <table:table-cell office:value-type="float" office:value="302498468896.431">
            <text:p>3.02E+11</text:p>
          </table:table-cell>
          <table:table-cell office:value-type="float" office:value="92359275.2418536">
            <text:p>9.24E+07</text:p>
          </table:table-cell>
          <table:table-cell office:value-type="float" office:value="18167307.6381852">
            <text:p>1.82E+07</text:p>
          </table:table-cell>
          <table:table-cell office:value-type="float" office:value="0">
            <text:p>0</text:p>
          </table:table-cell>
          <table:table-cell table:formula="of:=IF([.G252]=1;[.D25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HI</text:p>
          </table:table-cell>
          <table:table-cell office:value-type="string">
            <text:p>Education services (80)</text:p>
          </table:table-cell>
          <table:table-cell office:value-type="float" office:value="41657666042.1235">
            <text:p>4.17E+10</text:p>
          </table:table-cell>
          <table:table-cell office:value-type="float" office:value="5002504.03510437">
            <text:p>5.00E+06</text:p>
          </table:table-cell>
          <table:table-cell office:value-type="float" office:value="4998549.26867072">
            <text:p>5.00E+06</text:p>
          </table:table-cell>
          <table:table-cell office:value-type="float" office:value="0">
            <text:p>0</text:p>
          </table:table-cell>
          <table:table-cell table:formula="of:=IF([.G253]=1;[.D25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HI</text:p>
          </table:table-cell>
          <table:table-cell office:value-type="string">
            <text:p>Health and social work services (85)</text:p>
          </table:table-cell>
          <table:table-cell office:value-type="float" office:value="39127316882.0772">
            <text:p>3.91E+10</text:p>
          </table:table-cell>
          <table:table-cell office:value-type="float" office:value="14894887.7119083">
            <text:p>1.49E+07</text:p>
          </table:table-cell>
          <table:table-cell office:value-type="float" office:value="2550459.097768">
            <text:p>2.55E+06</text:p>
          </table:table-cell>
          <table:table-cell office:value-type="float" office:value="0">
            <text:p>0</text:p>
          </table:table-cell>
          <table:table-cell table:formula="of:=IF([.G254]=1;[.D25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HI</text:p>
          </table:table-cell>
          <table:table-cell office:value-type="string">
            <text:p>Collection and treatment services of sewage</text:p>
          </table:table-cell>
          <table:table-cell office:value-type="float" office:value="1195661982.07194">
            <text:p>1.20E+09</text:p>
          </table:table-cell>
          <table:table-cell office:value-type="float" office:value="303194.84798469">
            <text:p>3.03E+05</text:p>
          </table:table-cell>
          <table:table-cell office:value-type="float" office:value="65874.5524884128">
            <text:p>6.59E+04</text:p>
          </table:table-cell>
          <table:table-cell office:value-type="float" office:value="0">
            <text:p>0</text:p>
          </table:table-cell>
          <table:table-cell table:formula="of:=IF([.G255]=1;[.D25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HI</text:p>
          </table:table-cell>
          <table:table-cell office:value-type="string">
            <text:p>Collection of waste</text:p>
          </table:table-cell>
          <table:table-cell office:value-type="float" office:value="10246838549.4232">
            <text:p>1.02E+10</text:p>
          </table:table-cell>
          <table:table-cell office:value-type="float" office:value="3574981.50153149">
            <text:p>3.57E+06</text:p>
          </table:table-cell>
          <table:table-cell office:value-type="float" office:value="1157386.73053069">
            <text:p>1.16E+06</text:p>
          </table:table-cell>
          <table:table-cell office:value-type="float" office:value="0">
            <text:p>0</text:p>
          </table:table-cell>
          <table:table-cell table:formula="of:=IF([.G256]=1;[.D25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HI</text:p>
          </table:table-cell>
          <table:table-cell office:value-type="string">
            <text:p>Incineration of waste</text:p>
          </table:table-cell>
          <table:table-cell office:value-type="float" office:value="2769956544.48147">
            <text:p>2.77E+09</text:p>
          </table:table-cell>
          <table:table-cell office:value-type="float" office:value="871263.005144021">
            <text:p>8.71E+05</text:p>
          </table:table-cell>
          <table:table-cell office:value-type="float" office:value="251688.211000707">
            <text:p>2.52E+05</text:p>
          </table:table-cell>
          <table:table-cell office:value-type="float" office:value="0">
            <text:p>0</text:p>
          </table:table-cell>
          <table:table-cell table:formula="of:=IF([.G257]=1;[.D25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I</text:p>
          </table:table-cell>
          <table:table-cell office:value-type="string">
            <text:p>Landfill of waste</text:p>
          </table:table-cell>
          <table:table-cell office:value-type="float" office:value="2772760736.08472">
            <text:p>2.77E+09</text:p>
          </table:table-cell>
          <table:table-cell office:value-type="float" office:value="11097676692.2479">
            <text:p>1.11E+10</text:p>
          </table:table-cell>
          <table:table-cell office:value-type="float" office:value="252228.656406089">
            <text:p>2.52E+05</text:p>
          </table:table-cell>
          <table:table-cell office:value-type="float" office:value="0">
            <text:p>0</text:p>
          </table:table-cell>
          <table:table-cell table:formula="of:=IF([.G258]=1;[.D25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HI</text:p>
          </table:table-cell>
          <table:table-cell office:value-type="string">
            <text:p>Sanitation, remediation and similar services</text:p>
          </table:table-cell>
          <table:table-cell office:value-type="float" office:value="6312331013.1739">
            <text:p>6.31E+09</text:p>
          </table:table-cell>
          <table:table-cell office:value-type="float" office:value="2104263.70830786">
            <text:p>2.10E+06</text:p>
          </table:table-cell>
          <table:table-cell office:value-type="float" office:value="655158.720613813">
            <text:p>6.55E+05</text:p>
          </table:table-cell>
          <table:table-cell office:value-type="float" office:value="0">
            <text:p>0</text:p>
          </table:table-cell>
          <table:table-cell table:formula="of:=IF([.G259]=1;[.D25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HI</text:p>
          </table:table-cell>
          <table:table-cell office:value-type="string">
            <text:p>Membership organisation services n.e.c. (91)</text:p>
          </table:table-cell>
          <table:table-cell office:value-type="float" office:value="47507325067.3167">
            <text:p>4.75E+10</text:p>
          </table:table-cell>
          <table:table-cell office:value-type="float" office:value="21144159.0958301">
            <text:p>2.11E+07</text:p>
          </table:table-cell>
          <table:table-cell office:value-type="float" office:value="5526336.91965414">
            <text:p>5.53E+06</text:p>
          </table:table-cell>
          <table:table-cell office:value-type="float" office:value="0">
            <text:p>0</text:p>
          </table:table-cell>
          <table:table-cell table:formula="of:=IF([.G260]=1;[.D26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HI</text:p>
          </table:table-cell>
          <table:table-cell office:value-type="string">
            <text:p>Recreational, cultural and sporting services (92)</text:p>
          </table:table-cell>
          <table:table-cell office:value-type="float" office:value="67510000688.5568">
            <text:p>6.75E+10</text:p>
          </table:table-cell>
          <table:table-cell office:value-type="float" office:value="38510642.8655666">
            <text:p>3.85E+07</text:p>
          </table:table-cell>
          <table:table-cell office:value-type="float" office:value="8275204.28674997">
            <text:p>8.28E+06</text:p>
          </table:table-cell>
          <table:table-cell office:value-type="float" office:value="0">
            <text:p>0</text:p>
          </table:table-cell>
          <table:table-cell table:formula="of:=IF([.G261]=1;[.D26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I</text:p>
          </table:table-cell>
          <table:table-cell office:value-type="string">
            <text:p>Other services (93)</text:p>
          </table:table-cell>
          <table:table-cell office:value-type="float" office:value="33529109502.7686">
            <text:p>3.35E+10</text:p>
          </table:table-cell>
          <table:table-cell office:value-type="float" office:value="18640446.402767">
            <text:p>1.86E+07</text:p>
          </table:table-cell>
          <table:table-cell office:value-type="float" office:value="3500312.48019175">
            <text:p>3.50E+06</text:p>
          </table:table-cell>
          <table:table-cell office:value-type="float" office:value="0">
            <text:p>0</text:p>
          </table:table-cell>
          <table:table-cell table:formula="of:=IF([.G262]=1;[.D26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HI</text:p>
          </table:table-cell>
          <table:table-cell office:value-type="string">
            <text:p>Private households with employed persons (95)</text:p>
          </table:table-cell>
          <table:table-cell office:value-type="float" office:value="46762877684.8523">
            <text:p>4.68E+10</text:p>
          </table:table-cell>
          <table:table-cell office:value-type="float" office:value="11697270.810888">
            <text:p>1.17E+07</text:p>
          </table:table-cell>
          <table:table-cell office:value-type="float" office:value="968803.094115919">
            <text:p>9.69E+05</text:p>
          </table:table-cell>
          <table:table-cell office:value-type="float" office:value="0">
            <text:p>0</text:p>
          </table:table-cell>
          <table:table-cell table:formula="of:=IF([.G263]=1;[.D26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HI</text:p>
          </table:table-cell>
          <table:table-cell office:value-type="string">
            <text:p>Extra-territorial organizations and bodies</text:p>
          </table:table-cell>
          <table:table-cell office:value-type="float" office:value="233061.683934589">
            <text:p>2.33E+05</text:p>
          </table:table-cell>
          <table:table-cell office:value-type="float" office:value="11.1392977759177">
            <text:p>1.11E+01</text:p>
          </table:table-cell>
          <table:table-cell office:value-type="float" office:value="14.4454375168867">
            <text:p>1.44E+01</text:p>
          </table:table-cell>
          <table:table-cell office:value-type="float" office:value="0">
            <text:p>0</text:p>
          </table:table-cell>
          <table:table-cell table:formula="of:=IF([.G264]=1;[.D26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BX</text:p>
          </table:table-cell>
          <table:table-cell office:value-type="string">
            <text:p>Paddy rice</text:p>
          </table:table-cell>
          <table:table-cell office:value-type="float" office:value="73216042742.816">
            <text:p>7.32E+10</text:p>
          </table:table-cell>
          <table:table-cell office:value-type="float" office:value="22705227.390236">
            <text:p>2.27E+07</text:p>
          </table:table-cell>
          <table:table-cell office:value-type="float" office:value="1228894189.45998">
            <text:p>1.23E+09</text:p>
          </table:table-cell>
          <table:table-cell office:value-type="float" office:value="0">
            <text:p>0</text:p>
          </table:table-cell>
          <table:table-cell table:formula="of:=IF([.G265]=1;[.D26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BX</text:p>
          </table:table-cell>
          <table:table-cell office:value-type="string">
            <text:p>Wheat</text:p>
          </table:table-cell>
          <table:table-cell office:value-type="float" office:value="69483174501.8441">
            <text:p>6.95E+10</text:p>
          </table:table-cell>
          <table:table-cell office:value-type="float" office:value="13923310.451988">
            <text:p>1.39E+07</text:p>
          </table:table-cell>
          <table:table-cell office:value-type="float" office:value="1158142607.16771">
            <text:p>1.16E+09</text:p>
          </table:table-cell>
          <table:table-cell office:value-type="float" office:value="0">
            <text:p>0</text:p>
          </table:table-cell>
          <table:table-cell table:formula="of:=IF([.G266]=1;[.D26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BX</text:p>
          </table:table-cell>
          <table:table-cell office:value-type="string">
            <text:p>Cereal grains nec</text:p>
          </table:table-cell>
          <table:table-cell office:value-type="float" office:value="58065472352.0413">
            <text:p>5.81E+10</text:p>
          </table:table-cell>
          <table:table-cell office:value-type="float" office:value="10386762.5902623">
            <text:p>1.04E+07</text:p>
          </table:table-cell>
          <table:table-cell office:value-type="float" office:value="1494081778.05597">
            <text:p>1.49E+09</text:p>
          </table:table-cell>
          <table:table-cell office:value-type="float" office:value="0">
            <text:p>0</text:p>
          </table:table-cell>
          <table:table-cell table:formula="of:=IF([.G267]=1;[.D26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BX</text:p>
          </table:table-cell>
          <table:table-cell office:value-type="string">
            <text:p>Vegetables, fruit, nuts</text:p>
          </table:table-cell>
          <table:table-cell office:value-type="float" office:value="360351086218.406">
            <text:p>3.60E+11</text:p>
          </table:table-cell>
          <table:table-cell office:value-type="float" office:value="38342047.0837">
            <text:p>3.83E+07</text:p>
          </table:table-cell>
          <table:table-cell office:value-type="float" office:value="1009882726.79205">
            <text:p>1.01E+09</text:p>
          </table:table-cell>
          <table:table-cell office:value-type="float" office:value="0">
            <text:p>0</text:p>
          </table:table-cell>
          <table:table-cell table:formula="of:=IF([.G268]=1;[.D26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BX</text:p>
          </table:table-cell>
          <table:table-cell office:value-type="string">
            <text:p>Oil seeds</text:p>
          </table:table-cell>
          <table:table-cell office:value-type="float" office:value="23758719598.8178">
            <text:p>2.38E+10</text:p>
          </table:table-cell>
          <table:table-cell office:value-type="float" office:value="8121458.2805871">
            <text:p>8.12E+06</text:p>
          </table:table-cell>
          <table:table-cell office:value-type="float" office:value="1330620321.82814">
            <text:p>1.33E+09</text:p>
          </table:table-cell>
          <table:table-cell office:value-type="float" office:value="0">
            <text:p>0</text:p>
          </table:table-cell>
          <table:table-cell table:formula="of:=IF([.G269]=1;[.D26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X</text:p>
          </table:table-cell>
          <table:table-cell office:value-type="string">
            <text:p>Sugar cane, sugar beet</text:p>
          </table:table-cell>
          <table:table-cell office:value-type="float" office:value="22087771135.9514">
            <text:p>2.21E+10</text:p>
          </table:table-cell>
          <table:table-cell office:value-type="float" office:value="5608116.91859191">
            <text:p>5.61E+06</text:p>
          </table:table-cell>
          <table:table-cell office:value-type="float" office:value="148453307.601984">
            <text:p>1.48E+08</text:p>
          </table:table-cell>
          <table:table-cell office:value-type="float" office:value="0">
            <text:p>0</text:p>
          </table:table-cell>
          <table:table-cell table:formula="of:=IF([.G270]=1;[.D27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BX</text:p>
          </table:table-cell>
          <table:table-cell office:value-type="string">
            <text:p>Plant-based fibers</text:p>
          </table:table-cell>
          <table:table-cell office:value-type="float" office:value="25431900422.2054">
            <text:p>2.54E+10</text:p>
          </table:table-cell>
          <table:table-cell office:value-type="float" office:value="6732872.04885464">
            <text:p>6.73E+06</text:p>
          </table:table-cell>
          <table:table-cell office:value-type="float" office:value="159387289.302357">
            <text:p>1.59E+08</text:p>
          </table:table-cell>
          <table:table-cell office:value-type="float" office:value="0">
            <text:p>0</text:p>
          </table:table-cell>
          <table:table-cell table:formula="of:=IF([.G271]=1;[.D27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BX</text:p>
          </table:table-cell>
          <table:table-cell office:value-type="string">
            <text:p>Crops nec</text:p>
          </table:table-cell>
          <table:table-cell office:value-type="float" office:value="112572928629.406">
            <text:p>1.13E+11</text:p>
          </table:table-cell>
          <table:table-cell office:value-type="float" office:value="27881076.2586482">
            <text:p>2.79E+07</text:p>
          </table:table-cell>
          <table:table-cell office:value-type="float" office:value="702528197.89587">
            <text:p>7.03E+08</text:p>
          </table:table-cell>
          <table:table-cell office:value-type="float" office:value="0">
            <text:p>0</text:p>
          </table:table-cell>
          <table:table-cell table:formula="of:=IF([.G272]=1;[.D27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X</text:p>
          </table:table-cell>
          <table:table-cell office:value-type="string">
            <text:p>Cattle</text:p>
          </table:table-cell>
          <table:table-cell office:value-type="float" office:value="30681467976.2901">
            <text:p>3.07E+10</text:p>
          </table:table-cell>
          <table:table-cell office:value-type="float" office:value="62326786097.1368">
            <text:p>6.23E+10</text:p>
          </table:table-cell>
          <table:table-cell office:value-type="float" office:value="4359085.51473945">
            <text:p>4.36E+06</text:p>
          </table:table-cell>
          <table:table-cell office:value-type="float" office:value="0">
            <text:p>0</text:p>
          </table:table-cell>
          <table:table-cell table:formula="of:=IF([.G273]=1;[.D27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BX</text:p>
          </table:table-cell>
          <table:table-cell office:value-type="string">
            <text:p>Pigs</text:p>
          </table:table-cell>
          <table:table-cell office:value-type="float" office:value="57003775305.7779">
            <text:p>5.70E+10</text:p>
          </table:table-cell>
          <table:table-cell office:value-type="float" office:value="10996899269.2208">
            <text:p>1.10E+10</text:p>
          </table:table-cell>
          <table:table-cell office:value-type="float" office:value="8470518.16124407">
            <text:p>8.47E+06</text:p>
          </table:table-cell>
          <table:table-cell office:value-type="float" office:value="0">
            <text:p>0</text:p>
          </table:table-cell>
          <table:table-cell table:formula="of:=IF([.G274]=1;[.D27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BX</text:p>
          </table:table-cell>
          <table:table-cell office:value-type="string">
            <text:p>Poultry</text:p>
          </table:table-cell>
          <table:table-cell office:value-type="float" office:value="44500651884.1619">
            <text:p>4.45E+10</text:p>
          </table:table-cell>
          <table:table-cell office:value-type="float" office:value="559136531.528972">
            <text:p>5.59E+08</text:p>
          </table:table-cell>
          <table:table-cell office:value-type="float" office:value="3828319.93568336">
            <text:p>3.83E+06</text:p>
          </table:table-cell>
          <table:table-cell office:value-type="float" office:value="0">
            <text:p>0</text:p>
          </table:table-cell>
          <table:table-cell table:formula="of:=IF([.G275]=1;[.D27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BX</text:p>
          </table:table-cell>
          <table:table-cell office:value-type="string">
            <text:p>Meat animals nec</text:p>
          </table:table-cell>
          <table:table-cell office:value-type="float" office:value="11205328109.006">
            <text:p>1.12E+10</text:p>
          </table:table-cell>
          <table:table-cell office:value-type="float" office:value="32385351638.7381">
            <text:p>3.24E+10</text:p>
          </table:table-cell>
          <table:table-cell office:value-type="float" office:value="1102157.79367371">
            <text:p>1.10E+06</text:p>
          </table:table-cell>
          <table:table-cell office:value-type="float" office:value="0">
            <text:p>0</text:p>
          </table:table-cell>
          <table:table-cell table:formula="of:=IF([.G276]=1;[.D27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BX</text:p>
          </table:table-cell>
          <table:table-cell office:value-type="string">
            <text:p>Animal products nec</text:p>
          </table:table-cell>
          <table:table-cell office:value-type="float" office:value="43933949512.5905">
            <text:p>4.39E+10</text:p>
          </table:table-cell>
          <table:table-cell office:value-type="float" office:value="11151028364.1322">
            <text:p>1.12E+10</text:p>
          </table:table-cell>
          <table:table-cell office:value-type="float" office:value="5691702.88381346">
            <text:p>5.69E+06</text:p>
          </table:table-cell>
          <table:table-cell office:value-type="float" office:value="0">
            <text:p>0</text:p>
          </table:table-cell>
          <table:table-cell table:formula="of:=IF([.G277]=1;[.D27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BX</text:p>
          </table:table-cell>
          <table:table-cell office:value-type="string">
            <text:p>Raw milk</text:p>
          </table:table-cell>
          <table:table-cell office:value-type="float" office:value="55520914856.0374">
            <text:p>5.55E+10</text:p>
          </table:table-cell>
          <table:table-cell office:value-type="float" office:value="62320603472.0747">
            <text:p>6.23E+10</text:p>
          </table:table-cell>
          <table:table-cell office:value-type="float" office:value="7421233.59878312">
            <text:p>7.42E+06</text:p>
          </table:table-cell>
          <table:table-cell office:value-type="float" office:value="0">
            <text:p>0</text:p>
          </table:table-cell>
          <table:table-cell table:formula="of:=IF([.G278]=1;[.D27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BX</text:p>
          </table:table-cell>
          <table:table-cell office:value-type="string">
            <text:p>Wool, silk-worm cocoons</text:p>
          </table:table-cell>
          <table:table-cell office:value-type="float" office:value="2654325839.81935">
            <text:p>2.65E+09</text:p>
          </table:table-cell>
          <table:table-cell office:value-type="float" office:value="6797292735.08544">
            <text:p>6.80E+09</text:p>
          </table:table-cell>
          <table:table-cell office:value-type="float" office:value="264287.802243311">
            <text:p>2.64E+05</text:p>
          </table:table-cell>
          <table:table-cell office:value-type="float" office:value="0">
            <text:p>0</text:p>
          </table:table-cell>
          <table:table-cell table:formula="of:=IF([.G279]=1;[.D27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BX</text:p>
          </table:table-cell>
          <table:table-cell office:value-type="string">
            <text:p>Products of forestry, logging and related services (02)</text:p>
          </table:table-cell>
          <table:table-cell office:value-type="float" office:value="98626758090.3015">
            <text:p>9.86E+10</text:p>
          </table:table-cell>
          <table:table-cell office:value-type="float" office:value="14575494.9641477">
            <text:p>1.46E+07</text:p>
          </table:table-cell>
          <table:table-cell office:value-type="float" office:value="7547383.7851264">
            <text:p>7.55E+06</text:p>
          </table:table-cell>
          <table:table-cell office:value-type="float" office:value="0">
            <text:p>0</text:p>
          </table:table-cell>
          <table:table-cell table:formula="of:=IF([.G280]=1;[.D28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BX</text:p>
          </table:table-cell>
          <table:table-cell office:value-type="string">
            <text:p>Fish and other fishing products; services incidental of fishing (05)</text:p>
          </table:table-cell>
          <table:table-cell office:value-type="float" office:value="2808611419.19337">
            <text:p>2.81E+09</text:p>
          </table:table-cell>
          <table:table-cell office:value-type="float" office:value="1728308.06875915">
            <text:p>1.73E+06</text:p>
          </table:table-cell>
          <table:table-cell office:value-type="float" office:value="256160.951216815">
            <text:p>2.56E+05</text:p>
          </table:table-cell>
          <table:table-cell office:value-type="float" office:value="0">
            <text:p>0</text:p>
          </table:table-cell>
          <table:table-cell table:formula="of:=IF([.G281]=1;[.D28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BX</text:p>
          </table:table-cell>
          <table:table-cell office:value-type="string">
            <text:p>Coal and lignite; peat (10)</text:p>
          </table:table-cell>
          <table:table-cell office:value-type="float" office:value="287607433643.019">
            <text:p>2.88E+11</text:p>
          </table:table-cell>
          <table:table-cell office:value-type="float" office:value="115439648252.38">
            <text:p>1.15E+11</text:p>
          </table:table-cell>
          <table:table-cell office:value-type="float" office:value="7011080.06626097">
            <text:p>7.01E+06</text:p>
          </table:table-cell>
          <table:table-cell office:value-type="float" office:value="0">
            <text:p>0</text:p>
          </table:table-cell>
          <table:table-cell table:formula="of:=IF([.G282]=1;[.D28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BX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332997016777.635">
            <text:p>3.33E+11</text:p>
          </table:table-cell>
          <table:table-cell office:value-type="float" office:value="75255635.7788979">
            <text:p>7.53E+07</text:p>
          </table:table-cell>
          <table:table-cell office:value-type="float" office:value="10849042.1047246">
            <text:p>1.08E+07</text:p>
          </table:table-cell>
          <table:table-cell office:value-type="float" office:value="0">
            <text:p>0</text:p>
          </table:table-cell>
          <table:table-cell table:formula="of:=IF([.G283]=1;[.D28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BX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136843236017.547">
            <text:p>1.37E+11</text:p>
          </table:table-cell>
          <table:table-cell office:value-type="float" office:value="34553950.4967788">
            <text:p>3.46E+07</text:p>
          </table:table-cell>
          <table:table-cell office:value-type="float" office:value="3498443.88016712">
            <text:p>3.50E+06</text:p>
          </table:table-cell>
          <table:table-cell office:value-type="float" office:value="0">
            <text:p>0</text:p>
          </table:table-cell>
          <table:table-cell table:formula="of:=IF([.G284]=1;[.D28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BX</text:p>
          </table:table-cell>
          <table:table-cell office:value-type="string">
            <text:p>Other petroleum and gaseous materials</text:p>
          </table:table-cell>
          <table:table-cell office:value-type="float" office:value="93185711983.1682">
            <text:p>9.32E+10</text:p>
          </table:table-cell>
          <table:table-cell office:value-type="float" office:value="26727689.4812797">
            <text:p>2.67E+07</text:p>
          </table:table-cell>
          <table:table-cell office:value-type="float" office:value="1476557.84205279">
            <text:p>1.48E+06</text:p>
          </table:table-cell>
          <table:table-cell office:value-type="float" office:value="0">
            <text:p>0</text:p>
          </table:table-cell>
          <table:table-cell table:formula="of:=IF([.G285]=1;[.D28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X</text:p>
          </table:table-cell>
          <table:table-cell office:value-type="string">
            <text:p>Uranium and thorium ores (12)</text:p>
          </table:table-cell>
          <table:table-cell office:value-type="float" office:value="1768021478.82751">
            <text:p>1.77E+09</text:p>
          </table:table-cell>
          <table:table-cell office:value-type="float" office:value="276426.06170985">
            <text:p>2.76E+05</text:p>
          </table:table-cell>
          <table:table-cell office:value-type="float" office:value="232940.623042123">
            <text:p>2.33E+05</text:p>
          </table:table-cell>
          <table:table-cell office:value-type="float" office:value="0">
            <text:p>0</text:p>
          </table:table-cell>
          <table:table-cell table:formula="of:=IF([.G286]=1;[.D28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BX</text:p>
          </table:table-cell>
          <table:table-cell office:value-type="string">
            <text:p>Iron ores</text:p>
          </table:table-cell>
          <table:table-cell office:value-type="float" office:value="42237356365.1733">
            <text:p>4.22E+10</text:p>
          </table:table-cell>
          <table:table-cell office:value-type="float" office:value="4247150.79361745">
            <text:p>4.25E+06</text:p>
          </table:table-cell>
          <table:table-cell office:value-type="float" office:value="4602139.53432512">
            <text:p>4.60E+06</text:p>
          </table:table-cell>
          <table:table-cell office:value-type="float" office:value="0">
            <text:p>0</text:p>
          </table:table-cell>
          <table:table-cell table:formula="of:=IF([.G287]=1;[.D28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BX</text:p>
          </table:table-cell>
          <table:table-cell office:value-type="string">
            <text:p>Copper ores and concentrates</text:p>
          </table:table-cell>
          <table:table-cell office:value-type="float" office:value="6141637932.88176">
            <text:p>6.14E+09</text:p>
          </table:table-cell>
          <table:table-cell office:value-type="float" office:value="1025117.96269076">
            <text:p>1.03E+06</text:p>
          </table:table-cell>
          <table:table-cell office:value-type="float" office:value="762579.147052979">
            <text:p>7.63E+05</text:p>
          </table:table-cell>
          <table:table-cell office:value-type="float" office:value="0">
            <text:p>0</text:p>
          </table:table-cell>
          <table:table-cell table:formula="of:=IF([.G288]=1;[.D28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BX</text:p>
          </table:table-cell>
          <table:table-cell office:value-type="string">
            <text:p>Nickel ores and concentrates</text:p>
          </table:table-cell>
          <table:table-cell office:value-type="float" office:value="783537800.479641">
            <text:p>7.84E+08</text:p>
          </table:table-cell>
          <table:table-cell office:value-type="float" office:value="81412.6281397905">
            <text:p>8.14E+04</text:p>
          </table:table-cell>
          <table:table-cell office:value-type="float" office:value="52423.5820597706">
            <text:p>5.24E+04</text:p>
          </table:table-cell>
          <table:table-cell office:value-type="float" office:value="0">
            <text:p>0</text:p>
          </table:table-cell>
          <table:table-cell table:formula="of:=IF([.G289]=1;[.D28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BX</text:p>
          </table:table-cell>
          <table:table-cell office:value-type="string">
            <text:p>Aluminium ores and concentrates</text:p>
          </table:table-cell>
          <table:table-cell office:value-type="float" office:value="33771860884.323">
            <text:p>3.38E+10</text:p>
          </table:table-cell>
          <table:table-cell office:value-type="float" office:value="4527373.03902825">
            <text:p>4.53E+06</text:p>
          </table:table-cell>
          <table:table-cell office:value-type="float" office:value="3734670.85636513">
            <text:p>3.73E+06</text:p>
          </table:table-cell>
          <table:table-cell office:value-type="float" office:value="0">
            <text:p>0</text:p>
          </table:table-cell>
          <table:table-cell table:formula="of:=IF([.G290]=1;[.D29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BX</text:p>
          </table:table-cell>
          <table:table-cell office:value-type="string">
            <text:p>Precious metal ores and concentrates</text:p>
          </table:table-cell>
          <table:table-cell office:value-type="float" office:value="20244011307.9783">
            <text:p>2.02E+10</text:p>
          </table:table-cell>
          <table:table-cell office:value-type="float" office:value="2845429.44972811">
            <text:p>2.85E+06</text:p>
          </table:table-cell>
          <table:table-cell office:value-type="float" office:value="1539337.39503788">
            <text:p>1.54E+06</text:p>
          </table:table-cell>
          <table:table-cell office:value-type="float" office:value="0">
            <text:p>0</text:p>
          </table:table-cell>
          <table:table-cell table:formula="of:=IF([.G291]=1;[.D29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X</text:p>
          </table:table-cell>
          <table:table-cell office:value-type="string">
            <text:p>Lead, zinc and tin ores and concentrates</text:p>
          </table:table-cell>
          <table:table-cell office:value-type="float" office:value="7723671908.49397">
            <text:p>7.72E+09</text:p>
          </table:table-cell>
          <table:table-cell office:value-type="float" office:value="1392623.83195996">
            <text:p>1.39E+06</text:p>
          </table:table-cell>
          <table:table-cell office:value-type="float" office:value="678796.335893872">
            <text:p>6.79E+05</text:p>
          </table:table-cell>
          <table:table-cell office:value-type="float" office:value="0">
            <text:p>0</text:p>
          </table:table-cell>
          <table:table-cell table:formula="of:=IF([.G292]=1;[.D29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BX</text:p>
          </table:table-cell>
          <table:table-cell office:value-type="string">
            <text:p>Other non-ferrous metal ores and concentrates</text:p>
          </table:table-cell>
          <table:table-cell office:value-type="float" office:value="5175204108.10459">
            <text:p>5.18E+09</text:p>
          </table:table-cell>
          <table:table-cell office:value-type="float" office:value="716359.345471431">
            <text:p>7.16E+05</text:p>
          </table:table-cell>
          <table:table-cell office:value-type="float" office:value="363487.384515504">
            <text:p>3.63E+05</text:p>
          </table:table-cell>
          <table:table-cell office:value-type="float" office:value="0">
            <text:p>0</text:p>
          </table:table-cell>
          <table:table-cell table:formula="of:=IF([.G293]=1;[.D29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BX</text:p>
          </table:table-cell>
          <table:table-cell office:value-type="string">
            <text:p>Stone</text:p>
          </table:table-cell>
          <table:table-cell office:value-type="float" office:value="16047225296.0249">
            <text:p>1.60E+10</text:p>
          </table:table-cell>
          <table:table-cell office:value-type="float" office:value="2514880.18754796">
            <text:p>2.51E+06</text:p>
          </table:table-cell>
          <table:table-cell office:value-type="float" office:value="1719209.40490531">
            <text:p>1.72E+06</text:p>
          </table:table-cell>
          <table:table-cell office:value-type="float" office:value="0">
            <text:p>0</text:p>
          </table:table-cell>
          <table:table-cell table:formula="of:=IF([.G294]=1;[.D29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BX</text:p>
          </table:table-cell>
          <table:table-cell office:value-type="string">
            <text:p>Sand and clay</text:p>
          </table:table-cell>
          <table:table-cell office:value-type="float" office:value="6527177130.55698">
            <text:p>6.53E+09</text:p>
          </table:table-cell>
          <table:table-cell office:value-type="float" office:value="909985.146165906">
            <text:p>9.10E+05</text:p>
          </table:table-cell>
          <table:table-cell office:value-type="float" office:value="381989.811476937">
            <text:p>3.82E+05</text:p>
          </table:table-cell>
          <table:table-cell office:value-type="float" office:value="0">
            <text:p>0</text:p>
          </table:table-cell>
          <table:table-cell table:formula="of:=IF([.G295]=1;[.D29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BX</text:p>
          </table:table-cell>
          <table:table-cell office:value-type="string">
            <text:p>Chemical and fertilizer minerals, salt and other mining and quarrying products n.e.c.</text:p>
          </table:table-cell>
          <table:table-cell office:value-type="float" office:value="76988156518.3776">
            <text:p>7.70E+10</text:p>
          </table:table-cell>
          <table:table-cell office:value-type="float" office:value="7344024.73033891">
            <text:p>7.34E+06</text:p>
          </table:table-cell>
          <table:table-cell office:value-type="float" office:value="5947144.43544162">
            <text:p>5.95E+06</text:p>
          </table:table-cell>
          <table:table-cell office:value-type="float" office:value="0">
            <text:p>0</text:p>
          </table:table-cell>
          <table:table-cell table:formula="of:=IF([.G296]=1;[.D29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BX</text:p>
          </table:table-cell>
          <table:table-cell office:value-type="string">
            <text:p>Products of meat cattle</text:p>
          </table:table-cell>
          <table:table-cell office:value-type="float" office:value="25538635639.7624">
            <text:p>2.55E+10</text:p>
          </table:table-cell>
          <table:table-cell office:value-type="float" office:value="7071773.34135557">
            <text:p>7.07E+06</text:p>
          </table:table-cell>
          <table:table-cell office:value-type="float" office:value="2091227.89433885">
            <text:p>2.09E+06</text:p>
          </table:table-cell>
          <table:table-cell office:value-type="float" office:value="0">
            <text:p>0</text:p>
          </table:table-cell>
          <table:table-cell table:formula="of:=IF([.G297]=1;[.D29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X</text:p>
          </table:table-cell>
          <table:table-cell office:value-type="string">
            <text:p>Products of meat pigs</text:p>
          </table:table-cell>
          <table:table-cell office:value-type="float" office:value="56626770323.1256">
            <text:p>5.66E+10</text:p>
          </table:table-cell>
          <table:table-cell office:value-type="float" office:value="5204924.81971839">
            <text:p>5.20E+06</text:p>
          </table:table-cell>
          <table:table-cell office:value-type="float" office:value="2549423.94034614">
            <text:p>2.55E+06</text:p>
          </table:table-cell>
          <table:table-cell office:value-type="float" office:value="0">
            <text:p>0</text:p>
          </table:table-cell>
          <table:table-cell table:formula="of:=IF([.G298]=1;[.D29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BX</text:p>
          </table:table-cell>
          <table:table-cell office:value-type="string">
            <text:p>Products of meat poultry</text:p>
          </table:table-cell>
          <table:table-cell office:value-type="float" office:value="69971546100.0224">
            <text:p>7.00E+10</text:p>
          </table:table-cell>
          <table:table-cell office:value-type="float" office:value="6227693.59902257">
            <text:p>6.23E+06</text:p>
          </table:table-cell>
          <table:table-cell office:value-type="float" office:value="3372901.80543756">
            <text:p>3.37E+06</text:p>
          </table:table-cell>
          <table:table-cell office:value-type="float" office:value="0">
            <text:p>0</text:p>
          </table:table-cell>
          <table:table-cell table:formula="of:=IF([.G299]=1;[.D29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BX</text:p>
          </table:table-cell>
          <table:table-cell office:value-type="string">
            <text:p>Meat products nec</text:p>
          </table:table-cell>
          <table:table-cell office:value-type="float" office:value="32147911850.1226">
            <text:p>3.21E+10</text:p>
          </table:table-cell>
          <table:table-cell office:value-type="float" office:value="2693977.79050579">
            <text:p>2.69E+06</text:p>
          </table:table-cell>
          <table:table-cell office:value-type="float" office:value="1937305.55554274">
            <text:p>1.94E+06</text:p>
          </table:table-cell>
          <table:table-cell office:value-type="float" office:value="0">
            <text:p>0</text:p>
          </table:table-cell>
          <table:table-cell table:formula="of:=IF([.G300]=1;[.D30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X</text:p>
          </table:table-cell>
          <table:table-cell office:value-type="string">
            <text:p>products of Vegetable oils and fats</text:p>
          </table:table-cell>
          <table:table-cell office:value-type="float" office:value="8680205442.15932">
            <text:p>8.68E+09</text:p>
          </table:table-cell>
          <table:table-cell office:value-type="float" office:value="3633817.3018011">
            <text:p>3.63E+06</text:p>
          </table:table-cell>
          <table:table-cell office:value-type="float" office:value="497543.407212002">
            <text:p>4.98E+05</text:p>
          </table:table-cell>
          <table:table-cell office:value-type="float" office:value="0">
            <text:p>0</text:p>
          </table:table-cell>
          <table:table-cell table:formula="of:=IF([.G301]=1;[.D30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BX</text:p>
          </table:table-cell>
          <table:table-cell office:value-type="string">
            <text:p>Dairy products</text:p>
          </table:table-cell>
          <table:table-cell office:value-type="float" office:value="31605293060.8611">
            <text:p>3.16E+10</text:p>
          </table:table-cell>
          <table:table-cell office:value-type="float" office:value="6286457.41087219">
            <text:p>6.29E+06</text:p>
          </table:table-cell>
          <table:table-cell office:value-type="float" office:value="4290733.13084808">
            <text:p>4.29E+06</text:p>
          </table:table-cell>
          <table:table-cell office:value-type="float" office:value="0">
            <text:p>0</text:p>
          </table:table-cell>
          <table:table-cell table:formula="of:=IF([.G302]=1;[.D30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BX</text:p>
          </table:table-cell>
          <table:table-cell office:value-type="string">
            <text:p>Processed rice</text:p>
          </table:table-cell>
          <table:table-cell office:value-type="float" office:value="82633425015.9025">
            <text:p>8.26E+10</text:p>
          </table:table-cell>
          <table:table-cell office:value-type="float" office:value="11305567.2753031">
            <text:p>1.13E+07</text:p>
          </table:table-cell>
          <table:table-cell office:value-type="float" office:value="5999251.23724661">
            <text:p>6.00E+06</text:p>
          </table:table-cell>
          <table:table-cell office:value-type="float" office:value="0">
            <text:p>0</text:p>
          </table:table-cell>
          <table:table-cell table:formula="of:=IF([.G303]=1;[.D30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BX</text:p>
          </table:table-cell>
          <table:table-cell office:value-type="string">
            <text:p>Sugar</text:p>
          </table:table-cell>
          <table:table-cell office:value-type="float" office:value="35998160399.4475">
            <text:p>3.60E+10</text:p>
          </table:table-cell>
          <table:table-cell office:value-type="float" office:value="23749995.3565134">
            <text:p>2.37E+07</text:p>
          </table:table-cell>
          <table:table-cell office:value-type="float" office:value="7099362.46469523">
            <text:p>7.10E+06</text:p>
          </table:table-cell>
          <table:table-cell office:value-type="float" office:value="0">
            <text:p>0</text:p>
          </table:table-cell>
          <table:table-cell table:formula="of:=IF([.G304]=1;[.D30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BX</text:p>
          </table:table-cell>
          <table:table-cell office:value-type="string">
            <text:p>Food products nec</text:p>
          </table:table-cell>
          <table:table-cell office:value-type="float" office:value="39556588631.4386">
            <text:p>3.96E+10</text:p>
          </table:table-cell>
          <table:table-cell office:value-type="float" office:value="19944722.6982926">
            <text:p>1.99E+07</text:p>
          </table:table-cell>
          <table:table-cell office:value-type="float" office:value="3673552.93149175">
            <text:p>3.67E+06</text:p>
          </table:table-cell>
          <table:table-cell office:value-type="float" office:value="0">
            <text:p>0</text:p>
          </table:table-cell>
          <table:table-cell table:formula="of:=IF([.G305]=1;[.D30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BX</text:p>
          </table:table-cell>
          <table:table-cell office:value-type="string">
            <text:p>Beverages</text:p>
          </table:table-cell>
          <table:table-cell office:value-type="float" office:value="21996695951.967">
            <text:p>2.20E+10</text:p>
          </table:table-cell>
          <table:table-cell office:value-type="float" office:value="14656868.6401309">
            <text:p>1.47E+07</text:p>
          </table:table-cell>
          <table:table-cell office:value-type="float" office:value="3887278.93782742">
            <text:p>3.89E+06</text:p>
          </table:table-cell>
          <table:table-cell office:value-type="float" office:value="0">
            <text:p>0</text:p>
          </table:table-cell>
          <table:table-cell table:formula="of:=IF([.G306]=1;[.D30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BX</text:p>
          </table:table-cell>
          <table:table-cell office:value-type="string">
            <text:p>Fish products</text:p>
          </table:table-cell>
          <table:table-cell office:value-type="float" office:value="122168164707.389">
            <text:p>1.22E+11</text:p>
          </table:table-cell>
          <table:table-cell office:value-type="float" office:value="8244990.322999">
            <text:p>8.24E+06</text:p>
          </table:table-cell>
          <table:table-cell office:value-type="float" office:value="5184298.03320794">
            <text:p>5.18E+06</text:p>
          </table:table-cell>
          <table:table-cell office:value-type="float" office:value="0">
            <text:p>0</text:p>
          </table:table-cell>
          <table:table-cell table:formula="of:=IF([.G307]=1;[.D30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BX</text:p>
          </table:table-cell>
          <table:table-cell office:value-type="string">
            <text:p>Tobacco products (16)</text:p>
          </table:table-cell>
          <table:table-cell office:value-type="float" office:value="39320721370.1127">
            <text:p>3.93E+10</text:p>
          </table:table-cell>
          <table:table-cell office:value-type="float" office:value="5368286.07140126">
            <text:p>5.37E+06</text:p>
          </table:table-cell>
          <table:table-cell office:value-type="float" office:value="4055545.19755663">
            <text:p>4.06E+06</text:p>
          </table:table-cell>
          <table:table-cell office:value-type="float" office:value="0">
            <text:p>0</text:p>
          </table:table-cell>
          <table:table-cell table:formula="of:=IF([.G308]=1;[.D30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BX</text:p>
          </table:table-cell>
          <table:table-cell office:value-type="string">
            <text:p>Textiles (17)</text:p>
          </table:table-cell>
          <table:table-cell office:value-type="float" office:value="205715304275.14">
            <text:p>2.06E+11</text:p>
          </table:table-cell>
          <table:table-cell office:value-type="float" office:value="18480234.2682773">
            <text:p>1.85E+07</text:p>
          </table:table-cell>
          <table:table-cell office:value-type="float" office:value="6493061.6065329">
            <text:p>6.49E+06</text:p>
          </table:table-cell>
          <table:table-cell office:value-type="float" office:value="0">
            <text:p>0</text:p>
          </table:table-cell>
          <table:table-cell table:formula="of:=IF([.G309]=1;[.D30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BX</text:p>
          </table:table-cell>
          <table:table-cell office:value-type="string">
            <text:p>Wearing apparel; furs (18)</text:p>
          </table:table-cell>
          <table:table-cell office:value-type="float" office:value="61717740501.9165">
            <text:p>6.17E+10</text:p>
          </table:table-cell>
          <table:table-cell office:value-type="float" office:value="8904105.22308789">
            <text:p>8.90E+06</text:p>
          </table:table-cell>
          <table:table-cell office:value-type="float" office:value="5387311.16249814">
            <text:p>5.39E+06</text:p>
          </table:table-cell>
          <table:table-cell office:value-type="float" office:value="0">
            <text:p>0</text:p>
          </table:table-cell>
          <table:table-cell table:formula="of:=IF([.G310]=1;[.D3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BX</text:p>
          </table:table-cell>
          <table:table-cell office:value-type="string">
            <text:p>Leather and leather products (19)</text:p>
          </table:table-cell>
          <table:table-cell office:value-type="float" office:value="48833848100.1767">
            <text:p>4.88E+10</text:p>
          </table:table-cell>
          <table:table-cell office:value-type="float" office:value="6167797.79700751">
            <text:p>6.17E+06</text:p>
          </table:table-cell>
          <table:table-cell office:value-type="float" office:value="1790168.76618643">
            <text:p>1.79E+06</text:p>
          </table:table-cell>
          <table:table-cell office:value-type="float" office:value="0">
            <text:p>0</text:p>
          </table:table-cell>
          <table:table-cell table:formula="of:=IF([.G311]=1;[.D3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BX</text:p>
          </table:table-cell>
          <table:table-cell office:value-type="string">
            <text:p>Wood and products of wood and cork (except furniture); articles of straw and plaiting materials (20)</text:p>
          </table:table-cell>
          <table:table-cell office:value-type="float" office:value="46536589817.3833">
            <text:p>4.65E+10</text:p>
          </table:table-cell>
          <table:table-cell office:value-type="float" office:value="4288314.29056694">
            <text:p>4.29E+06</text:p>
          </table:table-cell>
          <table:table-cell office:value-type="float" office:value="2167642.80158607">
            <text:p>2.17E+06</text:p>
          </table:table-cell>
          <table:table-cell office:value-type="float" office:value="0">
            <text:p>0</text:p>
          </table:table-cell>
          <table:table-cell table:formula="of:=IF([.G312]=1;[.D3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BX</text:p>
          </table:table-cell>
          <table:table-cell office:value-type="string">
            <text:p>Pulp, paper and paper products (21)</text:p>
          </table:table-cell>
          <table:table-cell office:value-type="float" office:value="200576594666.09">
            <text:p>2.01E+11</text:p>
          </table:table-cell>
          <table:table-cell office:value-type="float" office:value="25625455.7327044">
            <text:p>2.56E+07</text:p>
          </table:table-cell>
          <table:table-cell office:value-type="float" office:value="6393969.32055942">
            <text:p>6.39E+06</text:p>
          </table:table-cell>
          <table:table-cell office:value-type="float" office:value="0">
            <text:p>0</text:p>
          </table:table-cell>
          <table:table-cell table:formula="of:=IF([.G313]=1;[.D3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BX</text:p>
          </table:table-cell>
          <table:table-cell office:value-type="string">
            <text:p>Printed matter and recorded media (22)</text:p>
          </table:table-cell>
          <table:table-cell office:value-type="float" office:value="36313812568.884">
            <text:p>3.63E+10</text:p>
          </table:table-cell>
          <table:table-cell office:value-type="float" office:value="13603314.2899299">
            <text:p>1.36E+07</text:p>
          </table:table-cell>
          <table:table-cell office:value-type="float" office:value="2089524.04964483">
            <text:p>2.09E+06</text:p>
          </table:table-cell>
          <table:table-cell office:value-type="float" office:value="0">
            <text:p>0</text:p>
          </table:table-cell>
          <table:table-cell table:formula="of:=IF([.G314]=1;[.D3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X</text:p>
          </table:table-cell>
          <table:table-cell office:value-type="string">
            <text:p>Coke oven products</text:p>
          </table:table-cell>
          <table:table-cell office:value-type="float" office:value="720774109644.097">
            <text:p>7.21E+11</text:p>
          </table:table-cell>
          <table:table-cell office:value-type="float" office:value="1341874.95783727">
            <text:p>1.34E+06</text:p>
          </table:table-cell>
          <table:table-cell office:value-type="float" office:value="1609876.33395853">
            <text:p>1.61E+06</text:p>
          </table:table-cell>
          <table:table-cell office:value-type="float" office:value="0">
            <text:p>0</text:p>
          </table:table-cell>
          <table:table-cell table:formula="of:=IF([.G315]=1;[.D3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BX</text:p>
          </table:table-cell>
          <table:table-cell office:value-type="string">
            <text:p>Motor spirit (gasoline)</text:p>
          </table:table-cell>
          <table:table-cell office:value-type="float" office:value="84206292960.4434">
            <text:p>8.42E+10</text:p>
          </table:table-cell>
          <table:table-cell office:value-type="float" office:value="11997005.1438826">
            <text:p>1.20E+07</text:p>
          </table:table-cell>
          <table:table-cell office:value-type="float" office:value="2576105.31938427">
            <text:p>2.58E+06</text:p>
          </table:table-cell>
          <table:table-cell office:value-type="float" office:value="0">
            <text:p>0</text:p>
          </table:table-cell>
          <table:table-cell table:formula="of:=IF([.G316]=1;[.D3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BX</text:p>
          </table:table-cell>
          <table:table-cell office:value-type="string">
            <text:p>Kerosene, including kerosene type jet fuel</text:p>
          </table:table-cell>
          <table:table-cell office:value-type="float" office:value="27909289131.496">
            <text:p>2.79E+10</text:p>
          </table:table-cell>
          <table:table-cell office:value-type="float" office:value="3146514.64587327">
            <text:p>3.15E+06</text:p>
          </table:table-cell>
          <table:table-cell office:value-type="float" office:value="621642.86216959">
            <text:p>6.22E+05</text:p>
          </table:table-cell>
          <table:table-cell office:value-type="float" office:value="0">
            <text:p>0</text:p>
          </table:table-cell>
          <table:table-cell table:formula="of:=IF([.G317]=1;[.D3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BX</text:p>
          </table:table-cell>
          <table:table-cell office:value-type="string">
            <text:p>Gas oils</text:p>
          </table:table-cell>
          <table:table-cell office:value-type="float" office:value="127047047492.974">
            <text:p>1.27E+11</text:p>
          </table:table-cell>
          <table:table-cell office:value-type="float" office:value="14828844.7402725">
            <text:p>1.48E+07</text:p>
          </table:table-cell>
          <table:table-cell office:value-type="float" office:value="3461428.11422045">
            <text:p>3.46E+06</text:p>
          </table:table-cell>
          <table:table-cell office:value-type="float" office:value="0">
            <text:p>0</text:p>
          </table:table-cell>
          <table:table-cell table:formula="of:=IF([.G318]=1;[.D3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BX</text:p>
          </table:table-cell>
          <table:table-cell office:value-type="string">
            <text:p>Fuel oils n.e.c.</text:p>
          </table:table-cell>
          <table:table-cell office:value-type="float" office:value="231790419481.573">
            <text:p>2.32E+11</text:p>
          </table:table-cell>
          <table:table-cell office:value-type="float" office:value="18000323.5707588">
            <text:p>1.80E+07</text:p>
          </table:table-cell>
          <table:table-cell office:value-type="float" office:value="3538230.5116395">
            <text:p>3.54E+06</text:p>
          </table:table-cell>
          <table:table-cell office:value-type="float" office:value="0">
            <text:p>0</text:p>
          </table:table-cell>
          <table:table-cell table:formula="of:=IF([.G319]=1;[.D31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BX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40485070844.2038">
            <text:p>4.05E+10</text:p>
          </table:table-cell>
          <table:table-cell office:value-type="float" office:value="3719281.3223423">
            <text:p>3.72E+06</text:p>
          </table:table-cell>
          <table:table-cell office:value-type="float" office:value="546882.618809843">
            <text:p>5.47E+05</text:p>
          </table:table-cell>
          <table:table-cell office:value-type="float" office:value="0">
            <text:p>0</text:p>
          </table:table-cell>
          <table:table-cell table:formula="of:=IF([.G320]=1;[.D32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BX</text:p>
          </table:table-cell>
          <table:table-cell office:value-type="string">
            <text:p>Other petroleum products</text:p>
          </table:table-cell>
          <table:table-cell office:value-type="float" office:value="132075742550.41">
            <text:p>1.32E+11</text:p>
          </table:table-cell>
          <table:table-cell office:value-type="float" office:value="10125104.8951971">
            <text:p>1.01E+07</text:p>
          </table:table-cell>
          <table:table-cell office:value-type="float" office:value="1727249.06814029">
            <text:p>1.73E+06</text:p>
          </table:table-cell>
          <table:table-cell office:value-type="float" office:value="0">
            <text:p>0</text:p>
          </table:table-cell>
          <table:table-cell table:formula="of:=IF([.G321]=1;[.D3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BX</text:p>
          </table:table-cell>
          <table:table-cell office:value-type="string">
            <text:p>Nuclear fuel</text:p>
          </table:table-cell>
          <table:table-cell office:value-type="float" office:value="21839.3241235409">
            <text:p>2.18E+04</text:p>
          </table:table-cell>
          <table:table-cell office:value-type="float" office:value="11.7189668258177">
            <text:p>1.17E+01</text:p>
          </table:table-cell>
          <table:table-cell office:value-type="float" office:value="2.14586922079729">
            <text:p>2.15E+00</text:p>
          </table:table-cell>
          <table:table-cell office:value-type="float" office:value="0">
            <text:p>0</text:p>
          </table:table-cell>
          <table:table-cell table:formula="of:=IF([.G322]=1;[.D3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BX</text:p>
          </table:table-cell>
          <table:table-cell office:value-type="string">
            <text:p>Chemicals, chemical products and man-made fibres (24)</text:p>
          </table:table-cell>
          <table:table-cell office:value-type="float" office:value="1124945112392.23">
            <text:p>1.12E+12</text:p>
          </table:table-cell>
          <table:table-cell office:value-type="float" office:value="83534877.9905441">
            <text:p>8.35E+07</text:p>
          </table:table-cell>
          <table:table-cell office:value-type="float" office:value="23933827.6429381">
            <text:p>2.39E+07</text:p>
          </table:table-cell>
          <table:table-cell office:value-type="float" office:value="0">
            <text:p>0</text:p>
          </table:table-cell>
          <table:table-cell table:formula="of:=IF([.G323]=1;[.D3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BX</text:p>
          </table:table-cell>
          <table:table-cell office:value-type="string">
            <text:p>Rubber and plastic products (25)</text:p>
          </table:table-cell>
          <table:table-cell office:value-type="float" office:value="482510503242.411">
            <text:p>4.83E+11</text:p>
          </table:table-cell>
          <table:table-cell office:value-type="float" office:value="152023498.949445">
            <text:p>1.52E+08</text:p>
          </table:table-cell>
          <table:table-cell office:value-type="float" office:value="31746522.560982">
            <text:p>3.17E+07</text:p>
          </table:table-cell>
          <table:table-cell office:value-type="float" office:value="0">
            <text:p>0</text:p>
          </table:table-cell>
          <table:table-cell table:formula="of:=IF([.G324]=1;[.D3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BX</text:p>
          </table:table-cell>
          <table:table-cell office:value-type="string">
            <text:p>Glass and glass products</text:p>
          </table:table-cell>
          <table:table-cell office:value-type="float" office:value="67555842640.9305">
            <text:p>6.76E+10</text:p>
          </table:table-cell>
          <table:table-cell office:value-type="float" office:value="6768595.79087876">
            <text:p>6.77E+06</text:p>
          </table:table-cell>
          <table:table-cell office:value-type="float" office:value="1646324.33209727">
            <text:p>1.65E+06</text:p>
          </table:table-cell>
          <table:table-cell office:value-type="float" office:value="0">
            <text:p>0</text:p>
          </table:table-cell>
          <table:table-cell table:formula="of:=IF([.G325]=1;[.D3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BX</text:p>
          </table:table-cell>
          <table:table-cell office:value-type="string">
            <text:p>Ceramic goods</text:p>
          </table:table-cell>
          <table:table-cell office:value-type="float" office:value="1143125299051.37">
            <text:p>1.14E+12</text:p>
          </table:table-cell>
          <table:table-cell office:value-type="float" office:value="18930669.4927005">
            <text:p>1.89E+07</text:p>
          </table:table-cell>
          <table:table-cell office:value-type="float" office:value="22489379.9002796">
            <text:p>2.25E+07</text:p>
          </table:table-cell>
          <table:table-cell office:value-type="float" office:value="0">
            <text:p>0</text:p>
          </table:table-cell>
          <table:table-cell table:formula="of:=IF([.G326]=1;[.D3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BX</text:p>
          </table:table-cell>
          <table:table-cell office:value-type="string">
            <text:p>Bricks, tiles and construction products, in baked clay</text:p>
          </table:table-cell>
          <table:table-cell office:value-type="float" office:value="125494031522.817">
            <text:p>1.25E+11</text:p>
          </table:table-cell>
          <table:table-cell office:value-type="float" office:value="15108438.3895816">
            <text:p>1.51E+07</text:p>
          </table:table-cell>
          <table:table-cell office:value-type="float" office:value="2744451.55168336">
            <text:p>2.74E+06</text:p>
          </table:table-cell>
          <table:table-cell office:value-type="float" office:value="0">
            <text:p>0</text:p>
          </table:table-cell>
          <table:table-cell table:formula="of:=IF([.G327]=1;[.D3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BX</text:p>
          </table:table-cell>
          <table:table-cell office:value-type="string">
            <text:p>Cement, lime and plaster</text:p>
          </table:table-cell>
          <table:table-cell office:value-type="float" office:value="2697843253428.4">
            <text:p>2.70E+12</text:p>
          </table:table-cell>
          <table:table-cell office:value-type="float" office:value="19752542.8681532">
            <text:p>1.98E+07</text:p>
          </table:table-cell>
          <table:table-cell office:value-type="float" office:value="6116212.7572282">
            <text:p>6.12E+06</text:p>
          </table:table-cell>
          <table:table-cell office:value-type="float" office:value="0">
            <text:p>0</text:p>
          </table:table-cell>
          <table:table-cell table:formula="of:=IF([.G328]=1;[.D32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BX</text:p>
          </table:table-cell>
          <table:table-cell office:value-type="string">
            <text:p>Other non-metallic mineral products</text:p>
          </table:table-cell>
          <table:table-cell office:value-type="float" office:value="41780737442.0529">
            <text:p>4.18E+10</text:p>
          </table:table-cell>
          <table:table-cell office:value-type="float" office:value="4570796.5178817">
            <text:p>4.57E+06</text:p>
          </table:table-cell>
          <table:table-cell office:value-type="float" office:value="912778.76508568">
            <text:p>9.13E+05</text:p>
          </table:table-cell>
          <table:table-cell office:value-type="float" office:value="0">
            <text:p>0</text:p>
          </table:table-cell>
          <table:table-cell table:formula="of:=IF([.G329]=1;[.D3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BX</text:p>
          </table:table-cell>
          <table:table-cell office:value-type="string">
            <text:p>Basic iron and steel and of ferro-alloys and first products thereof</text:p>
          </table:table-cell>
          <table:table-cell office:value-type="float" office:value="6355081988670.59">
            <text:p>6.36E+12</text:p>
          </table:table-cell>
          <table:table-cell office:value-type="float" office:value="108419513.792659">
            <text:p>1.08E+08</text:p>
          </table:table-cell>
          <table:table-cell office:value-type="float" office:value="25229076.4786622">
            <text:p>2.52E+07</text:p>
          </table:table-cell>
          <table:table-cell office:value-type="float" office:value="0">
            <text:p>0</text:p>
          </table:table-cell>
          <table:table-cell table:formula="of:=IF([.G330]=1;[.D3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BX</text:p>
          </table:table-cell>
          <table:table-cell office:value-type="string">
            <text:p>Precious metals</text:p>
          </table:table-cell>
          <table:table-cell office:value-type="float" office:value="26096917965.3577">
            <text:p>2.61E+10</text:p>
          </table:table-cell>
          <table:table-cell office:value-type="float" office:value="2884860.70055042">
            <text:p>2.88E+06</text:p>
          </table:table-cell>
          <table:table-cell office:value-type="float" office:value="803358.234433413">
            <text:p>8.03E+05</text:p>
          </table:table-cell>
          <table:table-cell office:value-type="float" office:value="0">
            <text:p>0</text:p>
          </table:table-cell>
          <table:table-cell table:formula="of:=IF([.G331]=1;[.D3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BX</text:p>
          </table:table-cell>
          <table:table-cell office:value-type="string">
            <text:p>Aluminium and aluminium products</text:p>
          </table:table-cell>
          <table:table-cell office:value-type="float" office:value="231311433797.037">
            <text:p>2.31E+11</text:p>
          </table:table-cell>
          <table:table-cell office:value-type="float" office:value="9836850.81880064">
            <text:p>9.84E+06</text:p>
          </table:table-cell>
          <table:table-cell office:value-type="float" office:value="3839785.64545899">
            <text:p>3.84E+06</text:p>
          </table:table-cell>
          <table:table-cell office:value-type="float" office:value="0">
            <text:p>0</text:p>
          </table:table-cell>
          <table:table-cell table:formula="of:=IF([.G332]=1;[.D3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BX</text:p>
          </table:table-cell>
          <table:table-cell office:value-type="string">
            <text:p>Lead, zinc and tin and products thereof</text:p>
          </table:table-cell>
          <table:table-cell office:value-type="float" office:value="31242219576.1404">
            <text:p>3.12E+10</text:p>
          </table:table-cell>
          <table:table-cell office:value-type="float" office:value="1849730.94656089">
            <text:p>1.85E+06</text:p>
          </table:table-cell>
          <table:table-cell office:value-type="float" office:value="808158.577646647">
            <text:p>8.08E+05</text:p>
          </table:table-cell>
          <table:table-cell office:value-type="float" office:value="0">
            <text:p>0</text:p>
          </table:table-cell>
          <table:table-cell table:formula="of:=IF([.G333]=1;[.D3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BX</text:p>
          </table:table-cell>
          <table:table-cell office:value-type="string">
            <text:p>Copper products</text:p>
          </table:table-cell>
          <table:table-cell office:value-type="float" office:value="16015399355.7078">
            <text:p>1.60E+10</text:p>
          </table:table-cell>
          <table:table-cell office:value-type="float" office:value="1646034.34274944">
            <text:p>1.65E+06</text:p>
          </table:table-cell>
          <table:table-cell office:value-type="float" office:value="487216.293130786">
            <text:p>4.87E+05</text:p>
          </table:table-cell>
          <table:table-cell office:value-type="float" office:value="0">
            <text:p>0</text:p>
          </table:table-cell>
          <table:table-cell table:formula="of:=IF([.G334]=1;[.D3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BX</text:p>
          </table:table-cell>
          <table:table-cell office:value-type="string">
            <text:p>Other non-ferrous metal products</text:p>
          </table:table-cell>
          <table:table-cell office:value-type="float" office:value="17919058749.3455">
            <text:p>1.79E+10</text:p>
          </table:table-cell>
          <table:table-cell office:value-type="float" office:value="1392745.94636481">
            <text:p>1.39E+06</text:p>
          </table:table-cell>
          <table:table-cell office:value-type="float" office:value="484455.8614503">
            <text:p>4.84E+05</text:p>
          </table:table-cell>
          <table:table-cell office:value-type="float" office:value="0">
            <text:p>0</text:p>
          </table:table-cell>
          <table:table-cell table:formula="of:=IF([.G335]=1;[.D3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BX</text:p>
          </table:table-cell>
          <table:table-cell office:value-type="string">
            <text:p>Foundry work services</text:p>
          </table:table-cell>
          <table:table-cell office:value-type="float" office:value="254216633807.832">
            <text:p>2.54E+11</text:p>
          </table:table-cell>
          <table:table-cell office:value-type="float" office:value="153475179.744506">
            <text:p>1.53E+08</text:p>
          </table:table-cell>
          <table:table-cell office:value-type="float" office:value="22348315.7381715">
            <text:p>2.23E+07</text:p>
          </table:table-cell>
          <table:table-cell office:value-type="float" office:value="0">
            <text:p>0</text:p>
          </table:table-cell>
          <table:table-cell table:formula="of:=IF([.G336]=1;[.D3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BX</text:p>
          </table:table-cell>
          <table:table-cell office:value-type="string">
            <text:p>Fabricated metal products, except machinery and equipment (28)</text:p>
          </table:table-cell>
          <table:table-cell office:value-type="float" office:value="31771261431.0964">
            <text:p>3.18E+10</text:p>
          </table:table-cell>
          <table:table-cell office:value-type="float" office:value="8855535.87655314">
            <text:p>8.86E+06</text:p>
          </table:table-cell>
          <table:table-cell office:value-type="float" office:value="2576745.47170095">
            <text:p>2.58E+06</text:p>
          </table:table-cell>
          <table:table-cell office:value-type="float" office:value="0">
            <text:p>0</text:p>
          </table:table-cell>
          <table:table-cell table:formula="of:=IF([.G337]=1;[.D3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BX</text:p>
          </table:table-cell>
          <table:table-cell office:value-type="string">
            <text:p>Machinery and equipment n.e.c. (29)</text:p>
          </table:table-cell>
          <table:table-cell office:value-type="float" office:value="146128295034.185">
            <text:p>1.46E+11</text:p>
          </table:table-cell>
          <table:table-cell office:value-type="float" office:value="16649781.7969152">
            <text:p>1.66E+07</text:p>
          </table:table-cell>
          <table:table-cell office:value-type="float" office:value="6526265.36788975">
            <text:p>6.53E+06</text:p>
          </table:table-cell>
          <table:table-cell office:value-type="float" office:value="0">
            <text:p>0</text:p>
          </table:table-cell>
          <table:table-cell table:formula="of:=IF([.G338]=1;[.D3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BX</text:p>
          </table:table-cell>
          <table:table-cell office:value-type="string">
            <text:p>Office machinery and computers (30)</text:p>
          </table:table-cell>
          <table:table-cell office:value-type="float" office:value="5805635358.28742">
            <text:p>5.81E+09</text:p>
          </table:table-cell>
          <table:table-cell office:value-type="float" office:value="1788743.65498625">
            <text:p>1.79E+06</text:p>
          </table:table-cell>
          <table:table-cell office:value-type="float" office:value="351876.41503069">
            <text:p>3.52E+05</text:p>
          </table:table-cell>
          <table:table-cell office:value-type="float" office:value="0">
            <text:p>0</text:p>
          </table:table-cell>
          <table:table-cell table:formula="of:=IF([.G339]=1;[.D3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BX</text:p>
          </table:table-cell>
          <table:table-cell office:value-type="string">
            <text:p>Electrical machinery and apparatus n.e.c. (31)</text:p>
          </table:table-cell>
          <table:table-cell office:value-type="float" office:value="118005881700.638">
            <text:p>1.18E+11</text:p>
          </table:table-cell>
          <table:table-cell office:value-type="float" office:value="15129289.5474127">
            <text:p>1.51E+07</text:p>
          </table:table-cell>
          <table:table-cell office:value-type="float" office:value="3093510.53728005">
            <text:p>3.09E+06</text:p>
          </table:table-cell>
          <table:table-cell office:value-type="float" office:value="0">
            <text:p>0</text:p>
          </table:table-cell>
          <table:table-cell table:formula="of:=IF([.G340]=1;[.D3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BX</text:p>
          </table:table-cell>
          <table:table-cell office:value-type="string">
            <text:p>Radio, television and communication equipment and apparatus (32)</text:p>
          </table:table-cell>
          <table:table-cell office:value-type="float" office:value="31244746607.8616">
            <text:p>3.12E+10</text:p>
          </table:table-cell>
          <table:table-cell office:value-type="float" office:value="11521582.2624043">
            <text:p>1.15E+07</text:p>
          </table:table-cell>
          <table:table-cell office:value-type="float" office:value="2008585.49700387">
            <text:p>2.01E+06</text:p>
          </table:table-cell>
          <table:table-cell office:value-type="float" office:value="0">
            <text:p>0</text:p>
          </table:table-cell>
          <table:table-cell table:formula="of:=IF([.G341]=1;[.D3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BX</text:p>
          </table:table-cell>
          <table:table-cell office:value-type="string">
            <text:p>Medical, precision and optical instruments, watches and clocks (33)</text:p>
          </table:table-cell>
          <table:table-cell office:value-type="float" office:value="19019451644.4822">
            <text:p>1.90E+10</text:p>
          </table:table-cell>
          <table:table-cell office:value-type="float" office:value="3478255.37188135">
            <text:p>3.48E+06</text:p>
          </table:table-cell>
          <table:table-cell office:value-type="float" office:value="489544.421459363">
            <text:p>4.90E+05</text:p>
          </table:table-cell>
          <table:table-cell office:value-type="float" office:value="0">
            <text:p>0</text:p>
          </table:table-cell>
          <table:table-cell table:formula="of:=IF([.G342]=1;[.D3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BX</text:p>
          </table:table-cell>
          <table:table-cell office:value-type="string">
            <text:p>Motor vehicles, trailers and semi-trailers (34)</text:p>
          </table:table-cell>
          <table:table-cell office:value-type="float" office:value="35603775243.3514">
            <text:p>3.56E+10</text:p>
          </table:table-cell>
          <table:table-cell office:value-type="float" office:value="7189510.35822473">
            <text:p>7.19E+06</text:p>
          </table:table-cell>
          <table:table-cell office:value-type="float" office:value="1911584.40708467">
            <text:p>1.91E+06</text:p>
          </table:table-cell>
          <table:table-cell office:value-type="float" office:value="0">
            <text:p>0</text:p>
          </table:table-cell>
          <table:table-cell table:formula="of:=IF([.G343]=1;[.D3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BX</text:p>
          </table:table-cell>
          <table:table-cell office:value-type="string">
            <text:p>Other transport equipment (35)</text:p>
          </table:table-cell>
          <table:table-cell office:value-type="float" office:value="53474269766.2492">
            <text:p>5.35E+10</text:p>
          </table:table-cell>
          <table:table-cell office:value-type="float" office:value="7234989.07157808">
            <text:p>7.23E+06</text:p>
          </table:table-cell>
          <table:table-cell office:value-type="float" office:value="2456689.33844609">
            <text:p>2.46E+06</text:p>
          </table:table-cell>
          <table:table-cell office:value-type="float" office:value="0">
            <text:p>0</text:p>
          </table:table-cell>
          <table:table-cell table:formula="of:=IF([.G344]=1;[.D3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X</text:p>
          </table:table-cell>
          <table:table-cell office:value-type="string">
            <text:p>Furniture; other manufactured goods n.e.c. (36)</text:p>
          </table:table-cell>
          <table:table-cell office:value-type="float" office:value="280629692717.398">
            <text:p>2.81E+11</text:p>
          </table:table-cell>
          <table:table-cell office:value-type="float" office:value="117420479.645234">
            <text:p>1.17E+08</text:p>
          </table:table-cell>
          <table:table-cell office:value-type="float" office:value="20473760.7074731">
            <text:p>2.05E+07</text:p>
          </table:table-cell>
          <table:table-cell office:value-type="float" office:value="0">
            <text:p>0</text:p>
          </table:table-cell>
          <table:table-cell table:formula="of:=IF([.G345]=1;[.D3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BX</text:p>
          </table:table-cell>
          <table:table-cell office:value-type="string">
            <text:p>Metal secondary raw materials</text:p>
          </table:table-cell>
          <table:table-cell office:value-type="float" office:value="11275715.6700761">
            <text:p>1.13E+07</text:p>
          </table:table-cell>
          <table:table-cell office:value-type="float" office:value="3117.76773745865">
            <text:p>3.12E+03</text:p>
          </table:table-cell>
          <table:table-cell office:value-type="float" office:value="319.277918418891">
            <text:p>3.19E+02</text:p>
          </table:table-cell>
          <table:table-cell office:value-type="float" office:value="0">
            <text:p>0</text:p>
          </table:table-cell>
          <table:table-cell table:formula="of:=IF([.G346]=1;[.D3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BX</text:p>
          </table:table-cell>
          <table:table-cell office:value-type="string">
            <text:p>Non-metal secondary raw material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347]=1;[.D3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BX</text:p>
          </table:table-cell>
          <table:table-cell office:value-type="string">
            <text:p>Electricity by coal</text:p>
          </table:table-cell>
          <table:table-cell office:value-type="float" office:value="2240249863770.14">
            <text:p>2.24E+12</text:p>
          </table:table-cell>
          <table:table-cell office:value-type="float" office:value="44029021.1470184">
            <text:p>4.40E+07</text:p>
          </table:table-cell>
          <table:table-cell office:value-type="float" office:value="64166708.6443445">
            <text:p>6.42E+07</text:p>
          </table:table-cell>
          <table:table-cell office:value-type="float" office:value="1">
            <text:p>1</text:p>
          </table:table-cell>
          <table:table-cell table:formula="of:=IF([.G348]=1;[.D348];0)" office:value-type="float" office:value="2240249863770.14">
            <text:p>2.24E+012</text:p>
          </table:table-cell>
          <table:table-cell table:number-columns-repeated="510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BX</text:p>
          </table:table-cell>
          <table:table-cell office:value-type="string">
            <text:p>Electricity by gas</text:p>
          </table:table-cell>
          <table:table-cell office:value-type="float" office:value="2946006635157.92">
            <text:p>2.95E+12</text:p>
          </table:table-cell>
          <table:table-cell office:value-type="float" office:value="1706297363.0325">
            <text:p>1.71E+09</text:p>
          </table:table-cell>
          <table:table-cell office:value-type="float" office:value="89863847.9199912">
            <text:p>8.99E+07</text:p>
          </table:table-cell>
          <table:table-cell office:value-type="float" office:value="1">
            <text:p>1</text:p>
          </table:table-cell>
          <table:table-cell table:formula="of:=IF([.G349]=1;[.D349];0)" office:value-type="float" office:value="2946006635157.92">
            <text:p>2.95E+012</text:p>
          </table:table-cell>
          <table:table-cell table:number-columns-repeated="510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BX</text:p>
          </table:table-cell>
          <table:table-cell office:value-type="string">
            <text:p>Electricity by nuclear</text:p>
          </table:table-cell>
          <table:table-cell office:value-type="float" office:value="1457218618.44111">
            <text:p>1.46E+09</text:p>
          </table:table-cell>
          <table:table-cell office:value-type="float" office:value="841869.139420556">
            <text:p>8.42E+05</text:p>
          </table:table-cell>
          <table:table-cell office:value-type="float" office:value="154682.887111143">
            <text:p>1.55E+05</text:p>
          </table:table-cell>
          <table:table-cell office:value-type="float" office:value="0">
            <text:p>0</text:p>
          </table:table-cell>
          <table:table-cell table:formula="of:=IF([.G350]=1;[.D3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X</text:p>
          </table:table-cell>
          <table:table-cell office:value-type="string">
            <text:p>Electricity by hydro</text:p>
          </table:table-cell>
          <table:table-cell office:value-type="float" office:value="5468858954.32184">
            <text:p>5.47E+09</text:p>
          </table:table-cell>
          <table:table-cell office:value-type="float" office:value="2148868.99603046">
            <text:p>2.15E+06</text:p>
          </table:table-cell>
          <table:table-cell office:value-type="float" office:value="663713.529725219">
            <text:p>6.64E+05</text:p>
          </table:table-cell>
          <table:table-cell office:value-type="float" office:value="0">
            <text:p>0</text:p>
          </table:table-cell>
          <table:table-cell table:formula="of:=IF([.G351]=1;[.D35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BX</text:p>
          </table:table-cell>
          <table:table-cell office:value-type="string">
            <text:p>Electricity by wind</text:p>
          </table:table-cell>
          <table:table-cell office:value-type="float" office:value="1093581989.81882">
            <text:p>1.09E+09</text:p>
          </table:table-cell>
          <table:table-cell office:value-type="float" office:value="705476.365652042">
            <text:p>7.05E+05</text:p>
          </table:table-cell>
          <table:table-cell office:value-type="float" office:value="64574.2660927901">
            <text:p>6.46E+04</text:p>
          </table:table-cell>
          <table:table-cell office:value-type="float" office:value="0">
            <text:p>0</text:p>
          </table:table-cell>
          <table:table-cell table:formula="of:=IF([.G352]=1;[.D35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BX</text:p>
          </table:table-cell>
          <table:table-cell office:value-type="string">
            <text:p>Electricity nec, including biomass and waste</text:p>
          </table:table-cell>
          <table:table-cell office:value-type="float" office:value="-188021470137.774">
            <text:p>-1.88E+11</text:p>
          </table:table-cell>
          <table:table-cell office:value-type="float" office:value="25930822.8961157">
            <text:p>2.59E+07</text:p>
          </table:table-cell>
          <table:table-cell office:value-type="float" office:value="16853116.5694626">
            <text:p>1.69E+07</text:p>
          </table:table-cell>
          <table:table-cell office:value-type="float" office:value="0">
            <text:p>0</text:p>
          </table:table-cell>
          <table:table-cell table:formula="of:=IF([.G353]=1;[.D35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BX</text:p>
          </table:table-cell>
          <table:table-cell office:value-type="string">
            <text:p>Transmission services of electricity</text:p>
          </table:table-cell>
          <table:table-cell office:value-type="float" office:value="1691357409.74536">
            <text:p>1.69E+09</text:p>
          </table:table-cell>
          <table:table-cell office:value-type="float" office:value="1044941.99967304">
            <text:p>1.04E+06</text:p>
          </table:table-cell>
          <table:table-cell office:value-type="float" office:value="160087.772339233">
            <text:p>1.60E+05</text:p>
          </table:table-cell>
          <table:table-cell office:value-type="float" office:value="0">
            <text:p>0</text:p>
          </table:table-cell>
          <table:table-cell table:formula="of:=IF([.G354]=1;[.D35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BX</text:p>
          </table:table-cell>
          <table:table-cell office:value-type="string">
            <text:p>Distribution and trade services of electricity</text:p>
          </table:table-cell>
          <table:table-cell office:value-type="float" office:value="4281346367.22132">
            <text:p>4.28E+09</text:p>
          </table:table-cell>
          <table:table-cell office:value-type="float" office:value="2520112.61281011">
            <text:p>2.52E+06</text:p>
          </table:table-cell>
          <table:table-cell office:value-type="float" office:value="428019.709949117">
            <text:p>4.28E+05</text:p>
          </table:table-cell>
          <table:table-cell office:value-type="float" office:value="0">
            <text:p>0</text:p>
          </table:table-cell>
          <table:table-cell table:formula="of:=IF([.G355]=1;[.D35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BX</text:p>
          </table:table-cell>
          <table:table-cell office:value-type="string">
            <text:p>Manufactured gas and distribution services of gaseous fuels through mains</text:p>
          </table:table-cell>
          <table:table-cell office:value-type="float" office:value="34082604072.7322">
            <text:p>3.41E+10</text:p>
          </table:table-cell>
          <table:table-cell office:value-type="float" office:value="1523819.35542134">
            <text:p>1.52E+06</text:p>
          </table:table-cell>
          <table:table-cell office:value-type="float" office:value="706532.705456644">
            <text:p>7.07E+05</text:p>
          </table:table-cell>
          <table:table-cell office:value-type="float" office:value="0">
            <text:p>0</text:p>
          </table:table-cell>
          <table:table-cell table:formula="of:=IF([.G356]=1;[.D35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BX</text:p>
          </table:table-cell>
          <table:table-cell office:value-type="string">
            <text:p>Steam and hot water supply services</text:p>
          </table:table-cell>
          <table:table-cell office:value-type="float" office:value="2121517123222.88">
            <text:p>2.12E+12</text:p>
          </table:table-cell>
          <table:table-cell office:value-type="float" office:value="262007217.668955">
            <text:p>2.62E+08</text:p>
          </table:table-cell>
          <table:table-cell office:value-type="float" office:value="35300442.7960754">
            <text:p>3.53E+07</text:p>
          </table:table-cell>
          <table:table-cell office:value-type="float" office:value="1">
            <text:p>1</text:p>
          </table:table-cell>
          <table:table-cell table:formula="of:=IF([.G357]=1;[.D357];0)" office:value-type="float" office:value="2121517123222.88">
            <text:p>2.12E+012</text:p>
          </table:table-cell>
          <table:table-cell table:number-columns-repeated="510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BX</text:p>
          </table:table-cell>
          <table:table-cell office:value-type="string">
            <text:p>Collected and purified water, distribution services of water (41)</text:p>
          </table:table-cell>
          <table:table-cell office:value-type="float" office:value="18928494249.3364">
            <text:p>1.89E+10</text:p>
          </table:table-cell>
          <table:table-cell office:value-type="float" office:value="1513811.73836613">
            <text:p>1.51E+06</text:p>
          </table:table-cell>
          <table:table-cell office:value-type="float" office:value="643218.461501704">
            <text:p>6.43E+05</text:p>
          </table:table-cell>
          <table:table-cell office:value-type="float" office:value="0">
            <text:p>0</text:p>
          </table:table-cell>
          <table:table-cell table:formula="of:=IF([.G358]=1;[.D35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BX</text:p>
          </table:table-cell>
          <table:table-cell office:value-type="string">
            <text:p>Construction work (45)</text:p>
          </table:table-cell>
          <table:table-cell office:value-type="float" office:value="364203531269.13">
            <text:p>3.64E+11</text:p>
          </table:table-cell>
          <table:table-cell office:value-type="float" office:value="97875536.4129014">
            <text:p>9.79E+07</text:p>
          </table:table-cell>
          <table:table-cell office:value-type="float" office:value="36939326.4121507">
            <text:p>3.69E+07</text:p>
          </table:table-cell>
          <table:table-cell office:value-type="float" office:value="0">
            <text:p>0</text:p>
          </table:table-cell>
          <table:table-cell table:formula="of:=IF([.G359]=1;[.D35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BX</text:p>
          </table:table-cell>
          <table:table-cell office:value-type="string">
            <text:p>Sale, maintenance, repair of motor vehicles, motor vehicles parts, motorcycles, motor cycles parts and accessoiries</text:p>
          </table:table-cell>
          <table:table-cell office:value-type="float" office:value="58527950769.1526">
            <text:p>5.85E+10</text:p>
          </table:table-cell>
          <table:table-cell office:value-type="float" office:value="15928188.0044057">
            <text:p>1.59E+07</text:p>
          </table:table-cell>
          <table:table-cell office:value-type="float" office:value="7187552.71422633">
            <text:p>7.19E+06</text:p>
          </table:table-cell>
          <table:table-cell office:value-type="float" office:value="0">
            <text:p>0</text:p>
          </table:table-cell>
          <table:table-cell table:formula="of:=IF([.G360]=1;[.D36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BX</text:p>
          </table:table-cell>
          <table:table-cell office:value-type="string">
            <text:p>Retail trade services of motor fuel</text:p>
          </table:table-cell>
          <table:table-cell office:value-type="float" office:value="2094892820.07672">
            <text:p>2.09E+09</text:p>
          </table:table-cell>
          <table:table-cell office:value-type="float" office:value="539239.335985618">
            <text:p>5.39E+05</text:p>
          </table:table-cell>
          <table:table-cell office:value-type="float" office:value="236069.798575936">
            <text:p>2.36E+05</text:p>
          </table:table-cell>
          <table:table-cell office:value-type="float" office:value="0">
            <text:p>0</text:p>
          </table:table-cell>
          <table:table-cell table:formula="of:=IF([.G361]=1;[.D36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BX</text:p>
          </table:table-cell>
          <table:table-cell office:value-type="string">
            <text:p>Wholesale trade and commission trade services, except of motor vehicles and motorcycles (51)</text:p>
          </table:table-cell>
          <table:table-cell office:value-type="float" office:value="184887508379.584">
            <text:p>1.85E+11</text:p>
          </table:table-cell>
          <table:table-cell office:value-type="float" office:value="50987495.3238588">
            <text:p>5.10E+07</text:p>
          </table:table-cell>
          <table:table-cell office:value-type="float" office:value="25248049.6255577">
            <text:p>2.52E+07</text:p>
          </table:table-cell>
          <table:table-cell office:value-type="float" office:value="0">
            <text:p>0</text:p>
          </table:table-cell>
          <table:table-cell table:formula="of:=IF([.G362]=1;[.D36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BX</text:p>
          </table:table-cell>
          <table:table-cell office:value-type="string">
            <text:p>Retail <text:s/>trade services, except of motor vehicles and motorcycles; repair services of personal and household goods (52)</text:p>
          </table:table-cell>
          <table:table-cell office:value-type="float" office:value="331540603697.266">
            <text:p>3.32E+11</text:p>
          </table:table-cell>
          <table:table-cell office:value-type="float" office:value="192013402.04124">
            <text:p>1.92E+08</text:p>
          </table:table-cell>
          <table:table-cell office:value-type="float" office:value="29067956.385999">
            <text:p>2.91E+07</text:p>
          </table:table-cell>
          <table:table-cell office:value-type="float" office:value="0">
            <text:p>0</text:p>
          </table:table-cell>
          <table:table-cell table:formula="of:=IF([.G363]=1;[.D36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BX</text:p>
          </table:table-cell>
          <table:table-cell office:value-type="string">
            <text:p>Hotel and restaurant services (55)</text:p>
          </table:table-cell>
          <table:table-cell office:value-type="float" office:value="133554168154.493">
            <text:p>1.34E+11</text:p>
          </table:table-cell>
          <table:table-cell office:value-type="float" office:value="53056169.4742931">
            <text:p>5.31E+07</text:p>
          </table:table-cell>
          <table:table-cell office:value-type="float" office:value="7700478.2312659">
            <text:p>7.70E+06</text:p>
          </table:table-cell>
          <table:table-cell office:value-type="float" office:value="0">
            <text:p>0</text:p>
          </table:table-cell>
          <table:table-cell table:formula="of:=IF([.G364]=1;[.D36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BX</text:p>
          </table:table-cell>
          <table:table-cell office:value-type="string">
            <text:p>Railway transportation services</text:p>
          </table:table-cell>
          <table:table-cell office:value-type="float" office:value="411995139784.245">
            <text:p>4.12E+11</text:p>
          </table:table-cell>
          <table:table-cell office:value-type="float" office:value="15299678.4146716">
            <text:p>1.53E+07</text:p>
          </table:table-cell>
          <table:table-cell office:value-type="float" office:value="45365220.6811955">
            <text:p>4.54E+07</text:p>
          </table:table-cell>
          <table:table-cell office:value-type="float" office:value="0">
            <text:p>0</text:p>
          </table:table-cell>
          <table:table-cell table:formula="of:=IF([.G365]=1;[.D36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BX</text:p>
          </table:table-cell>
          <table:table-cell office:value-type="string">
            <text:p>Other land transportation services</text:p>
          </table:table-cell>
          <table:table-cell office:value-type="float" office:value="88431905573.2915">
            <text:p>8.84E+10</text:p>
          </table:table-cell>
          <table:table-cell office:value-type="float" office:value="93389002.8480884">
            <text:p>9.34E+07</text:p>
          </table:table-cell>
          <table:table-cell office:value-type="float" office:value="69277238.5280555">
            <text:p>6.93E+07</text:p>
          </table:table-cell>
          <table:table-cell office:value-type="float" office:value="0">
            <text:p>0</text:p>
          </table:table-cell>
          <table:table-cell table:formula="of:=IF([.G366]=1;[.D36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BX</text:p>
          </table:table-cell>
          <table:table-cell office:value-type="string">
            <text:p>Transportation services via pipelines</text:p>
          </table:table-cell>
          <table:table-cell office:value-type="float" office:value="477221528045.315">
            <text:p>4.77E+11</text:p>
          </table:table-cell>
          <table:table-cell office:value-type="float" office:value="129148245.37543">
            <text:p>1.29E+08</text:p>
          </table:table-cell>
          <table:table-cell office:value-type="float" office:value="14040185.6625493">
            <text:p>1.40E+07</text:p>
          </table:table-cell>
          <table:table-cell office:value-type="float" office:value="0">
            <text:p>0</text:p>
          </table:table-cell>
          <table:table-cell table:formula="of:=IF([.G367]=1;[.D36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BX</text:p>
          </table:table-cell>
          <table:table-cell office:value-type="string">
            <text:p>Sea and coastal water transportation services</text:p>
          </table:table-cell>
          <table:table-cell office:value-type="float" office:value="519115545562.157">
            <text:p>5.19E+11</text:p>
          </table:table-cell>
          <table:table-cell office:value-type="float" office:value="22227086.296018">
            <text:p>2.22E+07</text:p>
          </table:table-cell>
          <table:table-cell office:value-type="float" office:value="19371685.519124">
            <text:p>1.94E+07</text:p>
          </table:table-cell>
          <table:table-cell office:value-type="float" office:value="0">
            <text:p>0</text:p>
          </table:table-cell>
          <table:table-cell table:formula="of:=IF([.G368]=1;[.D36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BX</text:p>
          </table:table-cell>
          <table:table-cell office:value-type="string">
            <text:p>Inland water transportation services</text:p>
          </table:table-cell>
          <table:table-cell office:value-type="float" office:value="245301005951.371">
            <text:p>2.45E+11</text:p>
          </table:table-cell>
          <table:table-cell office:value-type="float" office:value="11072784.7889705">
            <text:p>1.11E+07</text:p>
          </table:table-cell>
          <table:table-cell office:value-type="float" office:value="28548344.1896643">
            <text:p>2.85E+07</text:p>
          </table:table-cell>
          <table:table-cell office:value-type="float" office:value="0">
            <text:p>0</text:p>
          </table:table-cell>
          <table:table-cell table:formula="of:=IF([.G369]=1;[.D36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X</text:p>
          </table:table-cell>
          <table:table-cell office:value-type="string">
            <text:p>Air transport services (62)</text:p>
          </table:table-cell>
          <table:table-cell office:value-type="float" office:value="400333558421.29">
            <text:p>4.00E+11</text:p>
          </table:table-cell>
          <table:table-cell office:value-type="float" office:value="14884527.5656668">
            <text:p>1.49E+07</text:p>
          </table:table-cell>
          <table:table-cell office:value-type="float" office:value="6209897.82867054">
            <text:p>6.21E+06</text:p>
          </table:table-cell>
          <table:table-cell office:value-type="float" office:value="0">
            <text:p>0</text:p>
          </table:table-cell>
          <table:table-cell table:formula="of:=IF([.G370]=1;[.D37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X</text:p>
          </table:table-cell>
          <table:table-cell office:value-type="string">
            <text:p>Supporting and auxiliary transport services; travel agency services (63)</text:p>
          </table:table-cell>
          <table:table-cell office:value-type="float" office:value="142821127459.328">
            <text:p>1.43E+11</text:p>
          </table:table-cell>
          <table:table-cell office:value-type="float" office:value="12256005.1028688">
            <text:p>1.23E+07</text:p>
          </table:table-cell>
          <table:table-cell office:value-type="float" office:value="23706643.6963983">
            <text:p>2.37E+07</text:p>
          </table:table-cell>
          <table:table-cell office:value-type="float" office:value="0">
            <text:p>0</text:p>
          </table:table-cell>
          <table:table-cell table:formula="of:=IF([.G371]=1;[.D37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BX</text:p>
          </table:table-cell>
          <table:table-cell office:value-type="string">
            <text:p>Post and telecommunication services (64)</text:p>
          </table:table-cell>
          <table:table-cell office:value-type="float" office:value="216176972126.838">
            <text:p>2.16E+11</text:p>
          </table:table-cell>
          <table:table-cell office:value-type="float" office:value="28193242.9327225">
            <text:p>2.82E+07</text:p>
          </table:table-cell>
          <table:table-cell office:value-type="float" office:value="35524480.8373951">
            <text:p>3.55E+07</text:p>
          </table:table-cell>
          <table:table-cell office:value-type="float" office:value="0">
            <text:p>0</text:p>
          </table:table-cell>
          <table:table-cell table:formula="of:=IF([.G372]=1;[.D37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X</text:p>
          </table:table-cell>
          <table:table-cell office:value-type="string">
            <text:p>Financial intermediation services, except insurance and pension funding services (65)</text:p>
          </table:table-cell>
          <table:table-cell office:value-type="float" office:value="17998356942.8072">
            <text:p>1.80E+10</text:p>
          </table:table-cell>
          <table:table-cell office:value-type="float" office:value="11299115.9322111">
            <text:p>1.13E+07</text:p>
          </table:table-cell>
          <table:table-cell office:value-type="float" office:value="1043709.92168873">
            <text:p>1.04E+06</text:p>
          </table:table-cell>
          <table:table-cell office:value-type="float" office:value="0">
            <text:p>0</text:p>
          </table:table-cell>
          <table:table-cell table:formula="of:=IF([.G373]=1;[.D37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BX</text:p>
          </table:table-cell>
          <table:table-cell office:value-type="string">
            <text:p>Insurance and pension funding services, except compulsory social security services (66)</text:p>
          </table:table-cell>
          <table:table-cell office:value-type="float" office:value="26082780500.8927">
            <text:p>2.61E+10</text:p>
          </table:table-cell>
          <table:table-cell office:value-type="float" office:value="7180356.14404498">
            <text:p>7.18E+06</text:p>
          </table:table-cell>
          <table:table-cell office:value-type="float" office:value="471187.335655125">
            <text:p>4.71E+05</text:p>
          </table:table-cell>
          <table:table-cell office:value-type="float" office:value="0">
            <text:p>0</text:p>
          </table:table-cell>
          <table:table-cell table:formula="of:=IF([.G374]=1;[.D37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BX</text:p>
          </table:table-cell>
          <table:table-cell office:value-type="string">
            <text:p>Services auxiliary to financial intermediation (67)</text:p>
          </table:table-cell>
          <table:table-cell office:value-type="float" office:value="29119100426.3514">
            <text:p>2.91E+10</text:p>
          </table:table-cell>
          <table:table-cell office:value-type="float" office:value="4991612.37355143">
            <text:p>4.99E+06</text:p>
          </table:table-cell>
          <table:table-cell office:value-type="float" office:value="596571.610014867">
            <text:p>5.97E+05</text:p>
          </table:table-cell>
          <table:table-cell office:value-type="float" office:value="0">
            <text:p>0</text:p>
          </table:table-cell>
          <table:table-cell table:formula="of:=IF([.G375]=1;[.D37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BX</text:p>
          </table:table-cell>
          <table:table-cell office:value-type="string">
            <text:p>Real estate services (70)</text:p>
          </table:table-cell>
          <table:table-cell office:value-type="float" office:value="56934596318.9319">
            <text:p>5.69E+10</text:p>
          </table:table-cell>
          <table:table-cell office:value-type="float" office:value="18166580.9427137">
            <text:p>1.82E+07</text:p>
          </table:table-cell>
          <table:table-cell office:value-type="float" office:value="1961527.79355636">
            <text:p>1.96E+06</text:p>
          </table:table-cell>
          <table:table-cell office:value-type="float" office:value="0">
            <text:p>0</text:p>
          </table:table-cell>
          <table:table-cell table:formula="of:=IF([.G376]=1;[.D37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BX</text:p>
          </table:table-cell>
          <table:table-cell office:value-type="string">
            <text:p>Renting services of machinery and equipment without operator and of personal and household goods (71)</text:p>
          </table:table-cell>
          <table:table-cell office:value-type="float" office:value="22731601274.1458">
            <text:p>2.27E+10</text:p>
          </table:table-cell>
          <table:table-cell office:value-type="float" office:value="12730813.7498254">
            <text:p>1.27E+07</text:p>
          </table:table-cell>
          <table:table-cell office:value-type="float" office:value="1595543.4178078">
            <text:p>1.60E+06</text:p>
          </table:table-cell>
          <table:table-cell office:value-type="float" office:value="0">
            <text:p>0</text:p>
          </table:table-cell>
          <table:table-cell table:formula="of:=IF([.G377]=1;[.D37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BX</text:p>
          </table:table-cell>
          <table:table-cell office:value-type="string">
            <text:p>Computer and related services (72)</text:p>
          </table:table-cell>
          <table:table-cell office:value-type="float" office:value="5254491619.66025">
            <text:p>5.25E+09</text:p>
          </table:table-cell>
          <table:table-cell office:value-type="float" office:value="2482246.68835698">
            <text:p>2.48E+06</text:p>
          </table:table-cell>
          <table:table-cell office:value-type="float" office:value="347971.231999128">
            <text:p>3.48E+05</text:p>
          </table:table-cell>
          <table:table-cell office:value-type="float" office:value="0">
            <text:p>0</text:p>
          </table:table-cell>
          <table:table-cell table:formula="of:=IF([.G378]=1;[.D37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BX</text:p>
          </table:table-cell>
          <table:table-cell office:value-type="string">
            <text:p>Research and development services (73)</text:p>
          </table:table-cell>
          <table:table-cell office:value-type="float" office:value="12982584513.686">
            <text:p>1.30E+10</text:p>
          </table:table-cell>
          <table:table-cell office:value-type="float" office:value="3388682.04155803">
            <text:p>3.39E+06</text:p>
          </table:table-cell>
          <table:table-cell office:value-type="float" office:value="1199344.69406024">
            <text:p>1.20E+06</text:p>
          </table:table-cell>
          <table:table-cell office:value-type="float" office:value="0">
            <text:p>0</text:p>
          </table:table-cell>
          <table:table-cell table:formula="of:=IF([.G379]=1;[.D37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BX</text:p>
          </table:table-cell>
          <table:table-cell office:value-type="string">
            <text:p>Other business services (74)</text:p>
          </table:table-cell>
          <table:table-cell office:value-type="float" office:value="169565653996.17">
            <text:p>1.70E+11</text:p>
          </table:table-cell>
          <table:table-cell office:value-type="float" office:value="86050877.3937754">
            <text:p>8.61E+07</text:p>
          </table:table-cell>
          <table:table-cell office:value-type="float" office:value="15127356.6833908">
            <text:p>1.51E+07</text:p>
          </table:table-cell>
          <table:table-cell office:value-type="float" office:value="0">
            <text:p>0</text:p>
          </table:table-cell>
          <table:table-cell table:formula="of:=IF([.G380]=1;[.D38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BX</text:p>
          </table:table-cell>
          <table:table-cell office:value-type="string">
            <text:p>Public administration and defence services; compulsory social security services (75)</text:p>
          </table:table-cell>
          <table:table-cell office:value-type="float" office:value="183951685789.105">
            <text:p>1.84E+11</text:p>
          </table:table-cell>
          <table:table-cell office:value-type="float" office:value="41993733.9577117">
            <text:p>4.20E+07</text:p>
          </table:table-cell>
          <table:table-cell office:value-type="float" office:value="20086271.9156755">
            <text:p>2.01E+07</text:p>
          </table:table-cell>
          <table:table-cell office:value-type="float" office:value="0">
            <text:p>0</text:p>
          </table:table-cell>
          <table:table-cell table:formula="of:=IF([.G381]=1;[.D38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BX</text:p>
          </table:table-cell>
          <table:table-cell office:value-type="string">
            <text:p>Education services (80)</text:p>
          </table:table-cell>
          <table:table-cell office:value-type="float" office:value="80094729804.8613">
            <text:p>8.01E+10</text:p>
          </table:table-cell>
          <table:table-cell office:value-type="float" office:value="5807594.62449892">
            <text:p>5.81E+06</text:p>
          </table:table-cell>
          <table:table-cell office:value-type="float" office:value="4512682.09823982">
            <text:p>4.51E+06</text:p>
          </table:table-cell>
          <table:table-cell office:value-type="float" office:value="0">
            <text:p>0</text:p>
          </table:table-cell>
          <table:table-cell table:formula="of:=IF([.G382]=1;[.D38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BX</text:p>
          </table:table-cell>
          <table:table-cell office:value-type="string">
            <text:p>Health and social work services (85)</text:p>
          </table:table-cell>
          <table:table-cell office:value-type="float" office:value="29025036377.3569">
            <text:p>2.90E+10</text:p>
          </table:table-cell>
          <table:table-cell office:value-type="float" office:value="11879599.9072708">
            <text:p>1.19E+07</text:p>
          </table:table-cell>
          <table:table-cell office:value-type="float" office:value="1621756.19096736">
            <text:p>1.62E+06</text:p>
          </table:table-cell>
          <table:table-cell office:value-type="float" office:value="0">
            <text:p>0</text:p>
          </table:table-cell>
          <table:table-cell table:formula="of:=IF([.G383]=1;[.D38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BX</text:p>
          </table:table-cell>
          <table:table-cell office:value-type="string">
            <text:p>Collection and treatment services of sewage</text:p>
          </table:table-cell>
          <table:table-cell office:value-type="float" office:value="2133071363.65915">
            <text:p>2.13E+09</text:p>
          </table:table-cell>
          <table:table-cell office:value-type="float" office:value="565996.177726418">
            <text:p>5.66E+05</text:p>
          </table:table-cell>
          <table:table-cell office:value-type="float" office:value="248063.156476606">
            <text:p>2.48E+05</text:p>
          </table:table-cell>
          <table:table-cell office:value-type="float" office:value="0">
            <text:p>0</text:p>
          </table:table-cell>
          <table:table-cell table:formula="of:=IF([.G384]=1;[.D38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BX</text:p>
          </table:table-cell>
          <table:table-cell office:value-type="string">
            <text:p>Collection of waste</text:p>
          </table:table-cell>
          <table:table-cell office:value-type="float" office:value="43316239440.0622">
            <text:p>4.33E+10</text:p>
          </table:table-cell>
          <table:table-cell office:value-type="float" office:value="12359889.4988455">
            <text:p>1.24E+07</text:p>
          </table:table-cell>
          <table:table-cell office:value-type="float" office:value="5818013.07782344">
            <text:p>5.82E+06</text:p>
          </table:table-cell>
          <table:table-cell office:value-type="float" office:value="0">
            <text:p>0</text:p>
          </table:table-cell>
          <table:table-cell table:formula="of:=IF([.G385]=1;[.D38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BX</text:p>
          </table:table-cell>
          <table:table-cell office:value-type="string">
            <text:p>Incineration of waste</text:p>
          </table:table-cell>
          <table:table-cell office:value-type="float" office:value="9332362692.81143">
            <text:p>9.33E+09</text:p>
          </table:table-cell>
          <table:table-cell office:value-type="float" office:value="2629101.57562701">
            <text:p>2.63E+06</text:p>
          </table:table-cell>
          <table:table-cell office:value-type="float" office:value="1219621.8157028">
            <text:p>1.22E+06</text:p>
          </table:table-cell>
          <table:table-cell office:value-type="float" office:value="0">
            <text:p>0</text:p>
          </table:table-cell>
          <table:table-cell table:formula="of:=IF([.G386]=1;[.D38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BX</text:p>
          </table:table-cell>
          <table:table-cell office:value-type="string">
            <text:p>Landfill of waste</text:p>
          </table:table-cell>
          <table:table-cell office:value-type="float" office:value="9342759970.70622">
            <text:p>9.34E+09</text:p>
          </table:table-cell>
          <table:table-cell office:value-type="float" office:value="58235617809.8414">
            <text:p>5.82E+10</text:p>
          </table:table-cell>
          <table:table-cell office:value-type="float" office:value="1221092.06968024">
            <text:p>1.22E+06</text:p>
          </table:table-cell>
          <table:table-cell office:value-type="float" office:value="0">
            <text:p>0</text:p>
          </table:table-cell>
          <table:table-cell table:formula="of:=IF([.G387]=1;[.D38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BX</text:p>
          </table:table-cell>
          <table:table-cell office:value-type="string">
            <text:p>Sanitation, remediation and similar services</text:p>
          </table:table-cell>
          <table:table-cell office:value-type="float" office:value="22431589042.35">
            <text:p>2.24E+10</text:p>
          </table:table-cell>
          <table:table-cell office:value-type="float" office:value="6336385.02667603">
            <text:p>6.34E+06</text:p>
          </table:table-cell>
          <table:table-cell office:value-type="float" office:value="2971129.66773316">
            <text:p>2.97E+06</text:p>
          </table:table-cell>
          <table:table-cell office:value-type="float" office:value="0">
            <text:p>0</text:p>
          </table:table-cell>
          <table:table-cell table:formula="of:=IF([.G388]=1;[.D38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BX</text:p>
          </table:table-cell>
          <table:table-cell office:value-type="string">
            <text:p>Membership organisation services n.e.c. (91)</text:p>
          </table:table-cell>
          <table:table-cell office:value-type="float" office:value="76162035009.3326">
            <text:p>7.62E+10</text:p>
          </table:table-cell>
          <table:table-cell office:value-type="float" office:value="32022616.7194057">
            <text:p>3.20E+07</text:p>
          </table:table-cell>
          <table:table-cell office:value-type="float" office:value="8384494.91335601">
            <text:p>8.38E+06</text:p>
          </table:table-cell>
          <table:table-cell office:value-type="float" office:value="0">
            <text:p>0</text:p>
          </table:table-cell>
          <table:table-cell table:formula="of:=IF([.G389]=1;[.D38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BX</text:p>
          </table:table-cell>
          <table:table-cell office:value-type="string">
            <text:p>Recreational, cultural and sporting services (92)</text:p>
          </table:table-cell>
          <table:table-cell office:value-type="float" office:value="112268192661.711">
            <text:p>1.12E+11</text:p>
          </table:table-cell>
          <table:table-cell office:value-type="float" office:value="50437387.4642227">
            <text:p>5.04E+07</text:p>
          </table:table-cell>
          <table:table-cell office:value-type="float" office:value="13257004.3895097">
            <text:p>1.33E+07</text:p>
          </table:table-cell>
          <table:table-cell office:value-type="float" office:value="0">
            <text:p>0</text:p>
          </table:table-cell>
          <table:table-cell table:formula="of:=IF([.G390]=1;[.D39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BX</text:p>
          </table:table-cell>
          <table:table-cell office:value-type="string">
            <text:p>Other services (93)</text:p>
          </table:table-cell>
          <table:table-cell office:value-type="float" office:value="143008358599.666">
            <text:p>1.43E+11</text:p>
          </table:table-cell>
          <table:table-cell office:value-type="float" office:value="64497219.5924372">
            <text:p>6.45E+07</text:p>
          </table:table-cell>
          <table:table-cell office:value-type="float" office:value="16074418.0496085">
            <text:p>1.61E+07</text:p>
          </table:table-cell>
          <table:table-cell office:value-type="float" office:value="0">
            <text:p>0</text:p>
          </table:table-cell>
          <table:table-cell table:formula="of:=IF([.G391]=1;[.D39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BX</text:p>
          </table:table-cell>
          <table:table-cell office:value-type="string">
            <text:p>Private households with employed persons (95)</text:p>
          </table:table-cell>
          <table:table-cell office:value-type="float" office:value="228676198115.095">
            <text:p>2.29E+11</text:p>
          </table:table-cell>
          <table:table-cell office:value-type="float" office:value="25707404.2540857">
            <text:p>2.57E+07</text:p>
          </table:table-cell>
          <table:table-cell office:value-type="float" office:value="4556086.85047252">
            <text:p>4.56E+06</text:p>
          </table:table-cell>
          <table:table-cell office:value-type="float" office:value="0">
            <text:p>0</text:p>
          </table:table-cell>
          <table:table-cell table:formula="of:=IF([.G392]=1;[.D39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BX</text:p>
          </table:table-cell>
          <table:table-cell office:value-type="string">
            <text:p>Extra-territorial organizations and bodies</text:p>
          </table:table-cell>
          <table:table-cell office:value-type="float" office:value="321967655.430987">
            <text:p>3.22E+08</text:p>
          </table:table-cell>
          <table:table-cell office:value-type="float" office:value="3406.12301919716">
            <text:p>3.41E+03</text:p>
          </table:table-cell>
          <table:table-cell office:value-type="float" office:value="5105.09062302499">
            <text:p>5.11E+03</text:p>
          </table:table-cell>
          <table:table-cell office:value-type="float" office:value="0">
            <text:p>0</text:p>
          </table:table-cell>
          <table:table-cell table:formula="of:=IF([.G393]=1;[.D39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WW</text:p>
          </table:table-cell>
          <table:table-cell office:value-type="string">
            <text:p>Paddy rice</text:p>
          </table:table-cell>
          <table:table-cell office:value-type="float" office:value="25284605222.4418">
            <text:p>2.53E+10</text:p>
          </table:table-cell>
          <table:table-cell office:value-type="float" office:value="3469033.10634526">
            <text:p>3.47E+06</text:p>
          </table:table-cell>
          <table:table-cell office:value-type="float" office:value="67074945.4703703">
            <text:p>6.71E+07</text:p>
          </table:table-cell>
          <table:table-cell office:value-type="float" office:value="0">
            <text:p>0</text:p>
          </table:table-cell>
          <table:table-cell table:formula="of:=IF([.G394]=1;[.D39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WW</text:p>
          </table:table-cell>
          <table:table-cell office:value-type="string">
            <text:p>Wheat</text:p>
          </table:table-cell>
          <table:table-cell office:value-type="float" office:value="6659119853.34667">
            <text:p>6.66E+09</text:p>
          </table:table-cell>
          <table:table-cell office:value-type="float" office:value="920986.858240061">
            <text:p>9.21E+05</text:p>
          </table:table-cell>
          <table:table-cell office:value-type="float" office:value="59857757.469132">
            <text:p>5.99E+07</text:p>
          </table:table-cell>
          <table:table-cell office:value-type="float" office:value="0">
            <text:p>0</text:p>
          </table:table-cell>
          <table:table-cell table:formula="of:=IF([.G395]=1;[.D39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WW</text:p>
          </table:table-cell>
          <table:table-cell office:value-type="string">
            <text:p>Cereal grains nec</text:p>
          </table:table-cell>
          <table:table-cell office:value-type="float" office:value="6491741435.48094">
            <text:p>6.49E+09</text:p>
          </table:table-cell>
          <table:table-cell office:value-type="float" office:value="1416998.72569582">
            <text:p>1.42E+06</text:p>
          </table:table-cell>
          <table:table-cell office:value-type="float" office:value="115127641.628438">
            <text:p>1.15E+08</text:p>
          </table:table-cell>
          <table:table-cell office:value-type="float" office:value="0">
            <text:p>0</text:p>
          </table:table-cell>
          <table:table-cell table:formula="of:=IF([.G396]=1;[.D39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WW</text:p>
          </table:table-cell>
          <table:table-cell office:value-type="string">
            <text:p>Vegetables, fruit, nuts</text:p>
          </table:table-cell>
          <table:table-cell office:value-type="float" office:value="3067662274.76705">
            <text:p>3.07E+09</text:p>
          </table:table-cell>
          <table:table-cell office:value-type="float" office:value="1803750.51997582">
            <text:p>1.80E+06</text:p>
          </table:table-cell>
          <table:table-cell office:value-type="float" office:value="63243550.8081452">
            <text:p>6.32E+07</text:p>
          </table:table-cell>
          <table:table-cell office:value-type="float" office:value="0">
            <text:p>0</text:p>
          </table:table-cell>
          <table:table-cell table:formula="of:=IF([.G397]=1;[.D39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WW</text:p>
          </table:table-cell>
          <table:table-cell office:value-type="string">
            <text:p>Oil seeds</text:p>
          </table:table-cell>
          <table:table-cell office:value-type="float" office:value="1989875503.68258">
            <text:p>1.99E+09</text:p>
          </table:table-cell>
          <table:table-cell office:value-type="float" office:value="613699.869802229">
            <text:p>6.14E+05</text:p>
          </table:table-cell>
          <table:table-cell office:value-type="float" office:value="80869378.8013652">
            <text:p>8.09E+07</text:p>
          </table:table-cell>
          <table:table-cell office:value-type="float" office:value="0">
            <text:p>0</text:p>
          </table:table-cell>
          <table:table-cell table:formula="of:=IF([.G398]=1;[.D39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WW</text:p>
          </table:table-cell>
          <table:table-cell office:value-type="string">
            <text:p>Sugar cane, sugar beet</text:p>
          </table:table-cell>
          <table:table-cell office:value-type="float" office:value="1474125259.55029">
            <text:p>1.47E+09</text:p>
          </table:table-cell>
          <table:table-cell office:value-type="float" office:value="464863.531485124">
            <text:p>4.65E+05</text:p>
          </table:table-cell>
          <table:table-cell office:value-type="float" office:value="8888052.78647704">
            <text:p>8.89E+06</text:p>
          </table:table-cell>
          <table:table-cell office:value-type="float" office:value="0">
            <text:p>0</text:p>
          </table:table-cell>
          <table:table-cell table:formula="of:=IF([.G399]=1;[.D39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WW</text:p>
          </table:table-cell>
          <table:table-cell office:value-type="string">
            <text:p>Plant-based fibers</text:p>
          </table:table-cell>
          <table:table-cell office:value-type="float" office:value="6561193628.19317">
            <text:p>6.56E+09</text:p>
          </table:table-cell>
          <table:table-cell office:value-type="float" office:value="483486.623843703">
            <text:p>4.83E+05</text:p>
          </table:table-cell>
          <table:table-cell office:value-type="float" office:value="13739298.4436241">
            <text:p>1.37E+07</text:p>
          </table:table-cell>
          <table:table-cell office:value-type="float" office:value="0">
            <text:p>0</text:p>
          </table:table-cell>
          <table:table-cell table:formula="of:=IF([.G400]=1;[.D40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WW</text:p>
          </table:table-cell>
          <table:table-cell office:value-type="string">
            <text:p>Crops nec</text:p>
          </table:table-cell>
          <table:table-cell office:value-type="float" office:value="12481713424.9397">
            <text:p>1.25E+10</text:p>
          </table:table-cell>
          <table:table-cell office:value-type="float" office:value="2193969.46745799">
            <text:p>2.19E+06</text:p>
          </table:table-cell>
          <table:table-cell office:value-type="float" office:value="61820400.9643745">
            <text:p>6.18E+07</text:p>
          </table:table-cell>
          <table:table-cell office:value-type="float" office:value="0">
            <text:p>0</text:p>
          </table:table-cell>
          <table:table-cell table:formula="of:=IF([.G401]=1;[.D40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WW</text:p>
          </table:table-cell>
          <table:table-cell office:value-type="string">
            <text:p>Cattle</text:p>
          </table:table-cell>
          <table:table-cell office:value-type="float" office:value="16110492825.7705">
            <text:p>1.61E+10</text:p>
          </table:table-cell>
          <table:table-cell office:value-type="float" office:value="21982157305.5508">
            <text:p>2.20E+10</text:p>
          </table:table-cell>
          <table:table-cell office:value-type="float" office:value="3097674.49041232">
            <text:p>3.10E+06</text:p>
          </table:table-cell>
          <table:table-cell office:value-type="float" office:value="0">
            <text:p>0</text:p>
          </table:table-cell>
          <table:table-cell table:formula="of:=IF([.G402]=1;[.D40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WW</text:p>
          </table:table-cell>
          <table:table-cell office:value-type="string">
            <text:p>Pigs</text:p>
          </table:table-cell>
          <table:table-cell office:value-type="float" office:value="16604409634.1385">
            <text:p>1.66E+10</text:p>
          </table:table-cell>
          <table:table-cell office:value-type="float" office:value="1017667479.6351">
            <text:p>1.02E+09</text:p>
          </table:table-cell>
          <table:table-cell office:value-type="float" office:value="3082419.51310257">
            <text:p>3.08E+06</text:p>
          </table:table-cell>
          <table:table-cell office:value-type="float" office:value="0">
            <text:p>0</text:p>
          </table:table-cell>
          <table:table-cell table:formula="of:=IF([.G403]=1;[.D40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WW</text:p>
          </table:table-cell>
          <table:table-cell office:value-type="string">
            <text:p>Poultry</text:p>
          </table:table-cell>
          <table:table-cell office:value-type="float" office:value="4649669593.31836">
            <text:p>4.65E+09</text:p>
          </table:table-cell>
          <table:table-cell office:value-type="float" office:value="187846161.354214">
            <text:p>1.88E+08</text:p>
          </table:table-cell>
          <table:table-cell office:value-type="float" office:value="330651.801524806">
            <text:p>3.31E+05</text:p>
          </table:table-cell>
          <table:table-cell office:value-type="float" office:value="0">
            <text:p>0</text:p>
          </table:table-cell>
          <table:table-cell table:formula="of:=IF([.G404]=1;[.D40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WW</text:p>
          </table:table-cell>
          <table:table-cell office:value-type="string">
            <text:p>Meat animals nec</text:p>
          </table:table-cell>
          <table:table-cell office:value-type="float" office:value="7150971856.45659">
            <text:p>7.15E+09</text:p>
          </table:table-cell>
          <table:table-cell office:value-type="float" office:value="5086195093.69418">
            <text:p>5.09E+09</text:p>
          </table:table-cell>
          <table:table-cell office:value-type="float" office:value="1403921.76844542">
            <text:p>1.40E+06</text:p>
          </table:table-cell>
          <table:table-cell office:value-type="float" office:value="0">
            <text:p>0</text:p>
          </table:table-cell>
          <table:table-cell table:formula="of:=IF([.G405]=1;[.D40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WW</text:p>
          </table:table-cell>
          <table:table-cell office:value-type="string">
            <text:p>Animal products nec</text:p>
          </table:table-cell>
          <table:table-cell office:value-type="float" office:value="5574105819.18778">
            <text:p>5.57E+09</text:p>
          </table:table-cell>
          <table:table-cell office:value-type="float" office:value="7417392336.49557">
            <text:p>7.42E+09</text:p>
          </table:table-cell>
          <table:table-cell office:value-type="float" office:value="1033705.36394393">
            <text:p>1.03E+06</text:p>
          </table:table-cell>
          <table:table-cell office:value-type="float" office:value="0">
            <text:p>0</text:p>
          </table:table-cell>
          <table:table-cell table:formula="of:=IF([.G406]=1;[.D40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WW</text:p>
          </table:table-cell>
          <table:table-cell office:value-type="string">
            <text:p>Raw milk</text:p>
          </table:table-cell>
          <table:table-cell office:value-type="float" office:value="2168455197.31336">
            <text:p>2.17E+09</text:p>
          </table:table-cell>
          <table:table-cell office:value-type="float" office:value="22900829913.3894">
            <text:p>2.29E+10</text:p>
          </table:table-cell>
          <table:table-cell office:value-type="float" office:value="493894.567462444">
            <text:p>4.94E+05</text:p>
          </table:table-cell>
          <table:table-cell office:value-type="float" office:value="0">
            <text:p>0</text:p>
          </table:table-cell>
          <table:table-cell table:formula="of:=IF([.G407]=1;[.D40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WW</text:p>
          </table:table-cell>
          <table:table-cell office:value-type="string">
            <text:p>Wool, silk-worm cocoons</text:p>
          </table:table-cell>
          <table:table-cell office:value-type="float" office:value="25259366302.8295">
            <text:p>2.53E+10</text:p>
          </table:table-cell>
          <table:table-cell office:value-type="float" office:value="5513511670.573">
            <text:p>5.51E+09</text:p>
          </table:table-cell>
          <table:table-cell office:value-type="float" office:value="4824315.55825099">
            <text:p>4.82E+06</text:p>
          </table:table-cell>
          <table:table-cell office:value-type="float" office:value="0">
            <text:p>0</text:p>
          </table:table-cell>
          <table:table-cell table:formula="of:=IF([.G408]=1;[.D40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WW</text:p>
          </table:table-cell>
          <table:table-cell office:value-type="string">
            <text:p>Products of forestry, logging and related services (02)</text:p>
          </table:table-cell>
          <table:table-cell office:value-type="float" office:value="17751592344.4111">
            <text:p>1.78E+10</text:p>
          </table:table-cell>
          <table:table-cell office:value-type="float" office:value="3937414.53271196">
            <text:p>3.94E+06</text:p>
          </table:table-cell>
          <table:table-cell office:value-type="float" office:value="3635636.94382435">
            <text:p>3.64E+06</text:p>
          </table:table-cell>
          <table:table-cell office:value-type="float" office:value="0">
            <text:p>0</text:p>
          </table:table-cell>
          <table:table-cell table:formula="of:=IF([.G409]=1;[.D40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WW</text:p>
          </table:table-cell>
          <table:table-cell office:value-type="string">
            <text:p>Fish and other fishing products; services incidental of fishing (05)</text:p>
          </table:table-cell>
          <table:table-cell office:value-type="float" office:value="4163222033.76359">
            <text:p>4.16E+09</text:p>
          </table:table-cell>
          <table:table-cell office:value-type="float" office:value="320223.114708579">
            <text:p>3.20E+05</text:p>
          </table:table-cell>
          <table:table-cell office:value-type="float" office:value="764006.716380409">
            <text:p>7.64E+05</text:p>
          </table:table-cell>
          <table:table-cell office:value-type="float" office:value="0">
            <text:p>0</text:p>
          </table:table-cell>
          <table:table-cell table:formula="of:=IF([.G410]=1;[.D4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WW</text:p>
          </table:table-cell>
          <table:table-cell office:value-type="string">
            <text:p>Coal and lignite; peat (10)</text:p>
          </table:table-cell>
          <table:table-cell office:value-type="float" office:value="3737801570.47624">
            <text:p>3.74E+09</text:p>
          </table:table-cell>
          <table:table-cell office:value-type="float" office:value="7908282542.84377">
            <text:p>7.91E+09</text:p>
          </table:table-cell>
          <table:table-cell office:value-type="float" office:value="221553.090617274">
            <text:p>2.22E+05</text:p>
          </table:table-cell>
          <table:table-cell office:value-type="float" office:value="0">
            <text:p>0</text:p>
          </table:table-cell>
          <table:table-cell table:formula="of:=IF([.G411]=1;[.D4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WW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95786262114.4747">
            <text:p>9.58E+10</text:p>
          </table:table-cell>
          <table:table-cell office:value-type="float" office:value="34888187.7275552">
            <text:p>3.49E+07</text:p>
          </table:table-cell>
          <table:table-cell office:value-type="float" office:value="3132277.67298216">
            <text:p>3.13E+06</text:p>
          </table:table-cell>
          <table:table-cell office:value-type="float" office:value="0">
            <text:p>0</text:p>
          </table:table-cell>
          <table:table-cell table:formula="of:=IF([.G412]=1;[.D4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WW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24362016874.8683">
            <text:p>2.44E+10</text:p>
          </table:table-cell>
          <table:table-cell office:value-type="float" office:value="11418565.8790182">
            <text:p>1.14E+07</text:p>
          </table:table-cell>
          <table:table-cell office:value-type="float" office:value="1038285.84732728">
            <text:p>1.04E+06</text:p>
          </table:table-cell>
          <table:table-cell office:value-type="float" office:value="0">
            <text:p>0</text:p>
          </table:table-cell>
          <table:table-cell table:formula="of:=IF([.G413]=1;[.D4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WW</text:p>
          </table:table-cell>
          <table:table-cell office:value-type="string">
            <text:p>Other petroleum and gaseous materials</text:p>
          </table:table-cell>
          <table:table-cell office:value-type="float" office:value="62415294763.7398">
            <text:p>6.24E+10</text:p>
          </table:table-cell>
          <table:table-cell office:value-type="float" office:value="23352785.3658315">
            <text:p>2.34E+07</text:p>
          </table:table-cell>
          <table:table-cell office:value-type="float" office:value="1302956.28490943">
            <text:p>1.30E+06</text:p>
          </table:table-cell>
          <table:table-cell office:value-type="float" office:value="0">
            <text:p>0</text:p>
          </table:table-cell>
          <table:table-cell table:formula="of:=IF([.G414]=1;[.D4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WW</text:p>
          </table:table-cell>
          <table:table-cell office:value-type="string">
            <text:p>Uranium and thorium ores (12)</text:p>
          </table:table-cell>
          <table:table-cell office:value-type="float" office:value="9134916.88203811">
            <text:p>9.13E+06</text:p>
          </table:table-cell>
          <table:table-cell office:value-type="float" office:value="1042.42657271899">
            <text:p>1.04E+03</text:p>
          </table:table-cell>
          <table:table-cell office:value-type="float" office:value="115.87360613868">
            <text:p>1.16E+02</text:p>
          </table:table-cell>
          <table:table-cell office:value-type="float" office:value="0">
            <text:p>0</text:p>
          </table:table-cell>
          <table:table-cell table:formula="of:=IF([.G415]=1;[.D4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WW</text:p>
          </table:table-cell>
          <table:table-cell office:value-type="string">
            <text:p>Iron ores</text:p>
          </table:table-cell>
          <table:table-cell office:value-type="float" office:value="380848079.301224">
            <text:p>3.81E+08</text:p>
          </table:table-cell>
          <table:table-cell office:value-type="float" office:value="60950.2635300983">
            <text:p>6.10E+04</text:p>
          </table:table-cell>
          <table:table-cell office:value-type="float" office:value="71146.2997258497">
            <text:p>7.11E+04</text:p>
          </table:table-cell>
          <table:table-cell office:value-type="float" office:value="0">
            <text:p>0</text:p>
          </table:table-cell>
          <table:table-cell table:formula="of:=IF([.G416]=1;[.D4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WW</text:p>
          </table:table-cell>
          <table:table-cell office:value-type="string">
            <text:p>Copper ores and concentrates</text:p>
          </table:table-cell>
          <table:table-cell office:value-type="float" office:value="372799581.44511">
            <text:p>3.73E+08</text:p>
          </table:table-cell>
          <table:table-cell office:value-type="float" office:value="26952.4270053018">
            <text:p>2.70E+04</text:p>
          </table:table-cell>
          <table:table-cell office:value-type="float" office:value="23252.8792921639">
            <text:p>2.33E+04</text:p>
          </table:table-cell>
          <table:table-cell office:value-type="float" office:value="0">
            <text:p>0</text:p>
          </table:table-cell>
          <table:table-cell table:formula="of:=IF([.G417]=1;[.D4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WW</text:p>
          </table:table-cell>
          <table:table-cell office:value-type="string">
            <text:p>Nickel ores and concentrates</text:p>
          </table:table-cell>
          <table:table-cell office:value-type="float" office:value="2136187203.66136">
            <text:p>2.14E+09</text:p>
          </table:table-cell>
          <table:table-cell office:value-type="float" office:value="239994.958746783">
            <text:p>2.40E+05</text:p>
          </table:table-cell>
          <table:table-cell office:value-type="float" office:value="224170.071552221">
            <text:p>2.24E+05</text:p>
          </table:table-cell>
          <table:table-cell office:value-type="float" office:value="0">
            <text:p>0</text:p>
          </table:table-cell>
          <table:table-cell table:formula="of:=IF([.G418]=1;[.D4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W</text:p>
          </table:table-cell>
          <table:table-cell office:value-type="string">
            <text:p>Aluminium ores and concentrates</text:p>
          </table:table-cell>
          <table:table-cell office:value-type="float" office:value="1392212105.9522">
            <text:p>1.39E+09</text:p>
          </table:table-cell>
          <table:table-cell office:value-type="float" office:value="154211.936795423">
            <text:p>1.54E+05</text:p>
          </table:table-cell>
          <table:table-cell office:value-type="float" office:value="140207.094486119">
            <text:p>1.40E+05</text:p>
          </table:table-cell>
          <table:table-cell office:value-type="float" office:value="0">
            <text:p>0</text:p>
          </table:table-cell>
          <table:table-cell table:formula="of:=IF([.G419]=1;[.D41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WW</text:p>
          </table:table-cell>
          <table:table-cell office:value-type="string">
            <text:p>Precious metal ores and concentrates</text:p>
          </table:table-cell>
          <table:table-cell office:value-type="float" office:value="175191517.068385">
            <text:p>1.75E+08</text:p>
          </table:table-cell>
          <table:table-cell office:value-type="float" office:value="10259.561283219">
            <text:p>1.03E+04</text:p>
          </table:table-cell>
          <table:table-cell office:value-type="float" office:value="17126.1691619268">
            <text:p>1.71E+04</text:p>
          </table:table-cell>
          <table:table-cell office:value-type="float" office:value="0">
            <text:p>0</text:p>
          </table:table-cell>
          <table:table-cell table:formula="of:=IF([.G420]=1;[.D42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WW</text:p>
          </table:table-cell>
          <table:table-cell office:value-type="string">
            <text:p>Lead, zinc and tin ores and concentrates</text:p>
          </table:table-cell>
          <table:table-cell office:value-type="float" office:value="202481243.2455">
            <text:p>2.02E+08</text:p>
          </table:table-cell>
          <table:table-cell office:value-type="float" office:value="18630.4610282073">
            <text:p>1.86E+04</text:p>
          </table:table-cell>
          <table:table-cell office:value-type="float" office:value="14495.5343716201">
            <text:p>1.45E+04</text:p>
          </table:table-cell>
          <table:table-cell office:value-type="float" office:value="0">
            <text:p>0</text:p>
          </table:table-cell>
          <table:table-cell table:formula="of:=IF([.G421]=1;[.D4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WW</text:p>
          </table:table-cell>
          <table:table-cell office:value-type="string">
            <text:p>Other non-ferrous metal ores and concentrates</text:p>
          </table:table-cell>
          <table:table-cell office:value-type="float" office:value="237506431.710666">
            <text:p>2.38E+08</text:p>
          </table:table-cell>
          <table:table-cell office:value-type="float" office:value="17588.7225967911">
            <text:p>1.76E+04</text:p>
          </table:table-cell>
          <table:table-cell office:value-type="float" office:value="15530.6916951524">
            <text:p>1.55E+04</text:p>
          </table:table-cell>
          <table:table-cell office:value-type="float" office:value="0">
            <text:p>0</text:p>
          </table:table-cell>
          <table:table-cell table:formula="of:=IF([.G422]=1;[.D4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WW</text:p>
          </table:table-cell>
          <table:table-cell office:value-type="string">
            <text:p>Stone</text:p>
          </table:table-cell>
          <table:table-cell office:value-type="float" office:value="3050671800.21198">
            <text:p>3.05E+09</text:p>
          </table:table-cell>
          <table:table-cell office:value-type="float" office:value="671496.245625931">
            <text:p>6.71E+05</text:p>
          </table:table-cell>
          <table:table-cell office:value-type="float" office:value="545612.407716661">
            <text:p>5.46E+05</text:p>
          </table:table-cell>
          <table:table-cell office:value-type="float" office:value="0">
            <text:p>0</text:p>
          </table:table-cell>
          <table:table-cell table:formula="of:=IF([.G423]=1;[.D4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WW</text:p>
          </table:table-cell>
          <table:table-cell office:value-type="string">
            <text:p>Sand and clay</text:p>
          </table:table-cell>
          <table:table-cell office:value-type="float" office:value="2624928466.78058">
            <text:p>2.62E+09</text:p>
          </table:table-cell>
          <table:table-cell office:value-type="float" office:value="435134.189771596">
            <text:p>4.35E+05</text:p>
          </table:table-cell>
          <table:table-cell office:value-type="float" office:value="488229.858699232">
            <text:p>4.88E+05</text:p>
          </table:table-cell>
          <table:table-cell office:value-type="float" office:value="0">
            <text:p>0</text:p>
          </table:table-cell>
          <table:table-cell table:formula="of:=IF([.G424]=1;[.D4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WW</text:p>
          </table:table-cell>
          <table:table-cell office:value-type="string">
            <text:p>Chemical and fertilizer minerals, salt and other mining and quarrying products n.e.c.</text:p>
          </table:table-cell>
          <table:table-cell office:value-type="float" office:value="2391996337.77839">
            <text:p>2.39E+09</text:p>
          </table:table-cell>
          <table:table-cell office:value-type="float" office:value="298309.462876646">
            <text:p>2.98E+05</text:p>
          </table:table-cell>
          <table:table-cell office:value-type="float" office:value="436132.837412391">
            <text:p>4.36E+05</text:p>
          </table:table-cell>
          <table:table-cell office:value-type="float" office:value="0">
            <text:p>0</text:p>
          </table:table-cell>
          <table:table-cell table:formula="of:=IF([.G425]=1;[.D4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WW</text:p>
          </table:table-cell>
          <table:table-cell office:value-type="string">
            <text:p>Products of meat cattle</text:p>
          </table:table-cell>
          <table:table-cell office:value-type="float" office:value="791766801.702266">
            <text:p>7.92E+08</text:p>
          </table:table-cell>
          <table:table-cell office:value-type="float" office:value="882931.463055129">
            <text:p>8.83E+05</text:p>
          </table:table-cell>
          <table:table-cell office:value-type="float" office:value="143232.580875084">
            <text:p>1.43E+05</text:p>
          </table:table-cell>
          <table:table-cell office:value-type="float" office:value="0">
            <text:p>0</text:p>
          </table:table-cell>
          <table:table-cell table:formula="of:=IF([.G426]=1;[.D4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WW</text:p>
          </table:table-cell>
          <table:table-cell office:value-type="string">
            <text:p>Products of meat pigs</text:p>
          </table:table-cell>
          <table:table-cell office:value-type="float" office:value="990883366.634218">
            <text:p>9.91E+08</text:p>
          </table:table-cell>
          <table:table-cell office:value-type="float" office:value="1103812.52252829">
            <text:p>1.10E+06</text:p>
          </table:table-cell>
          <table:table-cell office:value-type="float" office:value="176485.720407213">
            <text:p>1.76E+05</text:p>
          </table:table-cell>
          <table:table-cell office:value-type="float" office:value="0">
            <text:p>0</text:p>
          </table:table-cell>
          <table:table-cell table:formula="of:=IF([.G427]=1;[.D4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WW</text:p>
          </table:table-cell>
          <table:table-cell office:value-type="string">
            <text:p>Products of meat poultry</text:p>
          </table:table-cell>
          <table:table-cell office:value-type="float" office:value="1157989626.96952">
            <text:p>1.16E+09</text:p>
          </table:table-cell>
          <table:table-cell office:value-type="float" office:value="1329345.14142626">
            <text:p>1.33E+06</text:p>
          </table:table-cell>
          <table:table-cell office:value-type="float" office:value="201033.030630404">
            <text:p>2.01E+05</text:p>
          </table:table-cell>
          <table:table-cell office:value-type="float" office:value="0">
            <text:p>0</text:p>
          </table:table-cell>
          <table:table-cell table:formula="of:=IF([.G428]=1;[.D42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WW</text:p>
          </table:table-cell>
          <table:table-cell office:value-type="string">
            <text:p>Meat products nec</text:p>
          </table:table-cell>
          <table:table-cell office:value-type="float" office:value="404250953.84317">
            <text:p>4.04E+08</text:p>
          </table:table-cell>
          <table:table-cell office:value-type="float" office:value="461393.706125265">
            <text:p>4.61E+05</text:p>
          </table:table-cell>
          <table:table-cell office:value-type="float" office:value="72422.8840380157">
            <text:p>7.24E+04</text:p>
          </table:table-cell>
          <table:table-cell office:value-type="float" office:value="0">
            <text:p>0</text:p>
          </table:table-cell>
          <table:table-cell table:formula="of:=IF([.G429]=1;[.D4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WW</text:p>
          </table:table-cell>
          <table:table-cell office:value-type="string">
            <text:p>products of Vegetable oils and fats</text:p>
          </table:table-cell>
          <table:table-cell office:value-type="float" office:value="2611252672.13787">
            <text:p>2.61E+09</text:p>
          </table:table-cell>
          <table:table-cell office:value-type="float" office:value="2329768.0729794">
            <text:p>2.33E+06</text:p>
          </table:table-cell>
          <table:table-cell office:value-type="float" office:value="445394.404287863">
            <text:p>4.45E+05</text:p>
          </table:table-cell>
          <table:table-cell office:value-type="float" office:value="0">
            <text:p>0</text:p>
          </table:table-cell>
          <table:table-cell table:formula="of:=IF([.G430]=1;[.D4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WW</text:p>
          </table:table-cell>
          <table:table-cell office:value-type="string">
            <text:p>Dairy products</text:p>
          </table:table-cell>
          <table:table-cell office:value-type="float" office:value="2149422357.36737">
            <text:p>2.15E+09</text:p>
          </table:table-cell>
          <table:table-cell office:value-type="float" office:value="2039209.98523036">
            <text:p>2.04E+06</text:p>
          </table:table-cell>
          <table:table-cell office:value-type="float" office:value="326099.437684847">
            <text:p>3.26E+05</text:p>
          </table:table-cell>
          <table:table-cell office:value-type="float" office:value="0">
            <text:p>0</text:p>
          </table:table-cell>
          <table:table-cell table:formula="of:=IF([.G431]=1;[.D4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WW</text:p>
          </table:table-cell>
          <table:table-cell office:value-type="string">
            <text:p>Processed rice</text:p>
          </table:table-cell>
          <table:table-cell office:value-type="float" office:value="102996227.507142">
            <text:p>1.03E+08</text:p>
          </table:table-cell>
          <table:table-cell office:value-type="float" office:value="7922991.13713753">
            <text:p>7.92E+06</text:p>
          </table:table-cell>
          <table:table-cell office:value-type="float" office:value="1061434.95251349">
            <text:p>1.06E+06</text:p>
          </table:table-cell>
          <table:table-cell office:value-type="float" office:value="0">
            <text:p>0</text:p>
          </table:table-cell>
          <table:table-cell table:formula="of:=IF([.G432]=1;[.D4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WW</text:p>
          </table:table-cell>
          <table:table-cell office:value-type="string">
            <text:p>Sugar</text:p>
          </table:table-cell>
          <table:table-cell office:value-type="float" office:value="3632791973.79822">
            <text:p>3.63E+09</text:p>
          </table:table-cell>
          <table:table-cell office:value-type="float" office:value="1162853.70816629">
            <text:p>1.16E+06</text:p>
          </table:table-cell>
          <table:table-cell office:value-type="float" office:value="229976.491851956">
            <text:p>2.30E+05</text:p>
          </table:table-cell>
          <table:table-cell office:value-type="float" office:value="0">
            <text:p>0</text:p>
          </table:table-cell>
          <table:table-cell table:formula="of:=IF([.G433]=1;[.D4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WW</text:p>
          </table:table-cell>
          <table:table-cell office:value-type="string">
            <text:p>Food products nec</text:p>
          </table:table-cell>
          <table:table-cell office:value-type="float" office:value="5649493881.73436">
            <text:p>5.65E+09</text:p>
          </table:table-cell>
          <table:table-cell office:value-type="float" office:value="5783490.99728474">
            <text:p>5.78E+06</text:p>
          </table:table-cell>
          <table:table-cell office:value-type="float" office:value="754650.433998405">
            <text:p>7.55E+05</text:p>
          </table:table-cell>
          <table:table-cell office:value-type="float" office:value="0">
            <text:p>0</text:p>
          </table:table-cell>
          <table:table-cell table:formula="of:=IF([.G434]=1;[.D4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WW</text:p>
          </table:table-cell>
          <table:table-cell office:value-type="string">
            <text:p>Beverages</text:p>
          </table:table-cell>
          <table:table-cell office:value-type="float" office:value="2180385307.69354">
            <text:p>2.18E+09</text:p>
          </table:table-cell>
          <table:table-cell office:value-type="float" office:value="1274191.60612063">
            <text:p>1.27E+06</text:p>
          </table:table-cell>
          <table:table-cell office:value-type="float" office:value="368310.91153514">
            <text:p>3.68E+05</text:p>
          </table:table-cell>
          <table:table-cell office:value-type="float" office:value="0">
            <text:p>0</text:p>
          </table:table-cell>
          <table:table-cell table:formula="of:=IF([.G435]=1;[.D4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WW</text:p>
          </table:table-cell>
          <table:table-cell office:value-type="string">
            <text:p>Fish products</text:p>
          </table:table-cell>
          <table:table-cell office:value-type="float" office:value="7638525617.95783">
            <text:p>7.64E+09</text:p>
          </table:table-cell>
          <table:table-cell office:value-type="float" office:value="2069738.7977023">
            <text:p>2.07E+06</text:p>
          </table:table-cell>
          <table:table-cell office:value-type="float" office:value="559673.98701817">
            <text:p>5.60E+05</text:p>
          </table:table-cell>
          <table:table-cell office:value-type="float" office:value="0">
            <text:p>0</text:p>
          </table:table-cell>
          <table:table-cell table:formula="of:=IF([.G436]=1;[.D4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WW</text:p>
          </table:table-cell>
          <table:table-cell office:value-type="string">
            <text:p>Tobacco products (16)</text:p>
          </table:table-cell>
          <table:table-cell office:value-type="float" office:value="1711957080.1366">
            <text:p>1.71E+09</text:p>
          </table:table-cell>
          <table:table-cell office:value-type="float" office:value="598250.257831854">
            <text:p>5.98E+05</text:p>
          </table:table-cell>
          <table:table-cell office:value-type="float" office:value="200271.030230711">
            <text:p>2.00E+05</text:p>
          </table:table-cell>
          <table:table-cell office:value-type="float" office:value="0">
            <text:p>0</text:p>
          </table:table-cell>
          <table:table-cell table:formula="of:=IF([.G437]=1;[.D4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WW</text:p>
          </table:table-cell>
          <table:table-cell office:value-type="string">
            <text:p>Textiles (17)</text:p>
          </table:table-cell>
          <table:table-cell office:value-type="float" office:value="8759385570.46083">
            <text:p>8.76E+09</text:p>
          </table:table-cell>
          <table:table-cell office:value-type="float" office:value="2081177.98441102">
            <text:p>2.08E+06</text:p>
          </table:table-cell>
          <table:table-cell office:value-type="float" office:value="380082.58404419">
            <text:p>3.80E+05</text:p>
          </table:table-cell>
          <table:table-cell office:value-type="float" office:value="0">
            <text:p>0</text:p>
          </table:table-cell>
          <table:table-cell table:formula="of:=IF([.G438]=1;[.D4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WW</text:p>
          </table:table-cell>
          <table:table-cell office:value-type="string">
            <text:p>Wearing apparel; furs (18)</text:p>
          </table:table-cell>
          <table:table-cell office:value-type="float" office:value="7413242004.15829">
            <text:p>7.41E+09</text:p>
          </table:table-cell>
          <table:table-cell office:value-type="float" office:value="2131659.34220496">
            <text:p>2.13E+06</text:p>
          </table:table-cell>
          <table:table-cell office:value-type="float" office:value="359231.128908689">
            <text:p>3.59E+05</text:p>
          </table:table-cell>
          <table:table-cell office:value-type="float" office:value="0">
            <text:p>0</text:p>
          </table:table-cell>
          <table:table-cell table:formula="of:=IF([.G439]=1;[.D4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WW</text:p>
          </table:table-cell>
          <table:table-cell office:value-type="string">
            <text:p>Leather and leather products (19)</text:p>
          </table:table-cell>
          <table:table-cell office:value-type="float" office:value="1882763062.47175">
            <text:p>1.88E+09</text:p>
          </table:table-cell>
          <table:table-cell office:value-type="float" office:value="681626.323178385">
            <text:p>6.82E+05</text:p>
          </table:table-cell>
          <table:table-cell office:value-type="float" office:value="126743.020747217">
            <text:p>1.27E+05</text:p>
          </table:table-cell>
          <table:table-cell office:value-type="float" office:value="0">
            <text:p>0</text:p>
          </table:table-cell>
          <table:table-cell table:formula="of:=IF([.G440]=1;[.D4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WW</text:p>
          </table:table-cell>
          <table:table-cell office:value-type="string">
            <text:p>Wood and products of wood and cork (except furniture); articles of straw and plaiting materials (20)</text:p>
          </table:table-cell>
          <table:table-cell office:value-type="float" office:value="3346275262.98425">
            <text:p>3.35E+09</text:p>
          </table:table-cell>
          <table:table-cell office:value-type="float" office:value="3092067.32542161">
            <text:p>3.09E+06</text:p>
          </table:table-cell>
          <table:table-cell office:value-type="float" office:value="479086.242535835">
            <text:p>4.79E+05</text:p>
          </table:table-cell>
          <table:table-cell office:value-type="float" office:value="0">
            <text:p>0</text:p>
          </table:table-cell>
          <table:table-cell table:formula="of:=IF([.G441]=1;[.D4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W</text:p>
          </table:table-cell>
          <table:table-cell office:value-type="string">
            <text:p>Pulp, paper and paper products (21)</text:p>
          </table:table-cell>
          <table:table-cell office:value-type="float" office:value="8257347208.1576">
            <text:p>8.26E+09</text:p>
          </table:table-cell>
          <table:table-cell office:value-type="float" office:value="3629932.1615055">
            <text:p>3.63E+06</text:p>
          </table:table-cell>
          <table:table-cell office:value-type="float" office:value="561659.883120843">
            <text:p>5.62E+05</text:p>
          </table:table-cell>
          <table:table-cell office:value-type="float" office:value="0">
            <text:p>0</text:p>
          </table:table-cell>
          <table:table-cell table:formula="of:=IF([.G442]=1;[.D4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WW</text:p>
          </table:table-cell>
          <table:table-cell office:value-type="string">
            <text:p>Printed matter and recorded media (22)</text:p>
          </table:table-cell>
          <table:table-cell office:value-type="float" office:value="5610373253.98366">
            <text:p>5.61E+09</text:p>
          </table:table-cell>
          <table:table-cell office:value-type="float" office:value="3740584.41680301">
            <text:p>3.74E+06</text:p>
          </table:table-cell>
          <table:table-cell office:value-type="float" office:value="593797.694864887">
            <text:p>5.94E+05</text:p>
          </table:table-cell>
          <table:table-cell office:value-type="float" office:value="0">
            <text:p>0</text:p>
          </table:table-cell>
          <table:table-cell table:formula="of:=IF([.G443]=1;[.D4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WW</text:p>
          </table:table-cell>
          <table:table-cell office:value-type="string">
            <text:p>Coke oven products</text:p>
          </table:table-cell>
          <table:table-cell office:value-type="float" office:value="37969647884.7091">
            <text:p>3.80E+10</text:p>
          </table:table-cell>
          <table:table-cell office:value-type="float" office:value="5090.13923988652">
            <text:p>5.09E+03</text:p>
          </table:table-cell>
          <table:table-cell office:value-type="float" office:value="2516.33195902165">
            <text:p>2.52E+03</text:p>
          </table:table-cell>
          <table:table-cell office:value-type="float" office:value="0">
            <text:p>0</text:p>
          </table:table-cell>
          <table:table-cell table:formula="of:=IF([.G444]=1;[.D4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WW</text:p>
          </table:table-cell>
          <table:table-cell office:value-type="string">
            <text:p>Motor spirit (gasoline)</text:p>
          </table:table-cell>
          <table:table-cell office:value-type="float" office:value="29043166881.4165">
            <text:p>2.90E+10</text:p>
          </table:table-cell>
          <table:table-cell office:value-type="float" office:value="6383792.47590479">
            <text:p>6.38E+06</text:p>
          </table:table-cell>
          <table:table-cell office:value-type="float" office:value="737994.482762271">
            <text:p>7.38E+05</text:p>
          </table:table-cell>
          <table:table-cell office:value-type="float" office:value="0">
            <text:p>0</text:p>
          </table:table-cell>
          <table:table-cell table:formula="of:=IF([.G445]=1;[.D4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WW</text:p>
          </table:table-cell>
          <table:table-cell office:value-type="string">
            <text:p>Kerosene, including kerosene type jet fuel</text:p>
          </table:table-cell>
          <table:table-cell office:value-type="float" office:value="16170664157.5276">
            <text:p>1.62E+10</text:p>
          </table:table-cell>
          <table:table-cell office:value-type="float" office:value="3646509.27919767">
            <text:p>3.65E+06</text:p>
          </table:table-cell>
          <table:table-cell office:value-type="float" office:value="373607.211714668">
            <text:p>3.74E+05</text:p>
          </table:table-cell>
          <table:table-cell office:value-type="float" office:value="0">
            <text:p>0</text:p>
          </table:table-cell>
          <table:table-cell table:formula="of:=IF([.G446]=1;[.D4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WW</text:p>
          </table:table-cell>
          <table:table-cell office:value-type="string">
            <text:p>Gas oils</text:p>
          </table:table-cell>
          <table:table-cell office:value-type="float" office:value="43419325099.1312">
            <text:p>4.34E+10</text:p>
          </table:table-cell>
          <table:table-cell office:value-type="float" office:value="11482965.0066668">
            <text:p>1.15E+07</text:p>
          </table:table-cell>
          <table:table-cell office:value-type="float" office:value="1245479.80749538">
            <text:p>1.25E+06</text:p>
          </table:table-cell>
          <table:table-cell office:value-type="float" office:value="0">
            <text:p>0</text:p>
          </table:table-cell>
          <table:table-cell table:formula="of:=IF([.G447]=1;[.D4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WW</text:p>
          </table:table-cell>
          <table:table-cell office:value-type="string">
            <text:p>Fuel oils n.e.c.</text:p>
          </table:table-cell>
          <table:table-cell office:value-type="float" office:value="103575401539.769">
            <text:p>1.04E+11</text:p>
          </table:table-cell>
          <table:table-cell office:value-type="float" office:value="12848125.2702783">
            <text:p>1.28E+07</text:p>
          </table:table-cell>
          <table:table-cell office:value-type="float" office:value="1792550.58600903">
            <text:p>1.79E+06</text:p>
          </table:table-cell>
          <table:table-cell office:value-type="float" office:value="0">
            <text:p>0</text:p>
          </table:table-cell>
          <table:table-cell table:formula="of:=IF([.G448]=1;[.D44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WW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6044114955.50042">
            <text:p>6.04E+09</text:p>
          </table:table-cell>
          <table:table-cell office:value-type="float" office:value="593461.236188442">
            <text:p>5.93E+05</text:p>
          </table:table-cell>
          <table:table-cell office:value-type="float" office:value="108365.022810519">
            <text:p>1.08E+05</text:p>
          </table:table-cell>
          <table:table-cell office:value-type="float" office:value="0">
            <text:p>0</text:p>
          </table:table-cell>
          <table:table-cell table:formula="of:=IF([.G449]=1;[.D44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WW</text:p>
          </table:table-cell>
          <table:table-cell office:value-type="string">
            <text:p>Other petroleum products</text:p>
          </table:table-cell>
          <table:table-cell office:value-type="float" office:value="51724686357.3417">
            <text:p>5.17E+10</text:p>
          </table:table-cell>
          <table:table-cell office:value-type="float" office:value="5247202.54696369">
            <text:p>5.25E+06</text:p>
          </table:table-cell>
          <table:table-cell office:value-type="float" office:value="632295.313045402">
            <text:p>6.32E+05</text:p>
          </table:table-cell>
          <table:table-cell office:value-type="float" office:value="0">
            <text:p>0</text:p>
          </table:table-cell>
          <table:table-cell table:formula="of:=IF([.G450]=1;[.D4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WW</text:p>
          </table:table-cell>
          <table:table-cell office:value-type="string">
            <text:p>Nuclear fuel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451]=1;[.D45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WW</text:p>
          </table:table-cell>
          <table:table-cell office:value-type="string">
            <text:p>Chemicals, chemical products and man-made fibres (24)</text:p>
          </table:table-cell>
          <table:table-cell office:value-type="float" office:value="150084737403.605">
            <text:p>1.50E+11</text:p>
          </table:table-cell>
          <table:table-cell office:value-type="float" office:value="49811409.2305294">
            <text:p>4.98E+07</text:p>
          </table:table-cell>
          <table:table-cell office:value-type="float" office:value="3639186.05466301">
            <text:p>3.64E+06</text:p>
          </table:table-cell>
          <table:table-cell office:value-type="float" office:value="0">
            <text:p>0</text:p>
          </table:table-cell>
          <table:table-cell table:formula="of:=IF([.G452]=1;[.D45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WW</text:p>
          </table:table-cell>
          <table:table-cell office:value-type="string">
            <text:p>Rubber and plastic products (25)</text:p>
          </table:table-cell>
          <table:table-cell office:value-type="float" office:value="341363230801.508">
            <text:p>3.41E+11</text:p>
          </table:table-cell>
          <table:table-cell office:value-type="float" office:value="53080998.0778909">
            <text:p>5.31E+07</text:p>
          </table:table-cell>
          <table:table-cell office:value-type="float" office:value="25907373.2564885">
            <text:p>2.59E+07</text:p>
          </table:table-cell>
          <table:table-cell office:value-type="float" office:value="0">
            <text:p>0</text:p>
          </table:table-cell>
          <table:table-cell table:formula="of:=IF([.G453]=1;[.D45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WW</text:p>
          </table:table-cell>
          <table:table-cell office:value-type="string">
            <text:p>Glass and glass products</text:p>
          </table:table-cell>
          <table:table-cell office:value-type="float" office:value="7085782061.47881">
            <text:p>7.09E+09</text:p>
          </table:table-cell>
          <table:table-cell office:value-type="float" office:value="1362349.04224856">
            <text:p>1.36E+06</text:p>
          </table:table-cell>
          <table:table-cell office:value-type="float" office:value="261894.896280298">
            <text:p>2.62E+05</text:p>
          </table:table-cell>
          <table:table-cell office:value-type="float" office:value="0">
            <text:p>0</text:p>
          </table:table-cell>
          <table:table-cell table:formula="of:=IF([.G454]=1;[.D45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WW</text:p>
          </table:table-cell>
          <table:table-cell office:value-type="string">
            <text:p>Ceramic goods</text:p>
          </table:table-cell>
          <table:table-cell office:value-type="float" office:value="44703168739.3776">
            <text:p>4.47E+10</text:p>
          </table:table-cell>
          <table:table-cell office:value-type="float" office:value="4945145.00581073">
            <text:p>4.95E+06</text:p>
          </table:table-cell>
          <table:table-cell office:value-type="float" office:value="1145685.47805502">
            <text:p>1.15E+06</text:p>
          </table:table-cell>
          <table:table-cell office:value-type="float" office:value="0">
            <text:p>0</text:p>
          </table:table-cell>
          <table:table-cell table:formula="of:=IF([.G455]=1;[.D45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WW</text:p>
          </table:table-cell>
          <table:table-cell office:value-type="string">
            <text:p>Bricks, tiles and construction products, in baked clay</text:p>
          </table:table-cell>
          <table:table-cell office:value-type="float" office:value="5689795200.5683">
            <text:p>5.69E+09</text:p>
          </table:table-cell>
          <table:table-cell office:value-type="float" office:value="512249.391104434">
            <text:p>5.12E+05</text:p>
          </table:table-cell>
          <table:table-cell office:value-type="float" office:value="109893.62801541">
            <text:p>1.10E+05</text:p>
          </table:table-cell>
          <table:table-cell office:value-type="float" office:value="0">
            <text:p>0</text:p>
          </table:table-cell>
          <table:table-cell table:formula="of:=IF([.G456]=1;[.D45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WW</text:p>
          </table:table-cell>
          <table:table-cell office:value-type="string">
            <text:p>Cement, lime and plaster</text:p>
          </table:table-cell>
          <table:table-cell office:value-type="float" office:value="339572058533.692">
            <text:p>3.40E+11</text:p>
          </table:table-cell>
          <table:table-cell office:value-type="float" office:value="1743890.68534557">
            <text:p>1.74E+06</text:p>
          </table:table-cell>
          <table:table-cell office:value-type="float" office:value="341498.004053406">
            <text:p>3.41E+05</text:p>
          </table:table-cell>
          <table:table-cell office:value-type="float" office:value="0">
            <text:p>0</text:p>
          </table:table-cell>
          <table:table-cell table:formula="of:=IF([.G457]=1;[.D45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WW</text:p>
          </table:table-cell>
          <table:table-cell office:value-type="string">
            <text:p>Other non-metallic mineral products</text:p>
          </table:table-cell>
          <table:table-cell office:value-type="float" office:value="3347506498.03461">
            <text:p>3.35E+09</text:p>
          </table:table-cell>
          <table:table-cell office:value-type="float" office:value="455891.311731261">
            <text:p>4.56E+05</text:p>
          </table:table-cell>
          <table:table-cell office:value-type="float" office:value="82689.5039767622">
            <text:p>8.27E+04</text:p>
          </table:table-cell>
          <table:table-cell office:value-type="float" office:value="0">
            <text:p>0</text:p>
          </table:table-cell>
          <table:table-cell table:formula="of:=IF([.G458]=1;[.D45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WW</text:p>
          </table:table-cell>
          <table:table-cell office:value-type="string">
            <text:p>Basic iron and steel and of ferro-alloys and first products thereof</text:p>
          </table:table-cell>
          <table:table-cell office:value-type="float" office:value="450879237449.579">
            <text:p>4.51E+11</text:p>
          </table:table-cell>
          <table:table-cell office:value-type="float" office:value="10852392.0283905">
            <text:p>1.09E+07</text:p>
          </table:table-cell>
          <table:table-cell office:value-type="float" office:value="1885836.60746972">
            <text:p>1.89E+06</text:p>
          </table:table-cell>
          <table:table-cell office:value-type="float" office:value="0">
            <text:p>0</text:p>
          </table:table-cell>
          <table:table-cell table:formula="of:=IF([.G459]=1;[.D45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WW</text:p>
          </table:table-cell>
          <table:table-cell office:value-type="string">
            <text:p>Precious metals</text:p>
          </table:table-cell>
          <table:table-cell office:value-type="float" office:value="100907252.873753">
            <text:p>1.01E+08</text:p>
          </table:table-cell>
          <table:table-cell office:value-type="float" office:value="41195.45675049">
            <text:p>4.12E+04</text:p>
          </table:table-cell>
          <table:table-cell office:value-type="float" office:value="8643.49601270984">
            <text:p>8.64E+03</text:p>
          </table:table-cell>
          <table:table-cell office:value-type="float" office:value="0">
            <text:p>0</text:p>
          </table:table-cell>
          <table:table-cell table:formula="of:=IF([.G460]=1;[.D46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WW</text:p>
          </table:table-cell>
          <table:table-cell office:value-type="string">
            <text:p>Aluminium and aluminium products</text:p>
          </table:table-cell>
          <table:table-cell office:value-type="float" office:value="12826391538.5196">
            <text:p>1.28E+10</text:p>
          </table:table-cell>
          <table:table-cell office:value-type="float" office:value="309762.950971244">
            <text:p>3.10E+05</text:p>
          </table:table-cell>
          <table:table-cell office:value-type="float" office:value="57755.7843676125">
            <text:p>5.78E+04</text:p>
          </table:table-cell>
          <table:table-cell office:value-type="float" office:value="0">
            <text:p>0</text:p>
          </table:table-cell>
          <table:table-cell table:formula="of:=IF([.G461]=1;[.D46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WW</text:p>
          </table:table-cell>
          <table:table-cell office:value-type="string">
            <text:p>Lead, zinc and tin and products thereof</text:p>
          </table:table-cell>
          <table:table-cell office:value-type="float" office:value="496940307.421464">
            <text:p>4.97E+08</text:p>
          </table:table-cell>
          <table:table-cell office:value-type="float" office:value="326003.600746373">
            <text:p>3.26E+05</text:p>
          </table:table-cell>
          <table:table-cell office:value-type="float" office:value="52083.7250926654">
            <text:p>5.21E+04</text:p>
          </table:table-cell>
          <table:table-cell office:value-type="float" office:value="0">
            <text:p>0</text:p>
          </table:table-cell>
          <table:table-cell table:formula="of:=IF([.G462]=1;[.D46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WW</text:p>
          </table:table-cell>
          <table:table-cell office:value-type="string">
            <text:p>Copper products</text:p>
          </table:table-cell>
          <table:table-cell office:value-type="float" office:value="432516394.699678">
            <text:p>4.33E+08</text:p>
          </table:table-cell>
          <table:table-cell office:value-type="float" office:value="242833.522382972">
            <text:p>2.43E+05</text:p>
          </table:table-cell>
          <table:table-cell office:value-type="float" office:value="46125.5740089262">
            <text:p>4.61E+04</text:p>
          </table:table-cell>
          <table:table-cell office:value-type="float" office:value="0">
            <text:p>0</text:p>
          </table:table-cell>
          <table:table-cell table:formula="of:=IF([.G463]=1;[.D46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WW</text:p>
          </table:table-cell>
          <table:table-cell office:value-type="string">
            <text:p>Other non-ferrous metal products</text:p>
          </table:table-cell>
          <table:table-cell office:value-type="float" office:value="9258480145.26236">
            <text:p>9.26E+09</text:p>
          </table:table-cell>
          <table:table-cell office:value-type="float" office:value="3086656.36965693">
            <text:p>3.09E+06</text:p>
          </table:table-cell>
          <table:table-cell office:value-type="float" office:value="746887.550753511">
            <text:p>7.47E+05</text:p>
          </table:table-cell>
          <table:table-cell office:value-type="float" office:value="0">
            <text:p>0</text:p>
          </table:table-cell>
          <table:table-cell table:formula="of:=IF([.G464]=1;[.D46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WW</text:p>
          </table:table-cell>
          <table:table-cell office:value-type="string">
            <text:p>Foundry work services</text:p>
          </table:table-cell>
          <table:table-cell office:value-type="float" office:value="766398397.111694">
            <text:p>7.66E+08</text:p>
          </table:table-cell>
          <table:table-cell office:value-type="float" office:value="438861.520523422">
            <text:p>4.39E+05</text:p>
          </table:table-cell>
          <table:table-cell office:value-type="float" office:value="70260.1022517849">
            <text:p>7.03E+04</text:p>
          </table:table-cell>
          <table:table-cell office:value-type="float" office:value="0">
            <text:p>0</text:p>
          </table:table-cell>
          <table:table-cell table:formula="of:=IF([.G465]=1;[.D46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WW</text:p>
          </table:table-cell>
          <table:table-cell office:value-type="string">
            <text:p>Fabricated metal products, except machinery and equipment (28)</text:p>
          </table:table-cell>
          <table:table-cell office:value-type="float" office:value="5342208813.14099">
            <text:p>5.34E+09</text:p>
          </table:table-cell>
          <table:table-cell office:value-type="float" office:value="3659156.35943575">
            <text:p>3.66E+06</text:p>
          </table:table-cell>
          <table:table-cell office:value-type="float" office:value="573252.793478295">
            <text:p>5.73E+05</text:p>
          </table:table-cell>
          <table:table-cell office:value-type="float" office:value="0">
            <text:p>0</text:p>
          </table:table-cell>
          <table:table-cell table:formula="of:=IF([.G466]=1;[.D46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WW</text:p>
          </table:table-cell>
          <table:table-cell office:value-type="string">
            <text:p>Machinery and equipment n.e.c. (29)</text:p>
          </table:table-cell>
          <table:table-cell office:value-type="float" office:value="5946494286.88129">
            <text:p>5.95E+09</text:p>
          </table:table-cell>
          <table:table-cell office:value-type="float" office:value="3352008.79743481">
            <text:p>3.35E+06</text:p>
          </table:table-cell>
          <table:table-cell office:value-type="float" office:value="562805.087527551">
            <text:p>5.63E+05</text:p>
          </table:table-cell>
          <table:table-cell office:value-type="float" office:value="0">
            <text:p>0</text:p>
          </table:table-cell>
          <table:table-cell table:formula="of:=IF([.G467]=1;[.D46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WW</text:p>
          </table:table-cell>
          <table:table-cell office:value-type="string">
            <text:p>Office machinery and computers (30)</text:p>
          </table:table-cell>
          <table:table-cell office:value-type="float" office:value="2466093937.52527">
            <text:p>2.47E+09</text:p>
          </table:table-cell>
          <table:table-cell office:value-type="float" office:value="617296.746893628">
            <text:p>6.17E+05</text:p>
          </table:table-cell>
          <table:table-cell office:value-type="float" office:value="105077.982993248">
            <text:p>1.05E+05</text:p>
          </table:table-cell>
          <table:table-cell office:value-type="float" office:value="0">
            <text:p>0</text:p>
          </table:table-cell>
          <table:table-cell table:formula="of:=IF([.G468]=1;[.D46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WW</text:p>
          </table:table-cell>
          <table:table-cell office:value-type="string">
            <text:p>Electrical machinery and apparatus n.e.c. (31)</text:p>
          </table:table-cell>
          <table:table-cell office:value-type="float" office:value="5124109576.68851">
            <text:p>5.12E+09</text:p>
          </table:table-cell>
          <table:table-cell office:value-type="float" office:value="2281823.71387764">
            <text:p>2.28E+06</text:p>
          </table:table-cell>
          <table:table-cell office:value-type="float" office:value="417569.840740354">
            <text:p>4.18E+05</text:p>
          </table:table-cell>
          <table:table-cell office:value-type="float" office:value="0">
            <text:p>0</text:p>
          </table:table-cell>
          <table:table-cell table:formula="of:=IF([.G469]=1;[.D46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WW</text:p>
          </table:table-cell>
          <table:table-cell office:value-type="string">
            <text:p>Radio, television and communication equipment and apparatus (32)</text:p>
          </table:table-cell>
          <table:table-cell office:value-type="float" office:value="4182118359.10854">
            <text:p>4.18E+09</text:p>
          </table:table-cell>
          <table:table-cell office:value-type="float" office:value="2274281.8558564">
            <text:p>2.27E+06</text:p>
          </table:table-cell>
          <table:table-cell office:value-type="float" office:value="387433.018089449">
            <text:p>3.87E+05</text:p>
          </table:table-cell>
          <table:table-cell office:value-type="float" office:value="0">
            <text:p>0</text:p>
          </table:table-cell>
          <table:table-cell table:formula="of:=IF([.G470]=1;[.D47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WW</text:p>
          </table:table-cell>
          <table:table-cell office:value-type="string">
            <text:p>Medical, precision and optical instruments, watches and clocks (33)</text:p>
          </table:table-cell>
          <table:table-cell office:value-type="float" office:value="4137480913.57552">
            <text:p>4.14E+09</text:p>
          </table:table-cell>
          <table:table-cell office:value-type="float" office:value="4066934.36567348">
            <text:p>4.07E+06</text:p>
          </table:table-cell>
          <table:table-cell office:value-type="float" office:value="692816.272831348">
            <text:p>6.93E+05</text:p>
          </table:table-cell>
          <table:table-cell office:value-type="float" office:value="0">
            <text:p>0</text:p>
          </table:table-cell>
          <table:table-cell table:formula="of:=IF([.G471]=1;[.D47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WW</text:p>
          </table:table-cell>
          <table:table-cell office:value-type="string">
            <text:p>Motor vehicles, trailers and semi-trailers (34)</text:p>
          </table:table-cell>
          <table:table-cell office:value-type="float" office:value="5465405624.28354">
            <text:p>5.47E+09</text:p>
          </table:table-cell>
          <table:table-cell office:value-type="float" office:value="3263290.75331469">
            <text:p>3.26E+06</text:p>
          </table:table-cell>
          <table:table-cell office:value-type="float" office:value="452660.668838799">
            <text:p>4.53E+05</text:p>
          </table:table-cell>
          <table:table-cell office:value-type="float" office:value="0">
            <text:p>0</text:p>
          </table:table-cell>
          <table:table-cell table:formula="of:=IF([.G472]=1;[.D47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WW</text:p>
          </table:table-cell>
          <table:table-cell office:value-type="string">
            <text:p>Other transport equipment (35)</text:p>
          </table:table-cell>
          <table:table-cell office:value-type="float" office:value="2718387909.43738">
            <text:p>2.72E+09</text:p>
          </table:table-cell>
          <table:table-cell office:value-type="float" office:value="1175659.25442219">
            <text:p>1.18E+06</text:p>
          </table:table-cell>
          <table:table-cell office:value-type="float" office:value="202218.134673034">
            <text:p>2.02E+05</text:p>
          </table:table-cell>
          <table:table-cell office:value-type="float" office:value="0">
            <text:p>0</text:p>
          </table:table-cell>
          <table:table-cell table:formula="of:=IF([.G473]=1;[.D47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WW</text:p>
          </table:table-cell>
          <table:table-cell office:value-type="string">
            <text:p>Furniture; other manufactured goods n.e.c. (36)</text:p>
          </table:table-cell>
          <table:table-cell office:value-type="float" office:value="329537766703.625">
            <text:p>3.30E+11</text:p>
          </table:table-cell>
          <table:table-cell office:value-type="float" office:value="140288691.039803">
            <text:p>1.40E+08</text:p>
          </table:table-cell>
          <table:table-cell office:value-type="float" office:value="22573202.603611">
            <text:p>2.26E+07</text:p>
          </table:table-cell>
          <table:table-cell office:value-type="float" office:value="0">
            <text:p>0</text:p>
          </table:table-cell>
          <table:table-cell table:formula="of:=IF([.G474]=1;[.D47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WW</text:p>
          </table:table-cell>
          <table:table-cell office:value-type="string">
            <text:p>Metal secondary raw materials</text:p>
          </table:table-cell>
          <table:table-cell office:value-type="float" office:value="136212463.539989">
            <text:p>1.36E+08</text:p>
          </table:table-cell>
          <table:table-cell office:value-type="float" office:value="90488.6214990047">
            <text:p>9.05E+04</text:p>
          </table:table-cell>
          <table:table-cell office:value-type="float" office:value="14075.7886987296">
            <text:p>1.41E+04</text:p>
          </table:table-cell>
          <table:table-cell office:value-type="float" office:value="0">
            <text:p>0</text:p>
          </table:table-cell>
          <table:table-cell table:formula="of:=IF([.G475]=1;[.D47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WW</text:p>
          </table:table-cell>
          <table:table-cell office:value-type="string">
            <text:p>Non-metal secondary raw material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476]=1;[.D47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WW</text:p>
          </table:table-cell>
          <table:table-cell office:value-type="string">
            <text:p>Electricity by coal</text:p>
          </table:table-cell>
          <table:table-cell office:value-type="float" office:value="155857631135.03">
            <text:p>1.56E+11</text:p>
          </table:table-cell>
          <table:table-cell office:value-type="float" office:value="3323516.73506638">
            <text:p>3.32E+06</text:p>
          </table:table-cell>
          <table:table-cell office:value-type="float" office:value="4750439.31091339">
            <text:p>4.75E+06</text:p>
          </table:table-cell>
          <table:table-cell office:value-type="float" office:value="1">
            <text:p>1</text:p>
          </table:table-cell>
          <table:table-cell table:formula="of:=IF([.G477]=1;[.D477];0)" office:value-type="float" office:value="155857631135.03">
            <text:p>1.56E+011</text:p>
          </table:table-cell>
          <table:table-cell table:number-columns-repeated="510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WW</text:p>
          </table:table-cell>
          <table:table-cell office:value-type="string">
            <text:p>Electricity by gas</text:p>
          </table:table-cell>
          <table:table-cell office:value-type="float" office:value="425397125500.931">
            <text:p>4.25E+11</text:p>
          </table:table-cell>
          <table:table-cell office:value-type="float" office:value="384939857.667464">
            <text:p>3.85E+08</text:p>
          </table:table-cell>
          <table:table-cell office:value-type="float" office:value="20249954.7626625">
            <text:p>2.02E+07</text:p>
          </table:table-cell>
          <table:table-cell office:value-type="float" office:value="1">
            <text:p>1</text:p>
          </table:table-cell>
          <table:table-cell table:formula="of:=IF([.G478]=1;[.D478];0)" office:value-type="float" office:value="425397125500.931">
            <text:p>4.25E+011</text:p>
          </table:table-cell>
          <table:table-cell table:number-columns-repeated="510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WW</text:p>
          </table:table-cell>
          <table:table-cell office:value-type="string">
            <text:p>Electricity by nuclear</text:p>
          </table:table-cell>
          <table:table-cell office:value-type="float" office:value="104205944.898394">
            <text:p>1.04E+08</text:p>
          </table:table-cell>
          <table:table-cell office:value-type="float" office:value="107499.433141241">
            <text:p>1.07E+05</text:p>
          </table:table-cell>
          <table:table-cell office:value-type="float" office:value="26399.4704549031">
            <text:p>2.64E+04</text:p>
          </table:table-cell>
          <table:table-cell office:value-type="float" office:value="0">
            <text:p>0</text:p>
          </table:table-cell>
          <table:table-cell table:formula="of:=IF([.G479]=1;[.D47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WW</text:p>
          </table:table-cell>
          <table:table-cell office:value-type="string">
            <text:p>Electricity by hydro</text:p>
          </table:table-cell>
          <table:table-cell office:value-type="float" office:value="386028294.650385">
            <text:p>3.86E+08</text:p>
          </table:table-cell>
          <table:table-cell office:value-type="float" office:value="205866.610509937">
            <text:p>2.06E+05</text:p>
          </table:table-cell>
          <table:table-cell office:value-type="float" office:value="49574.6337483871">
            <text:p>4.96E+04</text:p>
          </table:table-cell>
          <table:table-cell office:value-type="float" office:value="0">
            <text:p>0</text:p>
          </table:table-cell>
          <table:table-cell table:formula="of:=IF([.G480]=1;[.D48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WW</text:p>
          </table:table-cell>
          <table:table-cell office:value-type="string">
            <text:p>Electricity by wind</text:p>
          </table:table-cell>
          <table:table-cell office:value-type="float" office:value="281872.559100488">
            <text:p>2.82E+05</text:p>
          </table:table-cell>
          <table:table-cell office:value-type="float" office:value="116.578299498122">
            <text:p>1.17E+02</text:p>
          </table:table-cell>
          <table:table-cell office:value-type="float" office:value="26.3824820161832">
            <text:p>2.64E+01</text:p>
          </table:table-cell>
          <table:table-cell office:value-type="float" office:value="0">
            <text:p>0</text:p>
          </table:table-cell>
          <table:table-cell table:formula="of:=IF([.G481]=1;[.D48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WW</text:p>
          </table:table-cell>
          <table:table-cell office:value-type="string">
            <text:p>Electricity nec, including biomass and waste</text:p>
          </table:table-cell>
          <table:table-cell office:value-type="float" office:value="-592197446330.094">
            <text:p>-5.92E+11</text:p>
          </table:table-cell>
          <table:table-cell office:value-type="float" office:value="23707783.9911349">
            <text:p>2.37E+07</text:p>
          </table:table-cell>
          <table:table-cell office:value-type="float" office:value="19015247.9665964">
            <text:p>1.90E+07</text:p>
          </table:table-cell>
          <table:table-cell office:value-type="float" office:value="0">
            <text:p>0</text:p>
          </table:table-cell>
          <table:table-cell table:formula="of:=IF([.G482]=1;[.D48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WW</text:p>
          </table:table-cell>
          <table:table-cell office:value-type="string">
            <text:p>Transmission services of electricity</text:p>
          </table:table-cell>
          <table:table-cell office:value-type="float" office:value="353280008.448956">
            <text:p>3.53E+08</text:p>
          </table:table-cell>
          <table:table-cell office:value-type="float" office:value="206903.608586632">
            <text:p>2.07E+05</text:p>
          </table:table-cell>
          <table:table-cell office:value-type="float" office:value="43832.8606242884">
            <text:p>4.38E+04</text:p>
          </table:table-cell>
          <table:table-cell office:value-type="float" office:value="0">
            <text:p>0</text:p>
          </table:table-cell>
          <table:table-cell table:formula="of:=IF([.G483]=1;[.D48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WW</text:p>
          </table:table-cell>
          <table:table-cell office:value-type="string">
            <text:p>Distribution and trade services of electricity</text:p>
          </table:table-cell>
          <table:table-cell office:value-type="float" office:value="1190074471.95729">
            <text:p>1.19E+09</text:p>
          </table:table-cell>
          <table:table-cell office:value-type="float" office:value="706847.518681667">
            <text:p>7.07E+05</text:p>
          </table:table-cell>
          <table:table-cell office:value-type="float" office:value="148423.771921761">
            <text:p>1.48E+05</text:p>
          </table:table-cell>
          <table:table-cell office:value-type="float" office:value="0">
            <text:p>0</text:p>
          </table:table-cell>
          <table:table-cell table:formula="of:=IF([.G484]=1;[.D48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WW</text:p>
          </table:table-cell>
          <table:table-cell office:value-type="string">
            <text:p>Manufactured gas and distribution services of gaseous fuels through mains</text:p>
          </table:table-cell>
          <table:table-cell office:value-type="float" office:value="5198151011.69708">
            <text:p>5.20E+09</text:p>
          </table:table-cell>
          <table:table-cell office:value-type="float" office:value="1993140.64872587">
            <text:p>1.99E+06</text:p>
          </table:table-cell>
          <table:table-cell office:value-type="float" office:value="132759.801534118">
            <text:p>1.33E+05</text:p>
          </table:table-cell>
          <table:table-cell office:value-type="float" office:value="0">
            <text:p>0</text:p>
          </table:table-cell>
          <table:table-cell table:formula="of:=IF([.G485]=1;[.D48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WW</text:p>
          </table:table-cell>
          <table:table-cell office:value-type="string">
            <text:p>Steam and hot water supply services</text:p>
          </table:table-cell>
          <table:table-cell office:value-type="float" office:value="198069745070.84">
            <text:p>1.98E+11</text:p>
          </table:table-cell>
          <table:table-cell office:value-type="float" office:value="46877448.6190858">
            <text:p>4.69E+07</text:p>
          </table:table-cell>
          <table:table-cell office:value-type="float" office:value="2748746.05151869">
            <text:p>2.75E+06</text:p>
          </table:table-cell>
          <table:table-cell office:value-type="float" office:value="1">
            <text:p>1</text:p>
          </table:table-cell>
          <table:table-cell table:formula="of:=IF([.G486]=1;[.D486];0)" office:value-type="float" office:value="198069745070.84">
            <text:p>1.98E+011</text:p>
          </table:table-cell>
          <table:table-cell table:number-columns-repeated="510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WW</text:p>
          </table:table-cell>
          <table:table-cell office:value-type="string">
            <text:p>Collected and purified water, distribution services of water (41)</text:p>
          </table:table-cell>
          <table:table-cell office:value-type="float" office:value="31096090903.2941">
            <text:p>3.11E+10</text:p>
          </table:table-cell>
          <table:table-cell office:value-type="float" office:value="15593168.2524652">
            <text:p>1.56E+07</text:p>
          </table:table-cell>
          <table:table-cell office:value-type="float" office:value="898062.900818672">
            <text:p>8.98E+05</text:p>
          </table:table-cell>
          <table:table-cell office:value-type="float" office:value="0">
            <text:p>0</text:p>
          </table:table-cell>
          <table:table-cell table:formula="of:=IF([.G487]=1;[.D48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WW</text:p>
          </table:table-cell>
          <table:table-cell office:value-type="string">
            <text:p>Construction work (45)</text:p>
          </table:table-cell>
          <table:table-cell office:value-type="float" office:value="80240121864.1878">
            <text:p>8.02E+10</text:p>
          </table:table-cell>
          <table:table-cell office:value-type="float" office:value="37315813.3701237">
            <text:p>3.73E+07</text:p>
          </table:table-cell>
          <table:table-cell office:value-type="float" office:value="10943876.5679023">
            <text:p>1.09E+07</text:p>
          </table:table-cell>
          <table:table-cell office:value-type="float" office:value="0">
            <text:p>0</text:p>
          </table:table-cell>
          <table:table-cell table:formula="of:=IF([.G488]=1;[.D48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WW</text:p>
          </table:table-cell>
          <table:table-cell office:value-type="string">
            <text:p>Sale, maintenance, repair of motor vehicles, motor vehicles parts, motorcycles, motor cycles parts and accessoiries</text:p>
          </table:table-cell>
          <table:table-cell office:value-type="float" office:value="25372161790.2649">
            <text:p>2.54E+10</text:p>
          </table:table-cell>
          <table:table-cell office:value-type="float" office:value="6895180.74516874">
            <text:p>6.90E+06</text:p>
          </table:table-cell>
          <table:table-cell office:value-type="float" office:value="3595702.65496302">
            <text:p>3.60E+06</text:p>
          </table:table-cell>
          <table:table-cell office:value-type="float" office:value="0">
            <text:p>0</text:p>
          </table:table-cell>
          <table:table-cell table:formula="of:=IF([.G489]=1;[.D48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WW</text:p>
          </table:table-cell>
          <table:table-cell office:value-type="string">
            <text:p>Retail trade services of motor fuel</text:p>
          </table:table-cell>
          <table:table-cell office:value-type="float" office:value="11207529960.3591">
            <text:p>1.12E+10</text:p>
          </table:table-cell>
          <table:table-cell office:value-type="float" office:value="1543530.9929903">
            <text:p>1.54E+06</text:p>
          </table:table-cell>
          <table:table-cell office:value-type="float" office:value="1418046.5357009">
            <text:p>1.42E+06</text:p>
          </table:table-cell>
          <table:table-cell office:value-type="float" office:value="0">
            <text:p>0</text:p>
          </table:table-cell>
          <table:table-cell table:formula="of:=IF([.G490]=1;[.D49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WW</text:p>
          </table:table-cell>
          <table:table-cell office:value-type="string">
            <text:p>Wholesale trade and commission trade services, except of motor vehicles and motorcycles (51)</text:p>
          </table:table-cell>
          <table:table-cell office:value-type="float" office:value="63919159029.2629">
            <text:p>6.39E+10</text:p>
          </table:table-cell>
          <table:table-cell office:value-type="float" office:value="28573636.1424662">
            <text:p>2.86E+07</text:p>
          </table:table-cell>
          <table:table-cell office:value-type="float" office:value="12376527.2536877">
            <text:p>1.24E+07</text:p>
          </table:table-cell>
          <table:table-cell office:value-type="float" office:value="0">
            <text:p>0</text:p>
          </table:table-cell>
          <table:table-cell table:formula="of:=IF([.G491]=1;[.D49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WW</text:p>
          </table:table-cell>
          <table:table-cell office:value-type="string">
            <text:p>Retail <text:s/>trade services, except of motor vehicles and motorcycles; repair services of personal and household goods (52)</text:p>
          </table:table-cell>
          <table:table-cell office:value-type="float" office:value="91535909525.2015">
            <text:p>9.15E+10</text:p>
          </table:table-cell>
          <table:table-cell office:value-type="float" office:value="81051751.1390117">
            <text:p>8.11E+07</text:p>
          </table:table-cell>
          <table:table-cell office:value-type="float" office:value="11489909.4604995">
            <text:p>1.15E+07</text:p>
          </table:table-cell>
          <table:table-cell office:value-type="float" office:value="0">
            <text:p>0</text:p>
          </table:table-cell>
          <table:table-cell table:formula="of:=IF([.G492]=1;[.D49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WW</text:p>
          </table:table-cell>
          <table:table-cell office:value-type="string">
            <text:p>Hotel and restaurant services (55)</text:p>
          </table:table-cell>
          <table:table-cell office:value-type="float" office:value="25076998519.7492">
            <text:p>2.51E+10</text:p>
          </table:table-cell>
          <table:table-cell office:value-type="float" office:value="14296536.3438086">
            <text:p>1.43E+07</text:p>
          </table:table-cell>
          <table:table-cell office:value-type="float" office:value="2016337.48471153">
            <text:p>2.02E+06</text:p>
          </table:table-cell>
          <table:table-cell office:value-type="float" office:value="0">
            <text:p>0</text:p>
          </table:table-cell>
          <table:table-cell table:formula="of:=IF([.G493]=1;[.D49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WW</text:p>
          </table:table-cell>
          <table:table-cell office:value-type="string">
            <text:p>Railway transportation services</text:p>
          </table:table-cell>
          <table:table-cell office:value-type="float" office:value="16951928755.7417">
            <text:p>1.70E+10</text:p>
          </table:table-cell>
          <table:table-cell office:value-type="float" office:value="1208098.22190934">
            <text:p>1.21E+06</text:p>
          </table:table-cell>
          <table:table-cell office:value-type="float" office:value="3130495.73397498">
            <text:p>3.13E+06</text:p>
          </table:table-cell>
          <table:table-cell office:value-type="float" office:value="0">
            <text:p>0</text:p>
          </table:table-cell>
          <table:table-cell table:formula="of:=IF([.G494]=1;[.D49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WW</text:p>
          </table:table-cell>
          <table:table-cell office:value-type="string">
            <text:p>Other land transportation services</text:p>
          </table:table-cell>
          <table:table-cell office:value-type="float" office:value="26159132993.4983">
            <text:p>2.62E+10</text:p>
          </table:table-cell>
          <table:table-cell office:value-type="float" office:value="22579532.3422692">
            <text:p>2.26E+07</text:p>
          </table:table-cell>
          <table:table-cell office:value-type="float" office:value="19232379.8015371">
            <text:p>1.92E+07</text:p>
          </table:table-cell>
          <table:table-cell office:value-type="float" office:value="0">
            <text:p>0</text:p>
          </table:table-cell>
          <table:table-cell table:formula="of:=IF([.G495]=1;[.D49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WW</text:p>
          </table:table-cell>
          <table:table-cell office:value-type="string">
            <text:p>Transportation services via pipelines</text:p>
          </table:table-cell>
          <table:table-cell office:value-type="float" office:value="44888990112.0327">
            <text:p>4.49E+10</text:p>
          </table:table-cell>
          <table:table-cell office:value-type="float" office:value="14289534.6152823">
            <text:p>1.43E+07</text:p>
          </table:table-cell>
          <table:table-cell office:value-type="float" office:value="3106899.27340106">
            <text:p>3.11E+06</text:p>
          </table:table-cell>
          <table:table-cell office:value-type="float" office:value="0">
            <text:p>0</text:p>
          </table:table-cell>
          <table:table-cell table:formula="of:=IF([.G496]=1;[.D49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WW</text:p>
          </table:table-cell>
          <table:table-cell office:value-type="string">
            <text:p>Sea and coastal water transportation services</text:p>
          </table:table-cell>
          <table:table-cell office:value-type="float" office:value="254000928110.018">
            <text:p>2.54E+11</text:p>
          </table:table-cell>
          <table:table-cell office:value-type="float" office:value="13616817.9089521">
            <text:p>1.36E+07</text:p>
          </table:table-cell>
          <table:table-cell office:value-type="float" office:value="11736880.273396">
            <text:p>1.17E+07</text:p>
          </table:table-cell>
          <table:table-cell office:value-type="float" office:value="0">
            <text:p>0</text:p>
          </table:table-cell>
          <table:table-cell table:formula="of:=IF([.G497]=1;[.D49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WW</text:p>
          </table:table-cell>
          <table:table-cell office:value-type="string">
            <text:p>Inland water transportation services</text:p>
          </table:table-cell>
          <table:table-cell office:value-type="float" office:value="23414293926.2211">
            <text:p>2.34E+10</text:p>
          </table:table-cell>
          <table:table-cell office:value-type="float" office:value="2042751.99087692">
            <text:p>2.04E+06</text:p>
          </table:table-cell>
          <table:table-cell office:value-type="float" office:value="2594631.97487358">
            <text:p>2.59E+06</text:p>
          </table:table-cell>
          <table:table-cell office:value-type="float" office:value="0">
            <text:p>0</text:p>
          </table:table-cell>
          <table:table-cell table:formula="of:=IF([.G498]=1;[.D49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WW</text:p>
          </table:table-cell>
          <table:table-cell office:value-type="string">
            <text:p>Air transport services (62)</text:p>
          </table:table-cell>
          <table:table-cell office:value-type="float" office:value="265385227070.054">
            <text:p>2.65E+11</text:p>
          </table:table-cell>
          <table:table-cell office:value-type="float" office:value="10729167.7492986">
            <text:p>1.07E+07</text:p>
          </table:table-cell>
          <table:table-cell office:value-type="float" office:value="4067343.73110264">
            <text:p>4.07E+06</text:p>
          </table:table-cell>
          <table:table-cell office:value-type="float" office:value="0">
            <text:p>0</text:p>
          </table:table-cell>
          <table:table-cell table:formula="of:=IF([.G499]=1;[.D49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WW</text:p>
          </table:table-cell>
          <table:table-cell office:value-type="string">
            <text:p>Supporting and auxiliary transport services; travel agency services (63)</text:p>
          </table:table-cell>
          <table:table-cell office:value-type="float" office:value="93953930242.0667">
            <text:p>9.40E+10</text:p>
          </table:table-cell>
          <table:table-cell office:value-type="float" office:value="10536523.444295">
            <text:p>1.05E+07</text:p>
          </table:table-cell>
          <table:table-cell office:value-type="float" office:value="17220974.5592263">
            <text:p>1.72E+07</text:p>
          </table:table-cell>
          <table:table-cell office:value-type="float" office:value="0">
            <text:p>0</text:p>
          </table:table-cell>
          <table:table-cell table:formula="of:=IF([.G500]=1;[.D50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WW</text:p>
          </table:table-cell>
          <table:table-cell office:value-type="string">
            <text:p>Post and telecommunication services (64)</text:p>
          </table:table-cell>
          <table:table-cell office:value-type="float" office:value="68550356119.9586">
            <text:p>6.86E+10</text:p>
          </table:table-cell>
          <table:table-cell office:value-type="float" office:value="14372643.8636901">
            <text:p>1.44E+07</text:p>
          </table:table-cell>
          <table:table-cell office:value-type="float" office:value="16561764.4210742">
            <text:p>1.66E+07</text:p>
          </table:table-cell>
          <table:table-cell office:value-type="float" office:value="0">
            <text:p>0</text:p>
          </table:table-cell>
          <table:table-cell table:formula="of:=IF([.G501]=1;[.D50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WW</text:p>
          </table:table-cell>
          <table:table-cell office:value-type="string">
            <text:p>Financial intermediation services, except insurance and pension funding services (65)</text:p>
          </table:table-cell>
          <table:table-cell office:value-type="float" office:value="3864603379.13325">
            <text:p>3.86E+09</text:p>
          </table:table-cell>
          <table:table-cell office:value-type="float" office:value="4021002.64459324">
            <text:p>4.02E+06</text:p>
          </table:table-cell>
          <table:table-cell office:value-type="float" office:value="410802.626063078">
            <text:p>4.11E+05</text:p>
          </table:table-cell>
          <table:table-cell office:value-type="float" office:value="0">
            <text:p>0</text:p>
          </table:table-cell>
          <table:table-cell table:formula="of:=IF([.G502]=1;[.D50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WW</text:p>
          </table:table-cell>
          <table:table-cell office:value-type="string">
            <text:p>Insurance and pension funding services, except compulsory social security services (66)</text:p>
          </table:table-cell>
          <table:table-cell office:value-type="float" office:value="10930091343.9369">
            <text:p>1.09E+10</text:p>
          </table:table-cell>
          <table:table-cell office:value-type="float" office:value="2998236.66816774">
            <text:p>3.00E+06</text:p>
          </table:table-cell>
          <table:table-cell office:value-type="float" office:value="1363643.50246948">
            <text:p>1.36E+06</text:p>
          </table:table-cell>
          <table:table-cell office:value-type="float" office:value="0">
            <text:p>0</text:p>
          </table:table-cell>
          <table:table-cell table:formula="of:=IF([.G503]=1;[.D50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WW</text:p>
          </table:table-cell>
          <table:table-cell office:value-type="string">
            <text:p>Services auxiliary to financial intermediation (67)</text:p>
          </table:table-cell>
          <table:table-cell office:value-type="float" office:value="1238036589.53816">
            <text:p>1.24E+09</text:p>
          </table:table-cell>
          <table:table-cell office:value-type="float" office:value="906256.779009793">
            <text:p>9.06E+05</text:p>
          </table:table-cell>
          <table:table-cell office:value-type="float" office:value="154490.575288172">
            <text:p>1.54E+05</text:p>
          </table:table-cell>
          <table:table-cell office:value-type="float" office:value="0">
            <text:p>0</text:p>
          </table:table-cell>
          <table:table-cell table:formula="of:=IF([.G504]=1;[.D50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WW</text:p>
          </table:table-cell>
          <table:table-cell office:value-type="string">
            <text:p>Real estate services (70)</text:p>
          </table:table-cell>
          <table:table-cell office:value-type="float" office:value="10353364543.7472">
            <text:p>1.04E+10</text:p>
          </table:table-cell>
          <table:table-cell office:value-type="float" office:value="9155908.21864842">
            <text:p>9.16E+06</text:p>
          </table:table-cell>
          <table:table-cell office:value-type="float" office:value="921312.944377102">
            <text:p>9.21E+05</text:p>
          </table:table-cell>
          <table:table-cell office:value-type="float" office:value="0">
            <text:p>0</text:p>
          </table:table-cell>
          <table:table-cell table:formula="of:=IF([.G505]=1;[.D50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WW</text:p>
          </table:table-cell>
          <table:table-cell office:value-type="string">
            <text:p>Renting services of machinery and equipment without operator and of personal and household goods (71)</text:p>
          </table:table-cell>
          <table:table-cell office:value-type="float" office:value="13462082175.9937">
            <text:p>1.35E+10</text:p>
          </table:table-cell>
          <table:table-cell office:value-type="float" office:value="10535836.9026202">
            <text:p>1.05E+07</text:p>
          </table:table-cell>
          <table:table-cell office:value-type="float" office:value="1387150.40869727">
            <text:p>1.39E+06</text:p>
          </table:table-cell>
          <table:table-cell office:value-type="float" office:value="0">
            <text:p>0</text:p>
          </table:table-cell>
          <table:table-cell table:formula="of:=IF([.G506]=1;[.D50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WW</text:p>
          </table:table-cell>
          <table:table-cell office:value-type="string">
            <text:p>Computer and related services (72)</text:p>
          </table:table-cell>
          <table:table-cell office:value-type="float" office:value="2916586992.34795">
            <text:p>2.92E+09</text:p>
          </table:table-cell>
          <table:table-cell office:value-type="float" office:value="2100908.41660957">
            <text:p>2.10E+06</text:p>
          </table:table-cell>
          <table:table-cell office:value-type="float" office:value="266798.709710117">
            <text:p>2.67E+05</text:p>
          </table:table-cell>
          <table:table-cell office:value-type="float" office:value="0">
            <text:p>0</text:p>
          </table:table-cell>
          <table:table-cell table:formula="of:=IF([.G507]=1;[.D50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WW</text:p>
          </table:table-cell>
          <table:table-cell office:value-type="string">
            <text:p>Research and development services (73)</text:p>
          </table:table-cell>
          <table:table-cell office:value-type="float" office:value="1428555518.34273">
            <text:p>1.43E+09</text:p>
          </table:table-cell>
          <table:table-cell office:value-type="float" office:value="800456.538977591">
            <text:p>8.00E+05</text:p>
          </table:table-cell>
          <table:table-cell office:value-type="float" office:value="149006.102164944">
            <text:p>1.49E+05</text:p>
          </table:table-cell>
          <table:table-cell office:value-type="float" office:value="0">
            <text:p>0</text:p>
          </table:table-cell>
          <table:table-cell table:formula="of:=IF([.G508]=1;[.D50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WW</text:p>
          </table:table-cell>
          <table:table-cell office:value-type="string">
            <text:p>Other business services (74)</text:p>
          </table:table-cell>
          <table:table-cell office:value-type="float" office:value="81878711865.7122">
            <text:p>8.19E+10</text:p>
          </table:table-cell>
          <table:table-cell office:value-type="float" office:value="65807338.5440351">
            <text:p>6.58E+07</text:p>
          </table:table-cell>
          <table:table-cell office:value-type="float" office:value="8538872.82311428">
            <text:p>8.54E+06</text:p>
          </table:table-cell>
          <table:table-cell office:value-type="float" office:value="0">
            <text:p>0</text:p>
          </table:table-cell>
          <table:table-cell table:formula="of:=IF([.G509]=1;[.D50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WW</text:p>
          </table:table-cell>
          <table:table-cell office:value-type="string">
            <text:p>Public administration and defence services; compulsory social security services (75)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10]=1;[.D51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WW</text:p>
          </table:table-cell>
          <table:table-cell office:value-type="string">
            <text:p>Education services (80)</text:p>
          </table:table-cell>
          <table:table-cell office:value-type="float" office:value="1676495900.32392">
            <text:p>1.68E+09</text:p>
          </table:table-cell>
          <table:table-cell office:value-type="float" office:value="1269621.0735189">
            <text:p>1.27E+06</text:p>
          </table:table-cell>
          <table:table-cell office:value-type="float" office:value="233383.648906645">
            <text:p>2.33E+05</text:p>
          </table:table-cell>
          <table:table-cell office:value-type="float" office:value="0">
            <text:p>0</text:p>
          </table:table-cell>
          <table:table-cell table:formula="of:=IF([.G511]=1;[.D51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WW</text:p>
          </table:table-cell>
          <table:table-cell office:value-type="string">
            <text:p>Health and social work services (85)</text:p>
          </table:table-cell>
          <table:table-cell office:value-type="float" office:value="10176888510.8788">
            <text:p>1.02E+10</text:p>
          </table:table-cell>
          <table:table-cell office:value-type="float" office:value="7624357.97452832">
            <text:p>7.62E+06</text:p>
          </table:table-cell>
          <table:table-cell office:value-type="float" office:value="896848.391432632">
            <text:p>8.97E+05</text:p>
          </table:table-cell>
          <table:table-cell office:value-type="float" office:value="0">
            <text:p>0</text:p>
          </table:table-cell>
          <table:table-cell table:formula="of:=IF([.G512]=1;[.D51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WW</text:p>
          </table:table-cell>
          <table:table-cell office:value-type="string">
            <text:p>Collection and treatment services of sewage</text:p>
          </table:table-cell>
          <table:table-cell office:value-type="float" office:value="553605352.722028">
            <text:p>5.54E+08</text:p>
          </table:table-cell>
          <table:table-cell office:value-type="float" office:value="274854.401038732">
            <text:p>2.75E+05</text:p>
          </table:table-cell>
          <table:table-cell office:value-type="float" office:value="67281.9446590459">
            <text:p>6.73E+04</text:p>
          </table:table-cell>
          <table:table-cell office:value-type="float" office:value="0">
            <text:p>0</text:p>
          </table:table-cell>
          <table:table-cell table:formula="of:=IF([.G513]=1;[.D51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WW</text:p>
          </table:table-cell>
          <table:table-cell office:value-type="string">
            <text:p>Collection of waste</text:p>
          </table:table-cell>
          <table:table-cell office:value-type="float" office:value="8438450799.87589">
            <text:p>8.44E+09</text:p>
          </table:table-cell>
          <table:table-cell office:value-type="float" office:value="4815167.43135842">
            <text:p>4.82E+06</text:p>
          </table:table-cell>
          <table:table-cell office:value-type="float" office:value="1196042.38182918">
            <text:p>1.20E+06</text:p>
          </table:table-cell>
          <table:table-cell office:value-type="float" office:value="0">
            <text:p>0</text:p>
          </table:table-cell>
          <table:table-cell table:formula="of:=IF([.G514]=1;[.D51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WW</text:p>
          </table:table-cell>
          <table:table-cell office:value-type="string">
            <text:p>Incineration of waste</text:p>
          </table:table-cell>
          <table:table-cell office:value-type="float" office:value="1992168717.44104">
            <text:p>1.99E+09</text:p>
          </table:table-cell>
          <table:table-cell office:value-type="float" office:value="1114011.68849422">
            <text:p>1.11E+06</text:p>
          </table:table-cell>
          <table:table-cell office:value-type="float" office:value="270693.874226437">
            <text:p>2.71E+05</text:p>
          </table:table-cell>
          <table:table-cell office:value-type="float" office:value="0">
            <text:p>0</text:p>
          </table:table-cell>
          <table:table-cell table:formula="of:=IF([.G515]=1;[.D51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WW</text:p>
          </table:table-cell>
          <table:table-cell office:value-type="string">
            <text:p>Landfill of waste</text:p>
          </table:table-cell>
          <table:table-cell office:value-type="float" office:value="1986175447.09013">
            <text:p>1.99E+09</text:p>
          </table:table-cell>
          <table:table-cell office:value-type="float" office:value="32728705393.2098">
            <text:p>3.27E+10</text:p>
          </table:table-cell>
          <table:table-cell office:value-type="float" office:value="270601.752721272">
            <text:p>2.71E+05</text:p>
          </table:table-cell>
          <table:table-cell office:value-type="float" office:value="0">
            <text:p>0</text:p>
          </table:table-cell>
          <table:table-cell table:formula="of:=IF([.G516]=1;[.D51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WW</text:p>
          </table:table-cell>
          <table:table-cell office:value-type="string">
            <text:p>Sanitation, remediation and similar services</text:p>
          </table:table-cell>
          <table:table-cell office:value-type="float" office:value="4459081869.18145">
            <text:p>4.46E+09</text:p>
          </table:table-cell>
          <table:table-cell office:value-type="float" office:value="2484762.76862646">
            <text:p>2.48E+06</text:p>
          </table:table-cell>
          <table:table-cell office:value-type="float" office:value="628951.408626825">
            <text:p>6.29E+05</text:p>
          </table:table-cell>
          <table:table-cell office:value-type="float" office:value="0">
            <text:p>0</text:p>
          </table:table-cell>
          <table:table-cell table:formula="of:=IF([.G517]=1;[.D51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WW</text:p>
          </table:table-cell>
          <table:table-cell office:value-type="string">
            <text:p>Membership organisation services n.e.c. (91)</text:p>
          </table:table-cell>
          <table:table-cell office:value-type="float" office:value="15865790849.6585">
            <text:p>1.59E+10</text:p>
          </table:table-cell>
          <table:table-cell office:value-type="float" office:value="10674006.1769075">
            <text:p>1.07E+07</text:p>
          </table:table-cell>
          <table:table-cell office:value-type="float" office:value="2009480.44376304">
            <text:p>2.01E+06</text:p>
          </table:table-cell>
          <table:table-cell office:value-type="float" office:value="0">
            <text:p>0</text:p>
          </table:table-cell>
          <table:table-cell table:formula="of:=IF([.G518]=1;[.D51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WW</text:p>
          </table:table-cell>
          <table:table-cell office:value-type="string">
            <text:p>Recreational, cultural and sporting services (92)</text:p>
          </table:table-cell>
          <table:table-cell office:value-type="float" office:value="40789062199.164">
            <text:p>4.08E+10</text:p>
          </table:table-cell>
          <table:table-cell office:value-type="float" office:value="31562540.0325256">
            <text:p>3.16E+07</text:p>
          </table:table-cell>
          <table:table-cell office:value-type="float" office:value="5005937.72857017">
            <text:p>5.01E+06</text:p>
          </table:table-cell>
          <table:table-cell office:value-type="float" office:value="0">
            <text:p>0</text:p>
          </table:table-cell>
          <table:table-cell table:formula="of:=IF([.G519]=1;[.D51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WW</text:p>
          </table:table-cell>
          <table:table-cell office:value-type="string">
            <text:p>Other services (93)</text:p>
          </table:table-cell>
          <table:table-cell office:value-type="float" office:value="14166683259.1765">
            <text:p>1.42E+10</text:p>
          </table:table-cell>
          <table:table-cell office:value-type="float" office:value="11238858.3352953">
            <text:p>1.12E+07</text:p>
          </table:table-cell>
          <table:table-cell office:value-type="float" office:value="1651792.29979268">
            <text:p>1.65E+06</text:p>
          </table:table-cell>
          <table:table-cell office:value-type="float" office:value="0">
            <text:p>0</text:p>
          </table:table-cell>
          <table:table-cell table:formula="of:=IF([.G520]=1;[.D52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WW</text:p>
          </table:table-cell>
          <table:table-cell office:value-type="string">
            <text:p>Private households with employed persons (95)</text:p>
          </table:table-cell>
          <table:table-cell office:value-type="float" office:value="1339440319.87843">
            <text:p>1.34E+09</text:p>
          </table:table-cell>
          <table:table-cell office:value-type="float" office:value="932869.143192233">
            <text:p>9.33E+05</text:p>
          </table:table-cell>
          <table:table-cell office:value-type="float" office:value="131337.714524761">
            <text:p>1.31E+05</text:p>
          </table:table-cell>
          <table:table-cell office:value-type="float" office:value="0">
            <text:p>0</text:p>
          </table:table-cell>
          <table:table-cell table:formula="of:=IF([.G521]=1;[.D52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WW</text:p>
          </table:table-cell>
          <table:table-cell office:value-type="string">
            <text:p>Extra-territorial organizations and bodi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2]=1;[.D52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EU</text:p>
          </table:table-cell>
          <table:table-cell office:value-type="string">
            <text:p>Final consumption expenditure by households</text:p>
          </table:table-cell>
          <table:table-cell office:value-type="float" office:value="852127469745.687">
            <text:p>8.52E+11</text:p>
          </table:table-cell>
          <table:table-cell office:value-type="float" office:value="1260492375.20654">
            <text:p>1.26E+09</text:p>
          </table:table-cell>
          <table:table-cell office:value-type="float" office:value="239080841.737377">
            <text:p>2.39E+08</text:p>
          </table:table-cell>
          <table:table-cell office:value-type="float" office:value="0">
            <text:p>0</text:p>
          </table:table-cell>
          <table:table-cell table:formula="of:=IF([.G523]=1;[.D52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EU</text:p>
          </table:table-cell>
          <table:table-cell office:value-type="string">
            <text:p>Final consumption expenditure by non-profit organisations serving households (NPISH)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4]=1;[.D52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EU</text:p>
          </table:table-cell>
          <table:table-cell office:value-type="string">
            <text:p>Final consumption expenditure by governmen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5]=1;[.D52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EU</text:p>
          </table:table-cell>
          <table:table-cell office:value-type="string">
            <text:p>Gross fixed capital formation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6]=1;[.D52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EU</text:p>
          </table:table-cell>
          <table:table-cell office:value-type="string">
            <text:p>Changes in inventori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7]=1;[.D52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EU</text:p>
          </table:table-cell>
          <table:table-cell office:value-type="string">
            <text:p>Changes in valuabl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8]=1;[.D52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EU</text:p>
          </table:table-cell>
          <table:table-cell office:value-type="string">
            <text:p>Expor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29]=1;[.D52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HI</text:p>
          </table:table-cell>
          <table:table-cell office:value-type="string">
            <text:p>Final consumption expenditure by households</text:p>
          </table:table-cell>
          <table:table-cell office:value-type="float" office:value="839830623408.51">
            <text:p>8.40E+11</text:p>
          </table:table-cell>
          <table:table-cell office:value-type="float" office:value="1655649226.01487">
            <text:p>1.66E+09</text:p>
          </table:table-cell>
          <table:table-cell office:value-type="float" office:value="250709325.819194">
            <text:p>2.51E+08</text:p>
          </table:table-cell>
          <table:table-cell office:value-type="float" office:value="0">
            <text:p>0</text:p>
          </table:table-cell>
          <table:table-cell table:formula="of:=IF([.G530]=1;[.D53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HI</text:p>
          </table:table-cell>
          <table:table-cell office:value-type="string">
            <text:p>Final consumption expenditure by non-profit organisations serving households (NPISH)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1]=1;[.D53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HI</text:p>
          </table:table-cell>
          <table:table-cell office:value-type="string">
            <text:p>Final consumption expenditure by governmen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2]=1;[.D53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HI</text:p>
          </table:table-cell>
          <table:table-cell office:value-type="string">
            <text:p>Gross fixed capital formation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3]=1;[.D53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HI</text:p>
          </table:table-cell>
          <table:table-cell office:value-type="string">
            <text:p>Changes in inventories</text:p>
          </table:table-cell>
          <table:table-cell table:number-columns-repeated="3" office:value-type="float" office:value="-0">
            <text:p>-0.00E+00</text:p>
          </table:table-cell>
          <table:table-cell office:value-type="float" office:value="0">
            <text:p>0</text:p>
          </table:table-cell>
          <table:table-cell table:formula="of:=IF([.G534]=1;[.D53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HI</text:p>
          </table:table-cell>
          <table:table-cell office:value-type="string">
            <text:p>Changes in valuabl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5]=1;[.D53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HI</text:p>
          </table:table-cell>
          <table:table-cell office:value-type="string">
            <text:p>Expor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6]=1;[.D53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BX</text:p>
          </table:table-cell>
          <table:table-cell office:value-type="string">
            <text:p>Final consumption expenditure by households</text:p>
          </table:table-cell>
          <table:table-cell office:value-type="float" office:value="2671572798360.94">
            <text:p>2.67E+12</text:p>
          </table:table-cell>
          <table:table-cell office:value-type="float" office:value="7848750891.17607">
            <text:p>7.85E+09</text:p>
          </table:table-cell>
          <table:table-cell office:value-type="float" office:value="952896060.995765">
            <text:p>9.53E+08</text:p>
          </table:table-cell>
          <table:table-cell office:value-type="float" office:value="0">
            <text:p>0</text:p>
          </table:table-cell>
          <table:table-cell table:formula="of:=IF([.G537]=1;[.D53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BX</text:p>
          </table:table-cell>
          <table:table-cell office:value-type="string">
            <text:p>Final consumption expenditure by non-profit organisations serving households (NPISH)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8]=1;[.D53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BX</text:p>
          </table:table-cell>
          <table:table-cell office:value-type="string">
            <text:p>Final consumption expenditure by governmen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39]=1;[.D53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BX</text:p>
          </table:table-cell>
          <table:table-cell office:value-type="string">
            <text:p>Gross fixed capital formation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0]=1;[.D54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BX</text:p>
          </table:table-cell>
          <table:table-cell office:value-type="string">
            <text:p>Changes in inventories</text:p>
          </table:table-cell>
          <table:table-cell table:number-columns-repeated="3" office:value-type="float" office:value="-0">
            <text:p>-0.00E+00</text:p>
          </table:table-cell>
          <table:table-cell office:value-type="float" office:value="0">
            <text:p>0</text:p>
          </table:table-cell>
          <table:table-cell table:formula="of:=IF([.G541]=1;[.D541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BX</text:p>
          </table:table-cell>
          <table:table-cell office:value-type="string">
            <text:p>Changes in valuabl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2]=1;[.D542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BX</text:p>
          </table:table-cell>
          <table:table-cell office:value-type="string">
            <text:p>Expor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3]=1;[.D543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WW</text:p>
          </table:table-cell>
          <table:table-cell office:value-type="string">
            <text:p>Final consumption expenditure by households</text:p>
          </table:table-cell>
          <table:table-cell office:value-type="float" office:value="2102464318503.39">
            <text:p>2.10E+12</text:p>
          </table:table-cell>
          <table:table-cell office:value-type="float" office:value="2947478463.90933">
            <text:p>2.95E+09</text:p>
          </table:table-cell>
          <table:table-cell office:value-type="float" office:value="343189938.819251">
            <text:p>3.43E+08</text:p>
          </table:table-cell>
          <table:table-cell office:value-type="float" office:value="0">
            <text:p>0</text:p>
          </table:table-cell>
          <table:table-cell table:formula="of:=IF([.G544]=1;[.D544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WW</text:p>
          </table:table-cell>
          <table:table-cell office:value-type="string">
            <text:p>Final consumption expenditure by non-profit organisations serving households (NPISH)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5]=1;[.D545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WW</text:p>
          </table:table-cell>
          <table:table-cell office:value-type="string">
            <text:p>Final consumption expenditure by governmen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6]=1;[.D546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WW</text:p>
          </table:table-cell>
          <table:table-cell office:value-type="string">
            <text:p>Gross fixed capital formation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7]=1;[.D547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WW</text:p>
          </table:table-cell>
          <table:table-cell office:value-type="string">
            <text:p>Changes in inventori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8]=1;[.D548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WW</text:p>
          </table:table-cell>
          <table:table-cell office:value-type="string">
            <text:p>Changes in valuables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49]=1;[.D549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WW</text:p>
          </table:table-cell>
          <table:table-cell office:value-type="string">
            <text:p>Export</text:p>
          </table:table-cell>
          <table:table-cell table:number-columns-repeated="3" office:value-type="float" office:value="0">
            <text:p>0.00E+00</text:p>
          </table:table-cell>
          <table:table-cell office:value-type="float" office:value="0">
            <text:p>0</text:p>
          </table:table-cell>
          <table:table-cell table:formula="of:=IF([.G550]=1;[.D550];0)" office:value-type="float" office:value="0">
            <text:p>0</text:p>
          </table:table-cell>
          <table:table-cell table:number-columns-repeated="51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12"/>
        </table:table-row>
        <table:table-row table:style-name="ro1">
          <table:table-cell table:number-columns-repeated="3"/>
          <table:table-cell table:formula="of:=SUM([.D7:.D550])" office:value-type="float" office:value="51386670318585.8">
            <text:p>5.14E+13</text:p>
          </table:table-cell>
          <table:table-cell table:style-name="Default" table:number-columns-repeated="2"/>
          <table:table-cell/>
          <table:table-cell table:style-name="ce1" table:formula="of:=SUM([.H7:.H550])" office:value-type="float" office:value="10693347251936.9">
            <text:p>1.07E+13</text:p>
          </table:table-cell>
          <table:table-cell table:style-name="ce1" table:formula="of:=0.8*[.H552]" office:value-type="float" office:value="8554677801549.52">
            <text:p>8.55E+12</text:p>
          </table:table-cell>
          <table:table-cell table:number-columns-repeated="50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1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2" table:formula="of:=[.I552]/[.D552]" office:value-type="float" office:value="0.166476593025243">
            <text:p>0.17</text:p>
          </table:table-cell>
          <table:table-cell table:number-columns-repeated="5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5T12:04:38</dc:date>
    <meta:document-statistic meta:table-count="1" meta:cell-count="4368" meta:object-count="0"/>
    <meta:generator>LibreOffice/3.5$Linux_X86_64 LibreOffice_project/350m1$Build-2</meta:generator>
  </office:meta>
</office:document-meta>
</file>